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1.041cm"/>
    </style:style>
    <style:style style:name="表格1.B" style:family="table-column">
      <style:table-column-properties style:column-width="1.009cm"/>
    </style:style>
    <style:style style:name="表格1.C" style:family="table-column">
      <style:table-column-properties style:column-width="2.051cm"/>
    </style:style>
    <style:style style:name="表格1.D" style:family="table-column">
      <style:table-column-properties style:column-width="1.508cm"/>
    </style:style>
    <style:style style:name="表格1.E" style:family="table-column">
      <style:table-column-properties style:column-width="1.693cm"/>
    </style:style>
    <style:style style:name="表格1.F" style:family="table-column">
      <style:table-column-properties style:column-width="2.055cm"/>
    </style:style>
    <style:style style:name="表格1.G" style:family="table-column">
      <style:table-column-properties style:column-width="2.339cm"/>
    </style:style>
    <style:style style:name="表格1.H" style:family="table-column">
      <style:table-column-properties style:column-width="2.341cm"/>
    </style:style>
    <style:style style:name="表格1.I" style:family="table-column">
      <style:table-column-properties style:column-width="2.97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I1" style:family="table-cell">
      <style:table-cell-properties fo:padding="0.097cm" fo:border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I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1.215cm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4.101cm"/>
    </style:style>
    <style:style style:name="表格2.B" style:family="table-column">
      <style:table-column-properties style:column-width="1.508cm"/>
    </style:style>
    <style:style style:name="表格2.C" style:family="table-column">
      <style:table-column-properties style:column-width="1.693cm"/>
    </style:style>
    <style:style style:name="表格2.D" style:family="table-column">
      <style:table-column-properties style:column-width="2.055cm"/>
    </style:style>
    <style:style style:name="表格2.E" style:family="table-column">
      <style:table-column-properties style:column-width="2.339cm"/>
    </style:style>
    <style:style style:name="表格2.F" style:family="table-column">
      <style:table-column-properties style:column-width="2.341cm"/>
    </style:style>
    <style:style style:name="表格2.G" style:family="table-column">
      <style:table-column-properties style:column-width="2.97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G1" style:family="table-cell">
      <style:table-cell-properties fo:padding="0.097cm" fo:border="0.05pt solid #000000"/>
    </style:style>
    <style:style style:name="表格2.B2" style:family="table-cell">
      <style:table-cell-properties fo:padding="0.097cm" fo:border-left="0.05pt solid #000000" fo:border-right="none" fo:border-top="none" fo:border-bottom="0.05pt solid #000000"/>
    </style:style>
    <style:style style:name="表格2.G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29cm" style:rel-column-width="9362*"/>
    </style:style>
    <style:style style:name="表格3.G" style:family="table-column">
      <style:table-column-properties style:column-width="2.429cm" style:rel-column-width="9363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G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429cm" style:rel-column-width="9362*"/>
    </style:style>
    <style:style style:name="表格4.G" style:family="table-column">
      <style:table-column-properties style:column-width="2.429cm" style:rel-column-width="9363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G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2.429cm" style:rel-column-width="9362*"/>
    </style:style>
    <style:style style:name="表格5.G" style:family="table-column">
      <style:table-column-properties style:column-width="2.429cm" style:rel-column-width="9363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G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G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8" style:family="table">
      <style:table-properties style:width="16.293cm" table:align="left"/>
    </style:style>
    <style:style style:name="表格8.A" style:family="table-column">
      <style:table-column-properties style:column-width="0.908cm"/>
    </style:style>
    <style:style style:name="表格8.B" style:family="table-column">
      <style:table-column-properties style:column-width="2.221cm"/>
    </style:style>
    <style:style style:name="表格8.C" style:family="table-column">
      <style:table-column-properties style:column-width="2.066cm"/>
    </style:style>
    <style:style style:name="表格8.D" style:family="table-column">
      <style:table-column-properties style:column-width="1.617cm"/>
    </style:style>
    <style:style style:name="表格8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8.I1" style:family="table-cell">
      <style:table-cell-properties style:vertical-align="middle" fo:padding="0.049cm" fo:border="0.05pt solid #000000"/>
    </style:style>
    <style:style style:name="表格8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8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9" style:family="table">
      <style:table-properties style:width="15.584cm" fo:margin-left="0cm" table:align="left"/>
    </style:style>
    <style:style style:name="表格9.A" style:family="table-column">
      <style:table-column-properties style:column-width="1.679cm"/>
    </style:style>
    <style:style style:name="表格9.B" style:family="table-column">
      <style:table-column-properties style:column-width="2.221cm"/>
    </style:style>
    <style:style style:name="表格9.C" style:family="table-column">
      <style:table-column-properties style:column-width="1.295cm"/>
    </style:style>
    <style:style style:name="表格9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表格9.I1" style:family="table-cell">
      <style:table-cell-properties style:vertical-align="middle" fo:padding="0.049cm" fo:border="0.05pt solid #000000"/>
    </style:style>
    <style:style style:name="表格9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表格9.I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表格6" style:family="table">
      <style:table-properties style:width="17.013cm" fo:margin-left="0cm" table:align="left"/>
    </style:style>
    <style:style style:name="表格6.A" style:family="table-column">
      <style:table-column-properties style:column-width="1.175cm"/>
    </style:style>
    <style:style style:name="表格6.B" style:family="table-column">
      <style:table-column-properties style:column-width="1.187cm"/>
    </style:style>
    <style:style style:name="表格6.C" style:family="table-column">
      <style:table-column-properties style:column-width="1.189cm"/>
    </style:style>
    <style:style style:name="表格6.D" style:family="table-column">
      <style:table-column-properties style:column-width="3.937cm"/>
    </style:style>
    <style:style style:name="表格6.E" style:family="table-column">
      <style:table-column-properties style:column-width="1.614cm"/>
    </style:style>
    <style:style style:name="表格6.F" style:family="table-column">
      <style:table-column-properties style:column-width="7.911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F1" style:family="table-cell">
      <style:table-cell-properties fo:padding="0.097cm" fo:border="0.05pt solid #000000"/>
    </style:style>
    <style:style style:name="表格6.C2" style:family="table-cell">
      <style:table-cell-properties fo:padding="0.097cm" fo:border-left="0.05pt solid #000000" fo:border-right="none" fo:border-top="none" fo:border-bottom="0.05pt solid #000000"/>
    </style:style>
    <style:style style:name="表格6.F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3.401cm" style:rel-column-width="13107*"/>
    </style:style>
    <style:style style:name="表格7.B" style:family="table-column">
      <style:table-column-properties style:column-width="13.6cm" style:rel-column-width="5242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7.013cm" fo:margin-left="0cm" table:align="left"/>
    </style:style>
    <style:style style:name="表格10.A" style:family="table-column">
      <style:table-column-properties style:column-width="2.699cm"/>
    </style:style>
    <style:style style:name="表格10.B" style:family="table-column">
      <style:table-column-properties style:column-width="3.598cm"/>
    </style:style>
    <style:style style:name="表格10.C" style:family="table-column">
      <style:table-column-properties style:column-width="3.704cm"/>
    </style:style>
    <style:style style:name="表格10.E" style:family="table-column">
      <style:table-column-properties style:column-width="3.307cm"/>
    </style:style>
    <style:style style:name="表格10.A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8.5cm" style:rel-column-width="32767*"/>
    </style:style>
    <style:style style:name="表格11.B" style:family="table-column">
      <style:table-column-properties style:column-width="8.5cm" style:rel-column-width="32768*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2.347cm" fo:margin-left="-0.106cm" fo:margin-top="0cm" fo:margin-bottom="0cm" table:align="left"/>
    </style:style>
    <style:style style:name="表格12.A" style:family="table-column">
      <style:table-column-properties style:column-width="0.566cm"/>
    </style:style>
    <style:style style:name="表格12.B" style:family="table-column">
      <style:table-column-properties style:column-width="1.508cm"/>
    </style:style>
    <style:style style:name="表格12.C" style:family="table-column">
      <style:table-column-properties style:column-width="1.549cm"/>
    </style:style>
    <style:style style:name="表格12.D" style:family="table-column">
      <style:table-column-properties style:column-width="0.778cm"/>
    </style:style>
    <style:style style:name="表格12.E" style:family="table-column">
      <style:table-column-properties style:column-width="1.879cm"/>
    </style:style>
    <style:style style:name="表格12.F" style:family="table-column">
      <style:table-column-properties style:column-width="1.889cm"/>
    </style:style>
    <style:style style:name="表格12.H" style:family="table-column">
      <style:table-column-properties style:column-width="1.706cm"/>
    </style:style>
    <style:style style:name="表格12.I" style:family="table-column">
      <style:table-column-properties style:column-width="1.695cm"/>
    </style:style>
    <style:style style:name="表格12.1" style:family="table-row">
      <style:table-row-properties style:min-row-height="0.896cm" fo:keep-together="auto"/>
    </style:style>
    <style:style style:name="表格12.A1" style:family="table-cell">
      <style:table-cell-properties style:vertical-align="middle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2.I1" style:family="table-cell">
      <style:table-cell-properties style:vertical-align="middle" fo:padding-left="0.049cm" fo:padding-right="0.049cm" fo:padding-top="0cm" fo:padding-bottom="0cm" fo:border="0.05pt solid #000000"/>
    </style:style>
    <style:style style:name="表格12.2" style:family="table-row">
      <style:table-row-properties style:min-row-height="0.49cm" fo:keep-together="auto"/>
    </style:style>
    <style:style style:name="表格1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2.I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表格12.4" style:family="table-row">
      <style:table-row-properties style:min-row-height="0.452cm" fo:keep-together="auto"/>
    </style:style>
    <style:style style:name="表格12.6" style:family="table-row">
      <style:table-row-properties style:min-row-height="0.868cm" fo:keep-together="auto"/>
    </style:style>
    <style:style style:name="表格13" style:family="table">
      <style:table-properties style:width="6.147cm" fo:margin-left="-0.106cm" fo:margin-top="0cm" fo:margin-bottom="0cm" table:align="left"/>
    </style:style>
    <style:style style:name="表格13.A" style:family="table-column">
      <style:table-column-properties style:column-width="3.907cm"/>
    </style:style>
    <style:style style:name="表格13.B" style:family="table-column">
      <style:table-column-properties style:column-width="2.24cm"/>
    </style:style>
    <style:style style:name="表格13.1" style:family="table-row">
      <style:table-row-properties style:min-row-height="0.452cm" fo:keep-together="auto"/>
    </style:style>
    <style:style style:name="表格13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表格13.B1" style:family="table-cell">
      <style:table-cell-properties style:vertical-align="bottom" fo:padding-left="0.049cm" fo:padding-right="0.049cm" fo:padding-top="0cm" fo:padding-bottom="0cm" fo:border="0.05pt solid #000000"/>
    </style:style>
    <style:style style:name="表格13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表格13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line-height="150%" fo:text-align="justify" style:justify-single-word="false"/>
      <style:text-properties style:font-name="FreeSerif1" officeooo:paragraph-rsid="00259252" style:font-name-asian="AR PL UMing TW"/>
    </style:style>
    <style:style style:name="P2" style:family="paragraph" style:parent-style-name="Table_20_Heading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3" style:family="paragraph" style:parent-style-name="Table_20_Heading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4" style:family="paragraph" style:parent-style-name="Table_20_Heading">
      <style:paragraph-properties fo:line-height="150%" fo:text-align="justify" style:justify-single-word="false"/>
      <style:text-properties style:font-name="FreeSerif1" style:font-size-asian="10.5pt"/>
    </style:style>
    <style:style style:name="P5" style:family="paragraph" style:parent-style-name="Table_20_Heading">
      <style:paragraph-properties fo:line-height="150%" fo:text-align="justify" style:justify-single-word="false"/>
      <style:text-properties style:font-name="FreeSerif1" officeooo:paragraph-rsid="002ffb89" style:font-size-asian="10.5pt"/>
    </style:style>
    <style:style style:name="P6" style:family="paragraph" style:parent-style-name="Table_20_Heading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7" style:family="paragraph" style:parent-style-name="Table_20_Heading">
      <style:paragraph-properties fo:text-align="justify" style:justify-single-word="false"/>
      <style:text-properties style:font-name="FreeSerif1" style:font-size-asian="10.5pt"/>
    </style:style>
    <style:style style:name="P8" style:family="paragraph" style:parent-style-name="Table_20_Heading">
      <style:paragraph-properties fo:text-align="justify" style:justify-single-word="false"/>
      <style:text-properties style:font-name="FreeSerif1" officeooo:paragraph-rsid="00322014" style:font-size-asian="10.5pt"/>
    </style:style>
    <style:style style:name="P9" style:family="paragraph" style:parent-style-name="Table_20_Heading">
      <style:paragraph-properties fo:line-height="150%" fo:text-align="justify" style:justify-single-word="false"/>
    </style:style>
    <style:style style:name="P10" style:family="paragraph" style:parent-style-name="Table_20_Heading">
      <style:paragraph-properties fo:line-height="150%" fo:text-align="justify" style:justify-single-word="false"/>
      <style:text-properties officeooo:paragraph-rsid="0026ae96"/>
    </style:style>
    <style:style style:name="P11" style:family="paragraph" style:parent-style-name="Table_20_Heading">
      <style:paragraph-properties fo:line-height="150%" fo:text-align="justify" style:justify-single-word="false"/>
      <style:text-properties officeooo:paragraph-rsid="0027e73c"/>
    </style:style>
    <style:style style:name="P12" style:family="paragraph" style:parent-style-name="Heading_20_1">
      <style:paragraph-properties fo:line-height="150%" fo:text-align="center" style:justify-single-word="false"/>
      <style:text-properties style:font-name="Noto Sans CJK TC Bold" fo:font-size="16pt" fo:font-weight="bold" style:font-name-asian="Noto Sans CJK TC Bold" style:font-size-asian="16pt" style:font-weight-asian="bold" style:font-size-complex="16pt" style:font-weight-complex="bold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line-height="150%" fo:text-align="justify" style:justify-single-word="false"/>
    </style:style>
    <style:style style:name="P15" style:family="paragraph" style:parent-style-name="Heading_20_2">
      <style:paragraph-properties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143ce0" style:font-name-asian="AR PL UMing TW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3e0568" style:font-name-asian="AR PL UMing TW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FreeSerif1" officeooo:rsid="00143ce0" officeooo:paragraph-rsid="005ce325" style:font-name-asian="AR PL UMing TW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b1f3" style:font-name-asian="AR PL UMing TW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FreeSerif1" style:font-name-asian="AR PL UMing TW"/>
    </style:style>
    <style:style style:name="P23" style:family="paragraph" style:parent-style-name="Text_20_body">
      <style:paragraph-properties fo:text-align="end" style:justify-single-word="false"/>
      <style:text-properties style:font-name="FreeSerif1" fo:font-style="italic" style:font-style-asian="italic" style:font-style-complex="italic"/>
    </style:style>
    <style:style style:name="P24" style:family="paragraph" style:parent-style-name="Text_20_body">
      <style:paragraph-properties fo:text-align="end" style:justify-single-word="false"/>
      <style:text-properties style:font-name="FreeSerif1" fo:font-style="italic" officeooo:rsid="005b8d6c" officeooo:paragraph-rsid="005b8d6c" style:font-style-asian="italic" style:font-style-complex="italic"/>
    </style:style>
    <style:style style:name="P25" style:family="paragraph" style:parent-style-name="Text_20_body">
      <style:paragraph-properties fo:line-height="150%" fo:text-align="justify" style:justify-single-word="false"/>
      <style:text-properties officeooo:paragraph-rsid="003dce62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3faed5"/>
    </style:style>
    <style:style style:name="P27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7084a" style:font-name-asian="AR PL UMing TW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FreeSerif1" officeooo:rsid="0017084a" officeooo:paragraph-rsid="001ca54f" style:font-name-asian="AR PL UMing TW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7b1f3" style:font-name-asian="AR PL UMing TW"/>
    </style:style>
    <style:style style:name="P30" style:family="paragraph" style:parent-style-name="Table_20_Contents">
      <style:paragraph-properties fo:line-height="150%" fo:text-align="justify" style:justify-single-word="false"/>
      <style:text-properties style:font-name="FreeSerif1" officeooo:rsid="0017b1f3" officeooo:paragraph-rsid="001ca54f" style:font-name-asian="AR PL UMing TW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FreeSerif1" officeooo:rsid="0017e59a" style:font-name-asian="AR PL UMing TW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7e59a" style:font-name-asian="AR PL UMing TW"/>
    </style:style>
    <style:style style:name="P33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9d92e" style:font-name-asian="AR PL UMing TW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FreeSerif1" officeooo:rsid="0017e59a" officeooo:paragraph-rsid="001ca54f" style:font-name-asian="AR PL UMing TW"/>
    </style:style>
    <style:style style:name="P35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7b1f3" style:font-name-asian="AR PL UMing TW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bbec6" style:font-name-asian="AR PL UMing TW"/>
    </style:style>
    <style:style style:name="P37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19d92e" style:font-name-asian="AR PL UMing TW"/>
    </style:style>
    <style:style style:name="P38" style:family="paragraph" style:parent-style-name="Table_20_Contents">
      <style:paragraph-properties fo:line-height="150%" fo:text-align="justify" style:justify-single-word="false"/>
      <style:text-properties style:font-name="FreeSerif1" officeooo:rsid="0019d92e" officeooo:paragraph-rsid="00259252" style:font-name-asian="AR PL UMing TW"/>
    </style:style>
    <style:style style:name="P39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7e59a" style:font-name-asian="AR PL UMing TW"/>
    </style:style>
    <style:style style:name="P40" style:family="paragraph" style:parent-style-name="Table_20_Contents">
      <style:paragraph-properties fo:line-height="150%" fo:text-align="justify" style:justify-single-word="false"/>
      <style:text-properties style:font-name="FreeSerif1" officeooo:rsid="001b6345" officeooo:paragraph-rsid="001b6345" style:font-name-asian="AR PL UMing TW"/>
    </style:style>
    <style:style style:name="P41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bec6" style:font-name-asian="AR PL UMing TW"/>
    </style:style>
    <style:style style:name="P42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3109b" style:font-name-asian="AR PL UMing TW"/>
    </style:style>
    <style:style style:name="P43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bfc12" style:font-name-asian="AR PL UMing TW"/>
    </style:style>
    <style:style style:name="P44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7e59a" style:font-name-asian="AR PL UMing TW"/>
    </style:style>
    <style:style style:name="P45" style:family="paragraph" style:parent-style-name="Table_20_Contents">
      <style:paragraph-properties fo:line-height="150%" fo:text-align="justify" style:justify-single-word="false"/>
      <style:text-properties style:font-name="FreeSerif1" officeooo:rsid="001bbec6" officeooo:paragraph-rsid="001ca54f" style:font-name-asian="AR PL UMing TW"/>
    </style:style>
    <style:style style:name="P46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3109b" style:font-name-asian="AR PL UMing TW"/>
    </style:style>
    <style:style style:name="P47" style:family="paragraph" style:parent-style-name="Table_20_Contents">
      <style:paragraph-properties fo:line-height="150%" fo:text-align="justify" style:justify-single-word="false"/>
      <style:text-properties style:font-name="FreeSerif1" officeooo:rsid="001bfc12" officeooo:paragraph-rsid="001bfc12" style:font-name-asian="AR PL UMing TW"/>
    </style:style>
    <style:style style:name="P48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ca54f" style:font-name-asian="AR PL UMing TW"/>
    </style:style>
    <style:style style:name="P49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259252" style:font-name-asian="AR PL UMing TW"/>
    </style:style>
    <style:style style:name="P50" style:family="paragraph" style:parent-style-name="Table_20_Contents">
      <style:paragraph-properties fo:line-height="150%" fo:text-align="justify" style:justify-single-word="false"/>
      <style:text-properties style:font-name="FreeSerif1" officeooo:rsid="001ca54f" officeooo:paragraph-rsid="0019d92e" style:font-name-asian="AR PL UMing TW"/>
    </style:style>
    <style:style style:name="P51" style:family="paragraph" style:parent-style-name="Table_20_Contents">
      <style:paragraph-properties fo:line-height="150%" fo:text-align="justify" style:justify-single-word="false"/>
      <style:text-properties style:font-name="FreeSerif1" officeooo:rsid="001e1bcc" officeooo:paragraph-rsid="001e1bcc" style:font-name-asian="AR PL UMing TW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FreeSerif1" officeooo:rsid="001fe9f4" style:font-name-asian="AR PL UMing TW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1fe9f4" style:font-name-asian="AR PL UMing TW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6ae96" style:font-name-asian="AR PL UMing TW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FreeSerif1" officeooo:rsid="001fe9f4" officeooo:paragraph-rsid="0027e73c" style:font-name-asian="AR PL UMing TW"/>
    </style:style>
    <style:style style:name="P56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259252" style:font-name-asian="AR PL UMing TW"/>
    </style:style>
    <style:style style:name="P57" style:family="paragraph" style:parent-style-name="Table_20_Contents">
      <style:paragraph-properties fo:line-height="150%" fo:text-align="justify" style:justify-single-word="false"/>
      <style:text-properties style:font-name="FreeSerif1" officeooo:rsid="00259252" officeooo:paragraph-rsid="001fe9f4" style:font-name-asian="AR PL UMing TW"/>
    </style:style>
    <style:style style:name="P58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6ae96" style:font-name-asian="AR PL UMing TW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27e73c" style:font-name-asian="AR PL UMing TW"/>
    </style:style>
    <style:style style:name="P60" style:family="paragraph" style:parent-style-name="Table_20_Contents">
      <style:paragraph-properties fo:line-height="150%" fo:text-align="justify" style:justify-single-word="false"/>
      <style:text-properties style:font-name="FreeSerif1" officeooo:rsid="0026ae96" officeooo:paragraph-rsid="0019d92e" style:font-name-asian="AR PL UMing TW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style:font-name-asian="AR PL UMing TW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style:font-name-asian="AR PL UMing TW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style:font-name-asian="AR PL UMing TW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style:font-name-asian="AR PL UMing TW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style:font-name-asian="AR PL UMing TW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FreeSerif1" officeooo:rsid="002a90c1" officeooo:paragraph-rsid="002a90c1" style:font-name-asian="AR PL UMing TW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b5149" style:font-name-asian="AR PL UMing TW"/>
    </style:style>
    <style:style style:name="P68" style:family="paragraph" style:parent-style-name="Table_20_Contents">
      <style:paragraph-properties fo:line-height="150%" fo:text-align="justify" style:justify-single-word="false"/>
      <style:text-properties style:font-name="FreeSerif1" officeooo:rsid="002b5149" officeooo:paragraph-rsid="002da1db" style:font-name-asian="AR PL UMing TW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c8472" style:font-name-asian="AR PL UMing TW"/>
    </style:style>
    <style:style style:name="P70" style:family="paragraph" style:parent-style-name="Table_20_Contents">
      <style:paragraph-properties fo:line-height="150%" fo:text-align="justify" style:justify-single-word="false"/>
      <style:text-properties style:font-name="FreeSerif1" officeooo:rsid="002c8472" officeooo:paragraph-rsid="002da1db" style:font-name-asian="AR PL UMing TW"/>
    </style:style>
    <style:style style:name="P71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8797" style:font-name-asian="AR PL UMing TW"/>
    </style:style>
    <style:style style:name="P72" style:family="paragraph" style:parent-style-name="Table_20_Contents">
      <style:paragraph-properties fo:line-height="150%" fo:text-align="justify" style:justify-single-word="false"/>
      <style:text-properties style:font-name="FreeSerif1" officeooo:rsid="002d8797" officeooo:paragraph-rsid="002da1db" style:font-name-asian="AR PL UMing TW"/>
    </style:style>
    <style:style style:name="P73" style:family="paragraph" style:parent-style-name="Table_20_Contents">
      <style:paragraph-properties fo:line-height="150%" fo:text-align="justify" style:justify-single-word="false"/>
      <style:text-properties style:font-name="FreeSerif1" officeooo:rsid="002da1db" officeooo:paragraph-rsid="002da1db" style:font-name-asian="AR PL UMing TW"/>
    </style:style>
    <style:style style:name="P74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2a7cc" style:font-name-asian="AR PL UMing TW"/>
    </style:style>
    <style:style style:name="P75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f5197" style:font-name-asian="AR PL UMing TW"/>
    </style:style>
    <style:style style:name="P76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2def5d" style:font-name-asian="AR PL UMing TW"/>
    </style:style>
    <style:style style:name="P77" style:family="paragraph" style:parent-style-name="Table_20_Contents">
      <style:paragraph-properties fo:line-height="150%" fo:text-align="justify" style:justify-single-word="false"/>
      <style:text-properties style:font-name="FreeSerif1" officeooo:rsid="002def5d" officeooo:paragraph-rsid="003b86c7" style:font-name-asian="AR PL UMing TW"/>
    </style:style>
    <style:style style:name="P78" style:family="paragraph" style:parent-style-name="Table_20_Contents">
      <style:paragraph-properties fo:line-height="150%" fo:text-align="justify" style:justify-single-word="false"/>
      <style:text-properties style:font-name="FreeSerif1" style:font-name-asian="AR PL UMing TW"/>
    </style:style>
    <style:style style:name="P79" style:family="paragraph" style:parent-style-name="Table_20_Contents">
      <style:paragraph-properties fo:line-height="150%" fo:text-align="justify" style:justify-single-word="false"/>
      <style:text-properties style:font-name="FreeSerif1" officeooo:paragraph-rsid="0017e59a" style:font-name-asian="AR PL UMing TW"/>
    </style:style>
    <style:style style:name="P80" style:family="paragraph" style:parent-style-name="Table_20_Contents">
      <style:paragraph-properties fo:line-height="150%" fo:text-align="justify" style:justify-single-word="false"/>
      <style:text-properties style:font-name="FreeSerif1" officeooo:paragraph-rsid="0013109b" style:font-name-asian="AR PL UMing TW"/>
    </style:style>
    <style:style style:name="P81" style:family="paragraph" style:parent-style-name="Table_20_Contents">
      <style:paragraph-properties fo:line-height="150%" fo:text-align="justify" style:justify-single-word="false"/>
      <style:text-properties style:font-name="FreeSerif1" officeooo:paragraph-rsid="001ca54f" style:font-name-asian="AR PL UMing TW"/>
    </style:style>
    <style:style style:name="P82" style:family="paragraph" style:parent-style-name="Table_20_Contents">
      <style:paragraph-properties fo:line-height="150%" fo:text-align="justify" style:justify-single-word="false"/>
      <style:text-properties style:font-name="FreeSerif1" officeooo:paragraph-rsid="0026ae96" style:font-name-asian="AR PL UMing TW"/>
    </style:style>
    <style:style style:name="P83" style:family="paragraph" style:parent-style-name="Table_20_Contents">
      <style:paragraph-properties fo:line-height="150%" fo:text-align="justify" style:justify-single-word="false"/>
      <style:text-properties style:font-name="FreeSerif1" officeooo:paragraph-rsid="0027e73c" style:font-name-asian="AR PL UMing TW"/>
    </style:style>
    <style:style style:name="P84" style:family="paragraph" style:parent-style-name="Table_20_Contents">
      <style:paragraph-properties fo:text-align="start" style:justify-single-word="false"/>
      <style:text-properties style:font-name="FreeSerif1" officeooo:rsid="0032a7cc" officeooo:paragraph-rsid="0032a7cc" style:font-name-asian="AR PL UMing TW"/>
    </style:style>
    <style:style style:name="P85" style:family="paragraph" style:parent-style-name="Table_20_Contents">
      <style:paragraph-properties fo:text-align="start" style:justify-single-word="false"/>
      <style:text-properties style:font-name="FreeSerif1" officeooo:rsid="0032a7cc" officeooo:paragraph-rsid="00351b4d" style:font-name-asian="AR PL UMing TW"/>
    </style:style>
    <style:style style:name="P86" style:family="paragraph" style:parent-style-name="Table_20_Contents">
      <style:paragraph-properties fo:text-align="justify" style:justify-single-word="false"/>
      <style:text-properties style:font-name="FreeSerif1" officeooo:rsid="00351b4d" officeooo:paragraph-rsid="00351b4d" style:font-name-asian="AR PL UMing TW"/>
    </style:style>
    <style:style style:name="P87" style:family="paragraph" style:parent-style-name="Table_20_Contents">
      <style:paragraph-properties fo:text-align="justify" style:justify-single-word="false"/>
      <style:text-properties style:font-name="FreeSerif1" style:font-name-asian="AR PL UMing TW"/>
    </style:style>
    <style:style style:name="P88" style:family="paragraph" style:parent-style-name="Table_20_Contents">
      <style:paragraph-properties fo:text-align="start" style:justify-single-word="false"/>
      <style:text-properties style:font-name="FreeSerif1" style:font-name-asian="AR PL UMing TW"/>
    </style:style>
    <style:style style:name="P89" style:family="paragraph" style:parent-style-name="Table_20_Contents">
      <style:paragraph-properties fo:text-align="start" style:justify-single-word="false"/>
      <style:text-properties style:font-name="FreeSerif1" officeooo:paragraph-rsid="003b86c7" style:font-name-asian="AR PL UMing TW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FreeSerif1" officeooo:rsid="0024ad71" officeooo:paragraph-rsid="001fe9f4" style:font-name-asian="AR PL UMing TW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FreeSerif1" officeooo:rsid="004f9042" officeooo:paragraph-rsid="004f9042" style:font-name-asian="AR PL UMing TW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FreeSerif1" officeooo:rsid="005b3ba3" officeooo:paragraph-rsid="005b3ba3" style:font-name-asian="AR PL UMing TW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#ffffff" style:font-name-asian="AR PL UMing TW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#ffffff" style:font-name-asian="AR PL UMing TW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FreeSerif1" officeooo:rsid="00294a46" officeooo:paragraph-rsid="00294a46" fo:background-color="#ffffff" style:font-name-asian="AR PL UMing TW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e73c" fo:background-color="transparent" style:font-name-asian="AR PL UMing TW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7e73c" fo:background-color="transparent" style:font-name-asian="AR PL UMing TW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FreeSerif1" officeooo:rsid="0027e73c" officeooo:paragraph-rsid="00294a46" fo:background-color="transparent" style:font-name-asian="AR PL UMing TW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FreeSerif1" style:font-size-asian="10.5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FreeSerif1" officeooo:rsid="002ffb89" officeooo:paragraph-rsid="002ffb89" style:font-size-asian="10.5pt"/>
    </style:style>
    <style:style style:name="P101" style:family="paragraph" style:parent-style-name="Table_20_Contents">
      <style:paragraph-properties fo:text-align="justify" style:justify-single-word="false"/>
      <style:text-properties style:font-name="FreeSerif1" style:font-size-asian="10.5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FreeSerif1" officeooo:rsid="005ce325" officeooo:paragraph-rsid="005ce325" style:font-size-asian="10.5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FreeSerif1" officeooo:rsid="00275d5f" officeooo:paragraph-rsid="00275d5f" fo:background-color="#e6ff00" style:font-name-asian="AR PL UMing TW"/>
    </style:style>
    <style:style style:name="P104" style:family="paragraph" style:parent-style-name="Table_20_Contents">
      <style:paragraph-properties fo:text-align="justify" style:justify-single-word="false"/>
      <style:text-properties style:font-name="FreeSans" officeooo:rsid="0032a7cc" officeooo:paragraph-rsid="0032a7cc" style:font-name-asian="Noto Sans CJK TC DemiLight" style:font-size-asian="10.5pt"/>
    </style:style>
    <style:style style:name="P105" style:family="paragraph" style:parent-style-name="Standard">
      <style:paragraph-properties fo:line-height="150%" fo:text-align="justify" style:justify-single-word="false"/>
      <style:text-properties fo:color="#000000" style:font-name="FreeSerif1" officeooo:rsid="0017084a" officeooo:paragraph-rsid="001ca54f" style:font-name-asian="AR PL UMing TW"/>
    </style:style>
    <style:style style:name="P106" style:family="paragraph" style:parent-style-name="Standard">
      <style:paragraph-properties fo:line-height="150%" fo:text-align="justify" style:justify-single-word="false"/>
      <style:text-properties fo:color="#000000" style:font-name="FreeSerif1" officeooo:rsid="001e1bcc" officeooo:paragraph-rsid="001ca54f" style:font-name-asian="AR PL UMing TW"/>
    </style:style>
    <style:style style:name="P107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6ae96" style:font-name-asian="AR PL UMing TW"/>
    </style:style>
    <style:style style:name="P108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7e73c" style:font-name-asian="AR PL UMing TW"/>
    </style:style>
    <style:style style:name="P109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94a46" style:font-name-asian="AR PL UMing TW"/>
    </style:style>
    <style:style style:name="P110" style:family="paragraph" style:parent-style-name="Standard">
      <style:paragraph-properties fo:line-height="150%" fo:text-align="justify" style:justify-single-word="false"/>
      <style:text-properties fo:color="#000000" style:font-name="FreeSerif1" officeooo:rsid="002192d1" officeooo:paragraph-rsid="002192d1" style:font-name-asian="AR PL UMing TW"/>
    </style:style>
    <style:style style:name="P111" style:family="paragraph" style:parent-style-name="Standard">
      <style:paragraph-properties fo:line-height="150%" fo:text-align="start" style:justify-single-word="false"/>
      <style:text-properties fo:color="#000000" style:font-name="FreeSerif1" officeooo:rsid="002192d1" officeooo:paragraph-rsid="0032a7cc" style:font-name-asian="AR PL UMing TW"/>
    </style:style>
    <style:style style:name="P112" style:family="paragraph" style:parent-style-name="Standard">
      <style:paragraph-properties fo:line-height="150%" fo:text-align="justify" style:justify-single-word="false"/>
      <style:text-properties fo:color="#000000" style:font-name="FreeSerif1" officeooo:rsid="002b5149" officeooo:paragraph-rsid="002b5149" style:font-name-asian="AR PL UMing TW"/>
    </style:style>
    <style:style style:name="P113" style:family="paragraph" style:parent-style-name="Standard">
      <style:paragraph-properties fo:line-height="150%" fo:text-align="justify" style:justify-single-word="false"/>
      <style:text-properties fo:color="#000000" style:font-name="FreeSerif1" officeooo:rsid="002c8472" officeooo:paragraph-rsid="002c8472" style:font-name-asian="AR PL UMing TW"/>
    </style:style>
    <style:style style:name="P114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351b4d" style:font-name-asian="AR PL UMing TW"/>
    </style:style>
    <style:style style:name="P115" style:family="paragraph" style:parent-style-name="Standard">
      <style:paragraph-properties fo:line-height="150%" fo:text-align="justify" style:justify-single-word="false"/>
      <style:text-properties fo:color="#000000" style:font-name="FreeSerif1" officeooo:rsid="002e302b" officeooo:paragraph-rsid="002e302b" style:font-name-asian="AR PL UMing TW"/>
    </style:style>
    <style:style style:name="P116" style:family="paragraph" style:parent-style-name="Standard">
      <style:paragraph-properties fo:line-height="150%" fo:text-align="justify" style:justify-single-word="false"/>
      <style:text-properties fo:color="#000000" style:font-name="FreeSerif1" officeooo:rsid="002ffb89" officeooo:paragraph-rsid="002ffb89" style:font-name-asian="AR PL UMing TW"/>
    </style:style>
    <style:style style:name="P117" style:family="paragraph" style:parent-style-name="Standard">
      <style:paragraph-properties fo:line-height="150%" fo:text-align="start" style:justify-single-word="false"/>
      <style:text-properties fo:color="#000000" style:font-name="FreeSerif1" officeooo:rsid="0032a7cc" officeooo:paragraph-rsid="0032a7cc" style:font-name-asian="AR PL UMing TW"/>
    </style:style>
    <style:style style:name="P118" style:family="paragraph" style:parent-style-name="Standard">
      <style:paragraph-properties fo:line-height="150%" fo:text-align="start" style:justify-single-word="false"/>
      <style:text-properties fo:color="#000000" style:font-name="FreeSerif1" officeooo:rsid="003461f6" officeooo:paragraph-rsid="003461f6" style:font-name-asian="AR PL UMing TW"/>
    </style:style>
    <style:style style:name="P119" style:family="paragraph" style:parent-style-name="Standard">
      <style:paragraph-properties fo:line-height="150%" fo:text-align="justify" style:justify-single-word="false"/>
      <style:text-properties fo:color="#000000" style:font-name="FreeSerif1" officeooo:rsid="0037dd76" officeooo:paragraph-rsid="0037dd76" style:font-name-asian="AR PL UMing TW"/>
    </style:style>
    <style:style style:name="P120" style:family="paragraph" style:parent-style-name="Standard">
      <style:paragraph-properties fo:line-height="150%" fo:text-align="justify" style:justify-single-word="false"/>
      <style:text-properties fo:color="#000000" style:font-name="FreeSerif1" officeooo:rsid="00294a46" officeooo:paragraph-rsid="00294a46" style:font-name-asian="AR PL UMing TW"/>
    </style:style>
    <style:style style:name="P121" style:family="paragraph" style:parent-style-name="Standard">
      <style:paragraph-properties fo:line-height="150%" fo:text-align="justify" style:justify-single-word="false"/>
      <style:text-properties fo:color="#000000" style:font-name="FreeSerif1" fo:language="zxx" fo:country="none" officeooo:rsid="002def5d" officeooo:paragraph-rsid="002b5149" style:font-name-asian="AR PL UMing TW" style:language-asian="zxx" style:country-asian="none" style:language-complex="zxx" style:country-complex="none"/>
    </style:style>
    <style:style style:name="P122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461f6" style:font-name-asian="AR PL UMing TW" style:language-asian="zxx" style:country-asian="none" style:language-complex="zxx" style:country-complex="none"/>
    </style:style>
    <style:style style:name="P123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ef5d" officeooo:paragraph-rsid="0032a7cc" style:font-name-asian="AR PL UMing TW" style:language-asian="zxx" style:country-asian="none" style:language-complex="zxx" style:country-complex="none"/>
    </style:style>
    <style:style style:name="P124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da1db" officeooo:paragraph-rsid="0032a7cc" style:font-name-asian="AR PL UMing TW" style:language-asian="zxx" style:country-asian="none" style:language-complex="zxx" style:country-complex="none"/>
    </style:style>
    <style:style style:name="P125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2192d1" officeooo:paragraph-rsid="003461f6" style:font-name-asian="AR PL UMing TW" style:language-asian="zxx" style:country-asian="none" style:language-complex="zxx" style:country-complex="none"/>
    </style:style>
    <style:style style:name="P126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461f6" style:font-name-asian="AR PL UMing TW" style:language-asian="zxx" style:country-asian="none" style:language-complex="zxx" style:country-complex="none"/>
    </style:style>
    <style:style style:name="P127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2a7cc" officeooo:paragraph-rsid="0032a7cc" style:font-name-asian="AR PL UMing TW" style:language-asian="zxx" style:country-asian="none" style:language-complex="zxx" style:country-complex="none"/>
    </style:style>
    <style:style style:name="P128" style:family="paragraph" style:parent-style-name="Standard">
      <style:paragraph-properties fo:line-height="150%" fo:text-align="start" style:justify-single-word="false"/>
      <style:text-properties fo:color="#000000" style:font-name="FreeSerif1" fo:language="zxx" fo:country="none" officeooo:rsid="003461f6" officeooo:paragraph-rsid="003461f6" style:font-name-asian="AR PL UMing TW" style:language-asian="zxx" style:country-asian="none" style:language-complex="zxx" style:country-complex="none"/>
    </style:style>
    <style:style style:name="P129" style:family="paragraph" style:parent-style-name="Standard">
      <style:paragraph-properties fo:line-height="150%" fo:text-align="justify" style:justify-single-word="false"/>
      <style:text-properties style:font-name="FreeSerif1" style:font-name-asian="AR PL UMing TW"/>
    </style:style>
    <style:style style:name="P130" style:family="paragraph" style:parent-style-name="Standard">
      <style:paragraph-properties fo:text-align="start" style:justify-single-word="false"/>
      <style:text-properties style:font-name="FreeSerif1" style:font-name-asian="AR PL UMing TW" loext:shadow="none"/>
    </style:style>
    <style:style style:name="P131" style:family="paragraph" style:parent-style-name="Standard">
      <style:paragraph-properties fo:text-align="end" style:justify-single-word="false"/>
      <style:text-properties style:font-name="FreeSerif1" style:font-name-asian="AR PL UMing TW" loext:shadow="none"/>
    </style:style>
    <style:style style:name="P132" style:family="paragraph" style:parent-style-name="Standard">
      <style:paragraph-properties fo:text-align="start" style:justify-single-word="false"/>
      <style:text-properties style:font-name="FreeSerif1" style:font-name-asian="AR PL UMing TW" style:font-size-asian="10.5pt" style:font-weight-asian="normal" loext:shadow="none"/>
    </style:style>
    <style:style style:name="P133" style:family="paragraph" style:parent-style-name="Standard">
      <style:paragraph-properties fo:text-align="start" style:justify-single-word="false"/>
      <style:text-properties style:font-name="FreeSerif1" officeooo:rsid="003ad556" officeooo:paragraph-rsid="003ad556" style:font-name-asian="AR PL UMing TW" style:font-size-asian="10.5pt" style:font-weight-asian="normal" loext:shadow="none"/>
    </style:style>
    <style:style style:name="P134" style:family="paragraph" style:parent-style-name="Standard">
      <style:paragraph-properties fo:text-align="start" style:justify-single-word="false"/>
      <style:text-properties style:font-name="FreeSerif1" officeooo:rsid="004a200a" officeooo:paragraph-rsid="004a200a" style:font-name-asian="AR PL UMing TW" loext:shadow="none"/>
    </style:style>
    <style:style style:name="P135" style:family="paragraph" style:parent-style-name="Standard">
      <style:paragraph-properties fo:text-align="start" style:justify-single-word="false"/>
      <style:text-properties style:font-name="FreeSerif1" officeooo:rsid="004b5629" officeooo:paragraph-rsid="004b5629" style:font-name-asian="AR PL UMing TW" loext:shadow="none"/>
    </style:style>
    <style:style style:name="P136" style:family="paragraph" style:parent-style-name="Standard">
      <style:paragraph-properties fo:text-align="start" style:justify-single-word="false"/>
      <style:text-properties style:font-name="FreeSerif1" style:font-name-asian="FreeSerif1" style:font-size-asian="10.5pt" style:font-weight-asian="normal" loext:shadow="none"/>
    </style:style>
    <style:style style:name="P137" style:family="paragraph" style:parent-style-name="Standard">
      <style:paragraph-properties fo:text-align="start" style:justify-single-word="false"/>
      <style:text-properties style:font-name="FreeSerif1"/>
    </style:style>
    <style:style style:name="P138" style:family="paragraph" style:parent-style-name="Standard">
      <style:paragraph-properties fo:text-align="start" style:justify-single-word="false"/>
    </style:style>
    <style:style style:name="P139" style:family="paragraph" style:parent-style-name="Heading">
      <style:paragraph-properties fo:line-height="150%" fo:text-align="justify" style:justify-single-word="false"/>
    </style:style>
    <style:style style:name="P140" style:family="paragraph" style:parent-style-name="Heading">
      <style:paragraph-properties fo:text-align="justify" style:justify-single-word="false"/>
    </style:style>
    <style:style style:name="P141" style:family="paragraph" style:parent-style-name="Heading_20_3">
      <style:paragraph-properties fo:line-height="150%" fo:text-align="justify" style:justify-single-word="false"/>
    </style:style>
    <style:style style:name="P142" style:family="paragraph" style:parent-style-name="Heading_20_3">
      <style:paragraph-properties fo:text-align="justify" style:justify-single-word="false"/>
    </style:style>
    <style:style style:name="P143" style:family="paragraph" style:parent-style-name="Standard">
      <style:paragraph-properties fo:line-height="150%" fo:text-align="start" style:justify-single-word="false"/>
      <style:text-properties fo:color="#000000" style:font-name="FreeSerif1" officeooo:rsid="005f3d2d" officeooo:paragraph-rsid="005f3d2d" style:font-name-asian="AR PL UMing TW"/>
    </style:style>
    <style:style style:name="P144" style:family="paragraph" style:parent-style-name="Text_20_body">
      <style:paragraph-properties fo:text-align="end" style:justify-single-word="false"/>
      <style:text-properties style:font-name="FreeSerif1" fo:font-style="italic" officeooo:paragraph-rsid="00600663" style:font-style-asian="italic" style:font-style-complex="italic"/>
    </style:style>
    <style:style style:name="T1" style:family="text">
      <style:text-properties officeooo:rsid="0017084a"/>
    </style:style>
    <style:style style:name="T2" style:family="text">
      <style:text-properties officeooo:rsid="00143bcf"/>
    </style:style>
    <style:style style:name="T3" style:family="text">
      <style:text-properties officeooo:rsid="0015c802"/>
    </style:style>
    <style:style style:name="T4" style:family="text">
      <style:text-properties officeooo:rsid="0017b1f3"/>
    </style:style>
    <style:style style:name="T5" style:family="text">
      <style:text-properties officeooo:rsid="0017e59a"/>
    </style:style>
    <style:style style:name="T6" style:family="text">
      <style:text-properties officeooo:rsid="0019d92e"/>
    </style:style>
    <style:style style:name="T7" style:family="text">
      <style:text-properties officeooo:rsid="001b6345"/>
    </style:style>
    <style:style style:name="T8" style:family="text">
      <style:text-properties officeooo:rsid="001bbec6"/>
    </style:style>
    <style:style style:name="T9" style:family="text">
      <style:text-properties officeooo:rsid="001ca54f"/>
    </style:style>
    <style:style style:name="T10" style:family="text">
      <style:text-properties officeooo:rsid="0024ad71"/>
    </style:style>
    <style:style style:name="T11" style:family="text">
      <style:text-properties officeooo:rsid="001bfc12"/>
    </style:style>
    <style:style style:name="T12" style:family="text">
      <style:text-properties officeooo:rsid="001bbec6" style:font-name-complex="FreeSans1"/>
    </style:style>
    <style:style style:name="T13" style:family="text">
      <style:text-properties officeooo:rsid="001e1bcc"/>
    </style:style>
    <style:style style:name="T14" style:family="text">
      <style:text-properties officeooo:rsid="00259252"/>
    </style:style>
    <style:style style:name="T15" style:family="text">
      <style:text-properties style:font-name="FreeSerif1" fo:font-size="20pt" officeooo:rsid="003cf2d2" style:font-name-asian="AR PL UMing TW" style:font-size-asian="10.5pt" style:font-weight-asian="normal" style:font-size-complex="20pt"/>
    </style:style>
    <style:style style:name="T16" style:family="text">
      <style:text-properties style:font-name="FreeSerif1" fo:font-size="10.5pt" officeooo:rsid="003cf2d2" style:font-name-asian="AR PL UMing TW" style:font-size-asian="10.5pt" style:font-weight-asian="normal" style:font-size-complex="10.5pt"/>
    </style:style>
    <style:style style:name="T17" style:family="text">
      <style:text-properties style:font-name="FreeSerif1" fo:font-size="10.5pt" style:font-name-asian="AR PL UMing TW" style:font-size-asian="10.5pt" style:font-size-complex="10.5pt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259252" fo:background-color="#ffff00" loext:char-shading-value="0"/>
    </style:style>
    <style:style style:name="T20" style:family="text">
      <style:text-properties officeooo:rsid="0026ae96" fo:background-color="#ffff00" loext:char-shading-value="0"/>
    </style:style>
    <style:style style:name="T21" style:family="text">
      <style:text-properties officeooo:rsid="0026ae96"/>
    </style:style>
    <style:style style:name="T22" style:family="text">
      <style:text-properties officeooo:rsid="0027e73c"/>
    </style:style>
    <style:style style:name="T23" style:family="text">
      <style:text-properties fo:background-color="#e6ff00" loext:char-shading-value="0"/>
    </style:style>
    <style:style style:name="T24" style:family="text">
      <style:text-properties officeooo:rsid="00294a46"/>
    </style:style>
    <style:style style:name="T25" style:family="text">
      <style:text-properties officeooo:rsid="002a90c1"/>
    </style:style>
    <style:style style:name="T26" style:family="text">
      <style:text-properties officeooo:rsid="002c8472"/>
    </style:style>
    <style:style style:name="T27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ans1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ize="9pt" fo:font-style="normal" fo:text-shadow="none" style:text-underline-style="none" fo:font-weight="normal" officeooo:rsid="002c8472" style:font-size-asian="9pt" style:font-style-asian="normal" style:font-weight-asian="normal" style:text-emphasize="none"/>
    </style:style>
    <style:style style:name="T30" style:family="text">
      <style:text-properties officeooo:rsid="002d8797"/>
    </style:style>
    <style:style style:name="T31" style:family="text">
      <style:text-properties officeooo:rsid="002da1db"/>
    </style:style>
    <style:style style:name="T32" style:family="text">
      <style:text-properties officeooo:rsid="002def5d"/>
    </style:style>
    <style:style style:name="T33" style:family="text">
      <style:text-properties officeooo:rsid="002e302b"/>
    </style:style>
    <style:style style:name="T34" style:family="text">
      <style:text-properties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officeooo:rsid="002da1db" style:language-asian="zxx" style:country-asian="none" style:language-complex="zxx" style:country-complex="none"/>
    </style:style>
    <style:style style:name="T36" style:family="text">
      <style:text-properties fo:language="zxx" fo:country="none" officeooo:rsid="002def5d" style:language-asian="zxx" style:country-asian="none" style:language-complex="zxx" style:country-complex="none"/>
    </style:style>
    <style:style style:name="T37" style:family="text">
      <style:text-properties fo:language="zxx" fo:country="none" officeooo:rsid="0032a7cc" style:language-asian="zxx" style:country-asian="none" style:language-complex="zxx" style:country-complex="none"/>
    </style:style>
    <style:style style:name="T38" style:family="text">
      <style:text-properties officeooo:rsid="002f5197"/>
    </style:style>
    <style:style style:name="T39" style:family="text">
      <style:text-properties officeooo:rsid="0031b886"/>
    </style:style>
    <style:style style:name="T40" style:family="text">
      <style:text-properties officeooo:rsid="00322014"/>
    </style:style>
    <style:style style:name="T41" style:family="text">
      <style:text-properties officeooo:rsid="0032a7cc"/>
    </style:style>
    <style:style style:name="T42" style:family="text">
      <style:text-properties officeooo:rsid="003461f6"/>
    </style:style>
    <style:style style:name="T43" style:family="text">
      <style:text-properties officeooo:rsid="00363c42"/>
    </style:style>
    <style:style style:name="T44" style:family="text">
      <style:text-properties officeooo:rsid="00371a49"/>
    </style:style>
    <style:style style:name="T45" style:family="text">
      <style:text-properties officeooo:rsid="003b86c7"/>
    </style:style>
    <style:style style:name="T46" style:family="text">
      <style:text-properties officeooo:rsid="003cf2d2"/>
    </style:style>
    <style:style style:name="T47" style:family="text">
      <style:text-properties style:text-position="sub 58%" style:font-name="FreeSerif1" fo:font-size="20pt" officeooo:rsid="003cf2d2" style:font-name-asian="AR PL UMing TW" style:font-size-asian="10.5pt" style:font-weight-asian="normal" style:font-size-complex="20pt"/>
    </style:style>
    <style:style style:name="T48" style:family="text">
      <style:text-properties style:text-position="sub 58%" fo:font-size="10.5pt" style:font-name-asian="IPAPMincho" style:font-size-asian="10.5pt" style:language-asian="ja" style:country-asian="JP" style:font-size-complex="10.5pt"/>
    </style:style>
    <style:style style:name="T49" style:family="text">
      <style:text-properties style:text-position="sub 58%" fo:font-size="10.5pt" style:font-size-asian="10.5pt" style:font-size-complex="10.5pt"/>
    </style:style>
    <style:style style:name="T50" style:family="text">
      <style:text-properties fo:color="#800000" fo:font-size="10.5pt" style:font-size-asian="10.5pt"/>
    </style:style>
    <style:style style:name="T51" style:family="text">
      <style:text-properties fo:color="#800000" fo:font-size="10.5pt" style:font-size-asian="10.5pt" style:font-size-complex="10.5pt"/>
    </style:style>
    <style:style style:name="T52" style:family="text">
      <style:text-properties style:text-position="super 58%" fo:font-size="10.5pt" style:font-name-asian="IPAPMincho" style:font-size-asian="10.5pt" style:language-asian="ja" style:country-asian="JP" style:font-size-complex="10.5pt"/>
    </style:style>
    <style:style style:name="T53" style:family="text">
      <style:text-properties officeooo:rsid="003faed5"/>
    </style:style>
    <style:style style:name="T54" style:family="text">
      <style:text-properties fo:font-size="10.5pt" style:font-size-asian="10.5pt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3faed5" style:font-size-asian="10.5pt" style:font-size-complex="10.5pt"/>
    </style:style>
    <style:style style:name="T57" style:family="text">
      <style:text-properties fo:font-size="10.5pt" style:font-name-asian="IPAPMincho" style:font-size-asian="10.5pt" style:language-asian="ja" style:country-asian="JP" style:font-size-complex="10.5pt"/>
    </style:style>
    <style:style style:name="T58" style:family="text">
      <style:text-properties style:font-name="AR PL UMing TW" fo:font-size="10.5pt" style:font-name-asian="AR PL UMing TW" style:font-size-asian="10.5pt" style:font-size-complex="10.5pt"/>
    </style:style>
    <style:style style:name="T59" style:family="text">
      <style:text-properties officeooo:rsid="00491520"/>
    </style:style>
    <style:style style:name="T60" style:family="text">
      <style:text-properties officeooo:rsid="004b5629"/>
    </style:style>
    <style:style style:name="T61" style:family="text">
      <style:text-properties officeooo:rsid="004d003b"/>
    </style:style>
    <style:style style:name="T62" style:family="text">
      <style:text-properties officeooo:rsid="004f9042"/>
    </style:style>
    <style:style style:name="T63" style:family="text">
      <style:text-properties officeooo:rsid="0052bdfd"/>
    </style:style>
    <style:style style:name="T64" style:family="text">
      <style:text-properties officeooo:rsid="004e3121"/>
    </style:style>
    <style:style style:name="T65" style:family="text">
      <style:text-properties officeooo:rsid="005b3ba3"/>
    </style:style>
    <style:style style:name="T66" style:family="text">
      <style:text-properties officeooo:rsid="005e4752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東原語 <text:span text:style-name="T39">(Tungngyan Ngyoo) </text:span>大綱<text:span text:style-name="T40">稿</text:span></text:p>
      <text:p text:style-name="P23"><text:span text:style-name="T43">by </text:span>Yoxem Chen under CC BY-NC-SA <text:span text:style-name="T59">2.5</text:span></text:p>
      <text:p text:style-name="P144"><text:span text:style-name="T64">ver.0.1 on 2015-12-07, v</text:span>er. 0.<text:span text:style-name="T60">2 </text:span>on 2015-12-0<text:span text:style-name="T61">9, ver. </text:span>0.<text:span text:style-name="T63">3 </text:span>on 2015-12-<text:span text:style-name="T63">20,<text:line-break/>ver. 0.4 on 2016-01-04, ver. 0.5 on 2016-05-16</text:span></text:p>
      <text:p text:style-name="P24">current: ver. 0.<text:span text:style-name="T66">6</text:span> on 2016-0<text:span text:style-name="T66">7</text:span>-<text:span text:style-name="T66">03</text:span></text:p>
      <text:p text:style-name="P14">說明 </text:p>
      <text:p text:style-name="P22">東原語是架空世界中東原國主要族群（東原族，佔人口約<text:span text:style-name="T2">9</text:span>0%）通行的語言，另一個是英語。東原族由兩隻民族構成<text:span text:style-name="T2">，一支推估約於前1世紀即住於該地，說的語言後設類似凱爾特語言。然而，在3世紀時，又一支操著類似日語與韓語的民族自西方來到東原西部，二族經過數百年的混合而共同產生新的克里奧爾語，語言學仍在爭論該語言是否為孤立語言。然而，因為東原族係從西部發跡，直到13世紀下半才統一該島，加以後來英國曾殖民東部的旭地，不少移民定居於此，因此東原語仍然有顯著的東西差異。</text:span></text:p>
      <text:p text:style-name="P19">當地隨著7世紀唐文化的傳入，用了許多漢字詞，知識份子也用漢文言文書寫，後來自8世紀起，有開始利用漢字替東原語標音、義而寫作，稱為「鄉<text:span text:style-name="T53">字</text:span>」，類似日本的萬葉假名或越南的字喃。雖然歷代有數本漢鄉語典，但<text:span text:style-name="T1">因獨尊漢文、且狀鄉文用字較不統一，終</text:span>不甚普及。直到<text:span text:style-name="T3">17世紀英國人來到旭地，傳教士引進拉丁字母，且政府於18世紀推行西化政策時，正式明令東原一律書寫東原語羅馬字，大幅限制漢字的使用，並大力推廣教育，東原語才大幅躍進，取代漢文言文的正式地位，成為東原的主流語文。但這段西化時期也引進大量的英語詞，尤其是旭地，就算後來中小學恢復教授漢字、基礎漢文的讀法和訓讀符號。</text:span></text:p>
      <text:p text:style-name="P17">東原語<text:span text:style-name="T1">以平京（14世紀以後的首都）作為標準語，因許多國本（舊都）地區居民遷徙至平京，故其語法接近西部方言。</text:span></text:p>
      <text:p text:style-name="P14">音系</text:p>
      <text:p text:style-name="P141">輔音</text:p>
      <text:p text:style-name="P20">西部塞音有分送氣、不送氣，無濁音；東部則不分送氣分清濁。中部<text:span text:style-name="T4">將部份清音送氣化，部份濁音保留為濁音，但有些清音或濁音改唸成不送氣清音，形成三重對立。</text:span></text:p>
      <text:p text:style-name="P139">單輔音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>
          <table:table-cell table:style-name="表格1.A1" table:number-rows-spanned="2" table:number-columns-spanned="3" office:value-type="string">
            <text:p text:style-name="P27">東原<text:span text:style-name="T4">語字母</text:span></text:p>
          </table:table-cell>
          <table:covered-table-cell/>
          <table:covered-table-cell/>
          <table:table-cell table:style-name="表格1.A1" table:number-columns-spanned="5" office:value-type="string">
            <text:p text:style-name="P29">IPA</text:p>
          </table:table-cell>
          <table:covered-table-cell/>
          <table:covered-table-cell/>
          <table:covered-table-cell/>
          <table:covered-table-cell/>
          <table:table-cell table:style-name="表格1.I1" table:number-rows-spanned="2" office:value-type="string">
            <text:p text:style-name="P29">註解</text:p>
          </table:table-cell>
        </table:table-row>
        <table:table-row>
          <table:covered-table-cell/>
          <table:covered-table-cell/>
          <table:covered-table-cell/>
          <table:table-cell table:style-name="表格1.D2" office:value-type="string">
            <text:p text:style-name="P78">西部（國本）</text:p>
          </table:table-cell>
          <table:table-cell table:style-name="表格1.D2" office:value-type="string">
            <text:p text:style-name="P78">中部（上池）</text:p>
          </table:table-cell>
          <table:table-cell table:style-name="表格1.D2" office:value-type="string">
            <text:p text:style-name="P78"><text:span text:style-name="T1">中</text:span>東部（平京）<text:span text:style-name="T14">，</text:span><text:span text:style-name="T19">黃底</text:span><text:span text:style-name="T14">表正式發音。</text:span></text:p>
          </table:table-cell>
          <table:table-cell table:style-name="表格1.D2" office:value-type="string">
            <text:p text:style-name="P78">北<text:span text:style-name="T1">部（嶺北）</text:span></text:p>
          </table:table-cell>
          <table:table-cell table:style-name="表格1.D2" office:value-type="string">
            <text:p text:style-name="P78">旭地（<text:span text:style-name="T1">井港</text:span>）</text:p>
          </table:table-cell>
          <table:covered-table-cell/>
        </table:table-row>
        <table:table-row>
          <table:table-cell table:style-name="表格1.D2" table:number-columns-spanned="3" office:value-type="string">
            <text:p text:style-name="P29">b</text:p>
          </table:table-cell>
          <table:covered-table-cell/>
          <table:covered-table-cell/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29"><text:span text:style-name="T5">b</text:span> ; p</text:p>
          </table:table-cell>
          <table:table-cell table:style-name="表格1.D2" office:value-type="string">
            <text:p text:style-name="P29">b</text:p>
          </table:table-cell>
          <table:table-cell table:style-name="表格1.D2" office:value-type="string">
            <text:p text:style-name="P29">v</text:p>
          </table:table-cell>
          <table:table-cell table:style-name="表格1.D2" office:value-type="string">
            <text:p text:style-name="P29">b</text:p>
          </table:table-cell>
          <table:table-cell table:style-name="表格1.I3" office:value-type="string">
            <text:p text:style-name="P29">方言的 /p/ 音寫成p<text:span text:style-name="T14">，下同</text:span></text:p>
          </table:table-cell>
        </table:table-row>
        <text:soft-page-break/>
        <table:table-row>
          <table:table-cell table:style-name="表格1.D2" table:number-rows-spanned="2" office:value-type="string">
            <text:p text:style-name="P29">p</text:p>
          </table:table-cell>
          <table:table-cell table:style-name="表格1.D2" table:number-columns-spanned="2" office:value-type="string">
            <text:p text:style-name="P29">其他</text:p>
          </table:table-cell>
          <table:covered-table-cell/>
          <table:table-cell table:style-name="表格1.D2" office:value-type="string">
            <text:p text:style-name="P29">pʰ</text:p>
          </table:table-cell>
          <table:table-cell table:style-name="表格1.D2" office:value-type="string">
            <text:p text:style-name="P29"><text:span text:style-name="T5">p</text:span>ʰ ; p</text:p>
          </table:table-cell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29">p</text:p>
          </table:table-cell>
          <table:table-cell table:style-name="表格1.D2" office:value-type="string">
            <text:p text:style-name="P32">p</text:p>
          </table:table-cell>
          <table:table-cell table:style-name="表格1.I3" office:value-type="string">
            <text:p text:style-name="P78">方言的/<text:span text:style-name="T4">pʰ/音寫成ph，下同</text:span></text:p>
          </table:table-cell>
        </table:table-row>
        <table:table-row table:style-name="表格1.5">
          <table:covered-table-cell/>
          <table:table-cell table:style-name="表格1.D2" table:number-columns-spanned="2" office:value-type="string">
            <text:p text:style-name="P29">p+u</text:p>
          </table:table-cell>
          <table:covered-table-cell/>
          <table:table-cell table:style-name="表格1.D2" office:value-type="string">
            <text:p text:style-name="P29"><text:span text:style-name="T7">p</text:span>ʰ鼻音音節</text:p>
          </table:table-cell>
          <table:table-cell table:style-name="表格1.D2" office:value-type="string">
            <text:p text:style-name="P29"><text:span text:style-name="T7">p</text:span>ʰ ; <text:span text:style-name="T7">p</text:span></text:p>
          </table:table-cell>
          <table:table-cell table:style-name="表格1.D2" office:value-type="string">
            <text:p text:style-name="P33">p</text:p>
          </table:table-cell>
          <table:table-cell table:style-name="表格1.D2" office:value-type="string">
            <text:p text:style-name="P33">f</text:p>
          </table:table-cell>
          <table:table-cell table:style-name="表格1.D2" office:value-type="string">
            <text:p text:style-name="P35">p</text:p>
          </table:table-cell>
          <table:table-cell table:style-name="表格1.I3" office:value-type="string">
            <text:p text:style-name="P78">方言的 /<text:span text:style-name="T4">f/ 音寫成f，下同。</text:span></text:p>
            <text:p text:style-name="P78">比較 <text:span text:style-name="T7">pw 的變化。</text:span></text:p>
          </table:table-cell>
        </table:table-row>
        <table:table-row>
          <table:table-cell table:style-name="表格1.D2" table:number-columns-spanned="3" office:value-type="string">
            <text:p text:style-name="P32">m</text:p>
          </table:table-cell>
          <table:covered-table-cell/>
          <table:covered-table-cell/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D2" office:value-type="string">
            <text:p text:style-name="P32">m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32">d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 ; l</text:p>
          </table:table-cell>
          <table:table-cell table:style-name="表格1.D2" office:value-type="string">
            <text:p text:style-name="P32">d</text:p>
          </table:table-cell>
          <table:table-cell table:style-name="表格1.D2" office:value-type="string">
            <text:p text:style-name="P32">d</text:p>
          </table:table-cell>
          <table:table-cell table:style-name="表格1.D2" office:value-type="string">
            <text:p text:style-name="P32">d</text:p>
          </table:table-cell>
          <table:table-cell table:style-name="表格1.I3" office:value-type="string">
            <text:p text:style-name="P78">方言<text:span text:style-name="T5">的 /t/ 寫成t，/l/ 寫成l，下同</text:span></text:p>
          </table:table-cell>
        </table:table-row>
        <table:table-row>
          <table:table-cell table:style-name="表格1.D2" table:number-columns-spanned="2" office:value-type="string">
            <text:p text:style-name="P32"/>
          </table:table-cell>
          <table:covered-table-cell/>
          <table:table-cell table:style-name="表格1.D2" office:value-type="string">
            <text:p text:style-name="P32">d+i</text:p>
          </table:table-cell>
          <table:table-cell table:style-name="表格1.D2" office:value-type="string">
            <text:p text:style-name="P39">tɕ</text:p>
          </table:table-cell>
          <table:table-cell table:style-name="表格1.D2" office:value-type="string">
            <text:p text:style-name="P41">t<text:span text:style-name="T5">ɕ ; </text:span>l</text:p>
          </table:table-cell>
          <table:table-cell table:style-name="表格1.D2" office:value-type="string">
            <text:p text:style-name="P41">d</text:p>
          </table:table-cell>
          <table:table-cell table:style-name="表格1.D2" office:value-type="string">
            <text:p text:style-name="P41">d</text:p>
          </table:table-cell>
          <table:table-cell table:style-name="表格1.D2" office:value-type="string">
            <text:p text:style-name="P40">d<text:span text:style-name="T12">ʒ</text:span></text:p>
          </table:table-cell>
          <table:table-cell table:style-name="表格1.I3" office:value-type="string">
            <text:p text:style-name="P36">/tɕ/ <text:span text:style-name="T10">標</text:span> ts</text:p>
            <text:p text:style-name="P32"><text:span text:style-name="T6">/d</text:span><text:span text:style-name="T12">ʒ</text:span><text:span text:style-name="T6">/ 標 j</text:span></text:p>
            <text:p text:style-name="P43">，下同。</text:p>
            <text:p text:style-name="P43">比較 dy 的變化。</text:p>
          </table:table-cell>
        </table:table-row>
        <table:table-row>
          <table:table-cell table:style-name="表格1.D2" table:number-rows-spanned="2" table:number-columns-spanned="2" office:value-type="string">
            <text:p text:style-name="P32">t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32">t<text:span text:style-name="T4">ʰ</text:span></text:p>
          </table:table-cell>
          <table:table-cell table:style-name="表格1.D2" office:value-type="string">
            <text:p text:style-name="P32">t<text:span text:style-name="T4">ʰ ; </text:span>t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</text:p>
          </table:table-cell>
          <table:table-cell table:style-name="表格1.D2" office:value-type="string">
            <text:p text:style-name="P32">t</text:p>
          </table:table-cell>
          <table:table-cell table:style-name="表格1.I3" office:value-type="string">
            <text:p text:style-name="P79">方言的/<text:span text:style-name="T5">tʰ/音寫成th，下同</text:span></text:p>
          </table:table-cell>
        </table:table-row>
        <table:table-row>
          <table:covered-table-cell/>
          <table:covered-table-cell/>
          <table:table-cell table:style-name="表格1.D2" office:value-type="string">
            <text:p text:style-name="P32">t+i</text:p>
          </table:table-cell>
          <table:table-cell table:style-name="表格1.D2" office:value-type="string">
            <text:p text:style-name="P37">tɕʰ</text:p>
          </table:table-cell>
          <table:table-cell table:style-name="表格1.D2" office:value-type="string">
            <text:p text:style-name="P33">t<text:span text:style-name="T4">ɕʰ</text:span>;</text:p>
            <text:p text:style-name="P32">t<text:span text:style-name="T6">ɕ</text:span></text:p>
          </table:table-cell>
          <table:table-cell table:style-name="表格1.D2" office:value-type="string">
            <text:p text:style-name="P37">t</text:p>
          </table:table-cell>
          <table:table-cell table:style-name="表格1.D2" office:value-type="string">
            <text:p text:style-name="P37">t</text:p>
          </table:table-cell>
          <table:table-cell table:style-name="表格1.D2" office:value-type="string">
            <text:p text:style-name="P31"><text:span text:style-name="T6">t</text:span>ʃ</text:p>
          </table:table-cell>
          <table:table-cell table:style-name="表格1.I3" office:value-type="string">
            <text:p text:style-name="P31">/tʃ/ <text:span text:style-name="T10">標 ch</text:span></text:p>
            <text:p text:style-name="P38">/tɕʰ/ <text:span text:style-name="T10">標</text:span> tsh</text:p>
            <text:p text:style-name="P32">，下同<text:span text:style-name="T11">。</text:span></text:p>
            <text:p text:style-name="P44">比較 ty 的變化。</text:p>
          </table:table-cell>
        </table:table-row>
        <table:table-row>
          <table:table-cell table:style-name="表格1.D2" table:number-columns-spanned="2" office:value-type="string">
            <text:p text:style-name="P42">z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D2" office:value-type="string">
            <text:p text:style-name="P46">z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80"/>
          </table:table-cell>
          <table:covered-table-cell/>
          <table:table-cell table:style-name="表格1.D2" office:value-type="string">
            <text:p text:style-name="P42">z+i</text:p>
          </table:table-cell>
          <table:table-cell table:style-name="表格1.D2" office:value-type="string">
            <text:p text:style-name="P46">ʑ</text:p>
          </table:table-cell>
          <table:table-cell table:style-name="表格1.D2" office:value-type="string">
            <text:p text:style-name="P46">ʑ~<text:span text:style-name="T8">tɕ</text:span></text:p>
          </table:table-cell>
          <table:table-cell table:style-name="表格1.D2" office:value-type="string">
            <text:p text:style-name="P46">l~<text:span text:style-name="T18">z</text:span></text:p>
          </table:table-cell>
          <table:table-cell table:style-name="表格1.D2" office:value-type="string">
            <text:p text:style-name="P46">l</text:p>
          </table:table-cell>
          <table:table-cell table:style-name="表格1.D2" office:value-type="string">
            <text:p text:style-name="P56">ʒ</text:p>
          </table:table-cell>
          <table:table-cell table:style-name="表格1.I3" office:value-type="string">
            <text:p text:style-name="P56">/l/ 標l、/ʒ/ 標zh，下同</text:p>
          </table:table-cell>
        </table:table-row>
        <table:table-row>
          <table:table-cell table:style-name="表格1.D2" table:number-columns-spanned="2" office:value-type="string">
            <text:p text:style-name="P41">s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1"/>
          </table:table-cell>
          <table:covered-table-cell/>
          <table:table-cell table:style-name="表格1.D2" office:value-type="string">
            <text:p text:style-name="P41">s+i</text:p>
          </table:table-cell>
          <table:table-cell table:style-name="表格1.D2" office:value-type="string">
            <text:p text:style-name="P41">ɕ</text:p>
          </table:table-cell>
          <table:table-cell table:style-name="表格1.D2" office:value-type="string">
            <text:p text:style-name="P41">ɕ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s</text:p>
          </table:table-cell>
          <table:table-cell table:style-name="表格1.D2" office:value-type="string">
            <text:p text:style-name="P47">ʃ</text:p>
          </table:table-cell>
          <table:table-cell table:style-name="表格1.I3" office:value-type="string">
            <text:p text:style-name="P47"><text:span text:style-name="T8">/ɕ/ 標 </text:span>ss<text:span text:style-name="T10">，</text:span></text:p>
            <text:p text:style-name="P47">/ʃ/ 標 sh，</text:p>
            <text:p text:style-name="P34">，下同<text:span text:style-name="T11">。</text:span></text:p>
            <text:p text:style-name="P45">比較 ty 的變化。</text:p>
          </table:table-cell>
        </table:table-row>
        <table:table-row>
          <table:table-cell table:style-name="表格1.D2" table:number-columns-spanned="3" office:value-type="string">
            <text:p text:style-name="P41">n</text:p>
          </table:table-cell>
          <table:covered-table-cell/>
          <table:covered-table-cell/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D2" office:value-type="string">
            <text:p text:style-name="P41">n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3" office:value-type="string">
            <text:p text:style-name="P41">l</text:p>
          </table:table-cell>
          <table:covered-table-cell/>
          <table:covered-table-cell/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D2" office:value-type="string">
            <text:p text:style-name="P41">l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8">g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<text:span text:style-name="T14">k</text:span> ; g</text:p>
          </table:table-cell>
          <table:table-cell table:style-name="表格1.D2" office:value-type="string">
            <text:p text:style-name="P48">g</text:p>
          </table:table-cell>
          <table:table-cell table:style-name="表格1.D2" office:value-type="string">
            <text:p text:style-name="P48">g</text:p>
          </table:table-cell>
          <table:table-cell table:style-name="表格1.D2" office:value-type="string">
            <text:p text:style-name="P48">g</text:p>
          </table:table-cell>
          <table:table-cell table:style-name="表格1.I3" office:value-type="string">
            <text:p text:style-name="P48"/>
          </table:table-cell>
        </table:table-row>
        <table:table-row>
          <table:table-cell table:style-name="表格1.D2" table:number-columns-spanned="2" office:value-type="string">
            <text:p text:style-name="P48"/>
          </table:table-cell>
          <table:covered-table-cell/>
          <table:table-cell table:style-name="表格1.D2" office:value-type="string">
            <text:p text:style-name="P56">g+i</text:p>
          </table:table-cell>
          <table:table-cell table:style-name="表格1.D2" office:value-type="string">
            <text:p text:style-name="P56">k</text:p>
          </table:table-cell>
          <table:table-cell table:style-name="表格1.D2" office:value-type="string">
            <text:p text:style-name="P56">k ; g</text:p>
          </table:table-cell>
          <table:table-cell table:style-name="表格1.D2" office:value-type="string">
            <text:p text:style-name="P48"><text:span text:style-name="T18">g</text:span><text:span text:style-name="T14">~</text:span>∅</text:p>
          </table:table-cell>
          <table:table-cell table:style-name="表格1.D2" office:value-type="string">
            <text:p text:style-name="P48">∅</text:p>
          </table:table-cell>
          <table:table-cell table:style-name="表格1.D2" office:value-type="string">
            <text:p text:style-name="P48">g</text:p>
          </table:table-cell>
          <table:table-cell table:style-name="表格1.I3" office:value-type="string">
            <text:p text:style-name="P49">∅<text:span text:style-name="T14">表不發音，方言也不標記，下同。</text:span></text:p>
          </table:table-cell>
        </table:table-row>
        <table:table-row>
          <table:table-cell table:style-name="表格1.D2" table:number-columns-spanned="3" office:value-type="string">
            <text:p text:style-name="P48">k</text:p>
          </table:table-cell>
          <table:covered-table-cell/>
          <table:covered-table-cell/>
          <table:table-cell table:style-name="表格1.D2" office:value-type="string">
            <text:p text:style-name="P50">kʰ</text:p>
          </table:table-cell>
          <table:table-cell table:style-name="表格1.D2" office:value-type="string">
            <text:p text:style-name="P50">kʰ ; k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k</text:p>
          </table:table-cell>
          <table:table-cell table:style-name="表格1.D2" office:value-type="string">
            <text:p text:style-name="P48">k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3" office:value-type="string">
            <text:p text:style-name="P47">ng</text:p>
          </table:table-cell>
          <table:covered-table-cell/>
          <table:covered-table-cell/>
          <table:table-cell table:style-name="表格1.D2" office:value-type="string">
            <text:p text:style-name="P48">ŋ</text:p>
          </table:table-cell>
          <table:table-cell table:style-name="表格1.D2" office:value-type="string">
            <text:p text:style-name="P48">ŋ</text:p>
          </table:table-cell>
          <table:table-cell table:style-name="表格1.D2" office:value-type="string">
            <text:p text:style-name="P48"><text:span text:style-name="T18">ŋ</text:span>~∅</text:p>
          </table:table-cell>
          <table:table-cell table:style-name="表格1.D2" office:value-type="string">
            <text:p text:style-name="P48">∅</text:p>
          </table:table-cell>
          <table:table-cell table:style-name="表格1.D2" office:value-type="string">
            <text:p text:style-name="P48">∅</text:p>
          </table:table-cell>
          <table:table-cell table:style-name="表格1.I3" office:value-type="string">
            <text:p text:style-name="P78"/>
          </table:table-cell>
        </table:table-row>
        <table:table-row>
          <table:table-cell table:style-name="表格1.D2" table:number-columns-spanned="2" office:value-type="string">
            <text:p text:style-name="P47">h</text:p>
          </table:table-cell>
          <table:covered-table-cell/>
          <table:table-cell table:style-name="表格1.D2" office:value-type="string">
            <text:p text:style-name="P29">其他</text:p>
          </table:table-cell>
          <table:table-cell table:style-name="表格1.D2" office:value-type="string">
            <text:p text:style-name="P48">x</text:p>
          </table:table-cell>
          <table:table-cell table:style-name="表格1.D2" office:value-type="string">
            <text:p text:style-name="P48">x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I3" office:value-type="string">
            <text:p text:style-name="P81">方言的 /<text:span text:style-name="T9">x/ 音寫</text:span><text:soft-page-break/><text:span text:style-name="T9">成hh，下同。</text:span></text:p>
          </table:table-cell>
        </table:table-row>
        <table:table-row>
          <table:table-cell table:style-name="表格1.D2" table:number-columns-spanned="2" office:value-type="string">
            <text:p text:style-name="P78"/>
          </table:table-cell>
          <table:covered-table-cell/>
          <table:table-cell table:style-name="表格1.D2" office:value-type="string">
            <text:p text:style-name="P47">h+u</text:p>
          </table:table-cell>
          <table:table-cell table:style-name="表格1.D2" office:value-type="string">
            <text:p text:style-name="P91">x</text:p>
          </table:table-cell>
          <table:table-cell table:style-name="表格1.D2" office:value-type="string">
            <text:p text:style-name="P91">x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h</text:p>
          </table:table-cell>
          <table:table-cell table:style-name="表格1.D2" office:value-type="string">
            <text:p text:style-name="P48">∅</text:p>
          </table:table-cell>
          <table:table-cell table:style-name="表格1.I3" office:value-type="string">
            <text:p text:style-name="P81">比較 <text:span text:style-name="T9">hw 的變化。</text:span></text:p>
          </table:table-cell>
        </table:table-row>
        <table:table-row>
          <table:table-cell table:style-name="表格1.D2" table:number-columns-spanned="3" office:value-type="string">
            <text:p text:style-name="P47">y</text:p>
          </table:table-cell>
          <table:covered-table-cell/>
          <table:covered-table-cell/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D2" office:value-type="string">
            <text:p text:style-name="P47">j</text:p>
          </table:table-cell>
          <table:table-cell table:style-name="表格1.I3" office:value-type="string">
            <text:p text:style-name="P81"/>
          </table:table-cell>
        </table:table-row>
        <table:table-row>
          <table:table-cell table:style-name="表格1.D2" table:number-columns-spanned="3" office:value-type="string">
            <text:p text:style-name="P47">w</text:p>
          </table:table-cell>
          <table:covered-table-cell/>
          <table:covered-table-cell/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D2" office:value-type="string">
            <text:p text:style-name="P47">w</text:p>
          </table:table-cell>
          <table:table-cell table:style-name="表格1.I3" office:value-type="string">
            <text:p text:style-name="P78"/>
          </table:table-cell>
        </table:table-row>
      </table:table>
      <text:p text:style-name="P21"/>
      <text:p text:style-name="P139">鼻音音節</text:p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table:number-rows-spanned="2" office:value-type="string">
            <text:p text:style-name="P28">東原<text:span text:style-name="T4">語字母</text:span></text:p>
          </table:table-cell>
          <table:table-cell table:style-name="表格2.A1" table:number-columns-spanned="5" office:value-type="string">
            <text:p text:style-name="P30">IPA</text:p>
          </table:table-cell>
          <table:covered-table-cell/>
          <table:covered-table-cell/>
          <table:covered-table-cell/>
          <table:covered-table-cell/>
          <table:table-cell table:style-name="表格2.G1" table:number-rows-spanned="2" office:value-type="string">
            <text:p text:style-name="P30">註解</text:p>
          </table:table-cell>
        </table:table-row>
        <table:table-row>
          <table:covered-table-cell/>
          <table:table-cell table:style-name="表格2.B2" office:value-type="string">
            <text:p text:style-name="P81">西部（國本）</text:p>
          </table:table-cell>
          <table:table-cell table:style-name="表格2.B2" office:value-type="string">
            <text:p text:style-name="P81">中部（上池）</text:p>
          </table:table-cell>
          <table:table-cell table:style-name="表格2.B2" office:value-type="string">
            <text:p text:style-name="P81"><text:span text:style-name="T1">中</text:span>東部（平京）</text:p>
          </table:table-cell>
          <table:table-cell table:style-name="表格2.B2" office:value-type="string">
            <text:p text:style-name="P81">北<text:span text:style-name="T1">部（嶺北）</text:span></text:p>
          </table:table-cell>
          <table:table-cell table:style-name="表格2.B2" office:value-type="string">
            <text:p text:style-name="P81">旭地（<text:span text:style-name="T1">井港</text:span>）</text:p>
          </table:table-cell>
          <table:covered-table-cell/>
        </table:table-row>
        <table:table-row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B2" office:value-type="string">
            <text:p text:style-name="P48">m</text:p>
          </table:table-cell>
          <table:table-cell table:style-name="表格2.G3" office:value-type="string">
            <text:p text:style-name="P30"/>
          </table:table-cell>
        </table:table-row>
        <table:table-row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m~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G3" office:value-type="string">
            <text:p text:style-name="P30"/>
          </table:table-cell>
        </table:table-row>
        <table:table-row>
          <table:table-cell table:style-name="表格2.B2" office:value-type="string">
            <text:p text:style-name="P48">ng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n</text:p>
          </table:table-cell>
          <table:table-cell table:style-name="表格2.B2" office:value-type="string">
            <text:p text:style-name="P48"><text:span text:style-name="T18">ŋ</text:span>~n</text:p>
          </table:table-cell>
          <table:table-cell table:style-name="表格2.B2" office:value-type="string">
            <text:p text:style-name="P48">ŋ</text:p>
          </table:table-cell>
          <table:table-cell table:style-name="表格2.B2" office:value-type="string">
            <text:p text:style-name="P48">ŋ</text:p>
          </table:table-cell>
          <table:table-cell table:style-name="表格2.G3" office:value-type="string">
            <text:p text:style-name="P30"/>
          </table:table-cell>
        </table:table-row>
      </table:table>
      <text:p text:style-name="P105"/>
      <text:p text:style-name="P105">除了<text:span text:style-name="T13">ng作語氣詞用時可放在句首，其餘均不可。</text:span></text:p>
      <text:p text:style-name="P106"/>
      <text:p text:style-name="P139">複輔音</text:p>
      <text:p text:style-name="P106">大半單輔音都有兩組的複輔音。一為加y，另一為加w。y後不能加i；w後不能加u、o。許多方言裡，部份複輔音會單輔音化，或改變語音。</text:p>
      <table:table table:name="表格3" table:style-name="表格3">
        <table:table-column table:style-name="表格3.A" table:number-columns-repeated="6"/>
        <table:table-column table:style-name="表格3.G"/>
        <table:table-row>
          <table:table-cell table:style-name="表格3.A1" office:value-type="string">
            <text:p text:style-name="P9">東原<text:span text:style-name="T4">語字母</text:span></text:p>
          </table:table-cell>
          <table:table-cell table:style-name="表格3.A1" office:value-type="string">
            <text:p text:style-name="P9">IPA</text:p>
          </table:table-cell>
          <table:table-cell table:style-name="表格3.A1" office:value-type="string">
            <text:p text:style-name="P9"/>
          </table:table-cell>
          <table:table-cell table:style-name="表格3.A1" office:value-type="string">
            <text:p text:style-name="P78"/>
          </table:table-cell>
          <table:table-cell table:style-name="表格3.A1" office:value-type="string">
            <text:p text:style-name="P78"/>
          </table:table-cell>
          <table:table-cell table:style-name="表格3.A1" office:value-type="string">
            <text:p text:style-name="P78"/>
          </table:table-cell>
          <table:table-cell table:style-name="表格3.G1" office:value-type="string">
            <text:p text:style-name="P1">註解</text:p>
          </table:table-cell>
        </table:table-row>
        <table:table-row>
          <table:table-cell table:style-name="表格3.A2" office:value-type="string">
            <text:p text:style-name="P9"/>
          </table:table-cell>
          <table:table-cell table:style-name="表格3.A2" office:value-type="string">
            <text:p text:style-name="P78">西部（國本）</text:p>
          </table:table-cell>
          <table:table-cell table:style-name="表格3.A2" office:value-type="string">
            <text:p text:style-name="P78">中部（上池）</text:p>
          </table:table-cell>
          <table:table-cell table:style-name="表格3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3.A2" office:value-type="string">
            <text:p text:style-name="P78">北<text:span text:style-name="T1">部（嶺北）</text:span></text:p>
          </table:table-cell>
          <table:table-cell table:style-name="表格3.A2" office:value-type="string">
            <text:p text:style-name="P78">旭地（<text:span text:style-name="T1">井港</text:span>）</text:p>
          </table:table-cell>
          <table:table-cell table:style-name="表格3.G2" office:value-type="string">
            <text:p text:style-name="P1"/>
          </table:table-cell>
        </table:table-row>
        <table:table-row>
          <table:table-cell table:style-name="表格3.A2" office:value-type="string">
            <text:p text:style-name="P51">by</text:p>
          </table:table-cell>
          <table:table-cell table:style-name="表格3.A2" office:value-type="string">
            <text:p text:style-name="P29">p<text:span text:style-name="T10">j</text:span></text:p>
          </table:table-cell>
          <table:table-cell table:style-name="表格3.A2" office:value-type="string">
            <text:p text:style-name="P29"><text:span text:style-name="T5">bj</text:span> ; p<text:span text:style-name="T10">j</text:span></text:p>
          </table:table-cell>
          <table:table-cell table:style-name="表格3.A2" office:value-type="string">
            <text:p text:style-name="P29">b<text:span text:style-name="T10">j</text:span></text:p>
          </table:table-cell>
          <table:table-cell table:style-name="表格3.A2" office:value-type="string">
            <text:p text:style-name="P29">v<text:span text:style-name="T10">j</text:span></text:p>
          </table:table-cell>
          <table:table-cell table:style-name="表格3.A2" office:value-type="string">
            <text:p text:style-name="P29">b<text:span text:style-name="T10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1">bw</text:p>
          </table:table-cell>
          <table:table-cell table:style-name="表格3.A2" office:value-type="string">
            <text:p text:style-name="P90">pw</text:p>
          </table:table-cell>
          <table:table-cell table:style-name="表格3.A2" office:value-type="string">
            <text:p text:style-name="P57">bw ; pw</text:p>
          </table:table-cell>
          <table:table-cell table:style-name="表格3.A2" office:value-type="string">
            <text:p text:style-name="P90">bw</text:p>
          </table:table-cell>
          <table:table-cell table:style-name="表格3.A2" office:value-type="string">
            <text:p text:style-name="P90">v</text:p>
          </table:table-cell>
          <table:table-cell table:style-name="表格3.A2" office:value-type="string">
            <text:p text:style-name="P56">bw</text:p>
          </table:table-cell>
          <table:table-cell table:style-name="表格3.G2" office:value-type="string">
            <text:p text:style-name="P53">/<text:span text:style-name="T10">v/ 標為v，下同</text:span></text:p>
          </table:table-cell>
        </table:table-row>
        <table:table-row>
          <table:table-cell table:style-name="表格3.A2" office:value-type="string">
            <text:p text:style-name="P51">py</text:p>
          </table:table-cell>
          <table:table-cell table:style-name="表格3.A2" office:value-type="string">
            <text:p text:style-name="P29">pʰ<text:span text:style-name="T14">j</text:span></text:p>
          </table:table-cell>
          <table:table-cell table:style-name="表格3.A2" office:value-type="string">
            <text:p text:style-name="P29"><text:span text:style-name="T5">p</text:span>ʰ<text:span text:style-name="T14">j</text:span> ; p<text:span text:style-name="T14">j</text:span></text:p>
          </table:table-cell>
          <table:table-cell table:style-name="表格3.A2" office:value-type="string">
            <text:p text:style-name="P29">p<text:span text:style-name="T14">j</text:span></text:p>
          </table:table-cell>
          <table:table-cell table:style-name="表格3.A2" office:value-type="string">
            <text:p text:style-name="P29">p<text:span text:style-name="T14">j</text:span></text:p>
          </table:table-cell>
          <table:table-cell table:style-name="表格3.A2" office:value-type="string">
            <text:p text:style-name="P32">p<text:span text:style-name="T14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1">pw</text:p>
          </table:table-cell>
          <table:table-cell table:style-name="表格3.A2" office:value-type="string">
            <text:p text:style-name="P29">pʰ<text:span text:style-name="T14">w</text:span></text:p>
          </table:table-cell>
          <table:table-cell table:style-name="表格3.A2" office:value-type="string">
            <text:p text:style-name="P29"><text:span text:style-name="T5">p</text:span>ʰ<text:span text:style-name="T14">w</text:span> ; p<text:span text:style-name="T14">w</text:span></text:p>
          </table:table-cell>
          <table:table-cell table:style-name="表格3.A2" office:value-type="string">
            <text:p text:style-name="P29">p<text:span text:style-name="T14">w</text:span></text:p>
          </table:table-cell>
          <table:table-cell table:style-name="表格3.A2" office:value-type="string">
            <text:p text:style-name="P56">f</text:p>
          </table:table-cell>
          <table:table-cell table:style-name="表格3.A2" office:value-type="string">
            <text:p text:style-name="P32">p<text:span text:style-name="T14">w</text:span></text:p>
          </table:table-cell>
          <table:table-cell table:style-name="表格3.G2" office:value-type="string">
            <text:p text:style-name="P78">/<text:span text:style-name="T14">f/ 標為f，下同</text:span></text:p>
          </table:table-cell>
        </table:table-row>
        <table:table-row>
          <table:table-cell table:style-name="表格3.A2" office:value-type="string">
            <text:p text:style-name="P51">my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A2" office:value-type="string">
            <text:p text:style-name="P56">m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dy</text:p>
          </table:table-cell>
          <table:table-cell table:style-name="表格3.A2" office:value-type="string">
            <text:p text:style-name="P39">tɕ</text:p>
          </table:table-cell>
          <table:table-cell table:style-name="表格3.A2" office:value-type="string">
            <text:p text:style-name="P41">t<text:span text:style-name="T5">ɕ ; </text:span>l</text:p>
          </table:table-cell>
          <table:table-cell table:style-name="表格3.A2" office:value-type="string">
            <text:p text:style-name="P41">d</text:p>
          </table:table-cell>
          <table:table-cell table:style-name="表格3.A2" office:value-type="string">
            <text:p text:style-name="P41">d</text:p>
          </table:table-cell>
          <table:table-cell table:style-name="表格3.A2" office:value-type="string">
            <text:p text:style-name="P40">d<text:span text:style-name="T12">ʒ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dw</text:p>
          </table:table-cell>
          <table:table-cell table:style-name="表格3.A2" office:value-type="string">
            <text:p text:style-name="P56">d</text:p>
          </table:table-cell>
          <table:table-cell table:style-name="表格3.A2" office:value-type="string">
            <text:p text:style-name="P56">d~dw</text:p>
          </table:table-cell>
          <table:table-cell table:style-name="表格3.A2" office:value-type="string">
            <text:p text:style-name="P56">dw</text:p>
          </table:table-cell>
          <table:table-cell table:style-name="表格3.A2" office:value-type="string">
            <text:p text:style-name="P56">dw</text:p>
          </table:table-cell>
          <table:table-cell table:style-name="表格3.A2" office:value-type="string">
            <text:p text:style-name="P56">dw</text:p>
          </table:table-cell>
          <table:table-cell table:style-name="表格3.G2" office:value-type="string">
            <text:p text:style-name="P78">/<text:span text:style-name="T14">d/標為d，下同</text:span></text:p>
          </table:table-cell>
        </table:table-row>
        <table:table-row>
          <table:table-cell table:style-name="表格3.A2" office:value-type="string">
            <text:p text:style-name="P53">ty</text:p>
          </table:table-cell>
          <table:table-cell table:style-name="表格3.A2" office:value-type="string">
            <text:p text:style-name="P37">tɕʰ</text:p>
          </table:table-cell>
          <table:table-cell table:style-name="表格3.A2" office:value-type="string">
            <text:p text:style-name="P33">t<text:span text:style-name="T4">ɕʰ</text:span>;</text:p>
            <text:p text:style-name="P32"><text:soft-page-break/>t<text:span text:style-name="T6">ɕ</text:span></text:p>
          </table:table-cell>
          <table:table-cell table:style-name="表格3.A2" office:value-type="string">
            <text:p text:style-name="P37">t</text:p>
          </table:table-cell>
          <table:table-cell table:style-name="表格3.A2" office:value-type="string">
            <text:p text:style-name="P37">t</text:p>
          </table:table-cell>
          <table:table-cell table:style-name="表格3.A2" office:value-type="string">
            <text:p text:style-name="P31"><text:span text:style-name="T6">t</text:span>ʃ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tw</text:p>
          </table:table-cell>
          <table:table-cell table:style-name="表格3.A2" office:value-type="string">
            <text:p text:style-name="P56">t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A2" office:value-type="string">
            <text:p text:style-name="P56">t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A2" office:value-type="string">
            <text:p text:style-name="P56">n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ny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A2" office:value-type="string">
            <text:p text:style-name="P56">n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ly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A2" office:value-type="string">
            <text:p text:style-name="P56">l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A2" office:value-type="string">
            <text:p text:style-name="P56">l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zy</text:p>
          </table:table-cell>
          <table:table-cell table:style-name="表格3.A2" office:value-type="string">
            <text:p text:style-name="P46">ʑ</text:p>
          </table:table-cell>
          <table:table-cell table:style-name="表格3.A2" office:value-type="string">
            <text:p text:style-name="P46">ʑ~<text:span text:style-name="T8">tɕ</text:span></text:p>
          </table:table-cell>
          <table:table-cell table:style-name="表格3.A2" office:value-type="string">
            <text:p text:style-name="P46">l<text:span text:style-name="T14">j</text:span>~<text:span text:style-name="T18">z</text:span><text:span text:style-name="T19">j</text:span></text:p>
          </table:table-cell>
          <table:table-cell table:style-name="表格3.A2" office:value-type="string">
            <text:p text:style-name="P46">l<text:span text:style-name="T14">j</text:span></text:p>
          </table:table-cell>
          <table:table-cell table:style-name="表格3.A2" office:value-type="string">
            <text:p text:style-name="P56">ʒ</text:p>
          </table:table-cell>
          <table:table-cell table:style-name="表格3.G2" office:value-type="string">
            <text:p text:style-name="P56">/lj/標為ly，下同</text:p>
          </table:table-cell>
        </table:table-row>
        <table:table-row>
          <table:table-cell table:style-name="表格3.A2" office:value-type="string">
            <text:p text:style-name="P53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A2" office:value-type="string">
            <text:p text:style-name="P56">z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sy</text:p>
          </table:table-cell>
          <table:table-cell table:style-name="表格3.A2" office:value-type="string">
            <text:p text:style-name="P41">ɕ</text:p>
          </table:table-cell>
          <table:table-cell table:style-name="表格3.A2" office:value-type="string">
            <text:p text:style-name="P41">ɕ</text:p>
          </table:table-cell>
          <table:table-cell table:style-name="表格3.A2" office:value-type="string">
            <text:p text:style-name="P47">s</text:p>
          </table:table-cell>
          <table:table-cell table:style-name="表格3.A2" office:value-type="string">
            <text:p text:style-name="P47">s</text:p>
          </table:table-cell>
          <table:table-cell table:style-name="表格3.A2" office:value-type="string">
            <text:p text:style-name="P47">ʃ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A2" office:value-type="string">
            <text:p text:style-name="P56">sw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gy</text:p>
          </table:table-cell>
          <table:table-cell table:style-name="表格3.A2" office:value-type="string">
            <text:p text:style-name="P56">k<text:span text:style-name="T21">j</text:span></text:p>
          </table:table-cell>
          <table:table-cell table:style-name="表格3.A2" office:value-type="string">
            <text:p text:style-name="P56">k<text:span text:style-name="T21">j</text:span> ; g<text:span text:style-name="T21">j</text:span></text:p>
          </table:table-cell>
          <table:table-cell table:style-name="表格3.A2" office:value-type="string">
            <text:p text:style-name="P48"><text:span text:style-name="T18">g</text:span><text:span text:style-name="T20">j</text:span><text:span text:style-name="T14">~j</text:span></text:p>
          </table:table-cell>
          <table:table-cell table:style-name="表格3.A2" office:value-type="string">
            <text:p text:style-name="P58">j</text:p>
          </table:table-cell>
          <table:table-cell table:style-name="表格3.A2" office:value-type="string">
            <text:p text:style-name="P48">g</text:p>
          </table:table-cell>
          <table:table-cell table:style-name="表格3.G2" office:value-type="string">
            <text:p text:style-name="P78">/<text:span text:style-name="T21">j/標為y，下同</text:span></text:p>
          </table:table-cell>
        </table:table-row>
        <table:table-row>
          <table:table-cell table:style-name="表格3.A2" office:value-type="string">
            <text:p text:style-name="P53">gw</text:p>
          </table:table-cell>
          <table:table-cell table:style-name="表格3.A2" office:value-type="string">
            <text:p text:style-name="P48">k</text:p>
          </table:table-cell>
          <table:table-cell table:style-name="表格3.A2" office:value-type="string">
            <text:p text:style-name="P48"><text:span text:style-name="T14">k</text:span> ; g</text:p>
          </table:table-cell>
          <table:table-cell table:style-name="表格3.A2" office:value-type="string">
            <text:p text:style-name="P48">g</text:p>
          </table:table-cell>
          <table:table-cell table:style-name="表格3.A2" office:value-type="string">
            <text:p text:style-name="P48">g</text:p>
          </table:table-cell>
          <table:table-cell table:style-name="表格3.A2" office:value-type="string">
            <text:p text:style-name="P48">g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ky</text:p>
          </table:table-cell>
          <table:table-cell table:style-name="表格3.A2" office:value-type="string">
            <text:p text:style-name="P50">kʰ<text:span text:style-name="T21">j</text:span></text:p>
          </table:table-cell>
          <table:table-cell table:style-name="表格3.A2" office:value-type="string">
            <text:p text:style-name="P50">kʰj ; kj</text:p>
          </table:table-cell>
          <table:table-cell table:style-name="表格3.A2" office:value-type="string">
            <text:p text:style-name="P48">k<text:span text:style-name="T21">j</text:span></text:p>
          </table:table-cell>
          <table:table-cell table:style-name="表格3.A2" office:value-type="string">
            <text:p text:style-name="P48">k<text:span text:style-name="T21">j</text:span></text:p>
          </table:table-cell>
          <table:table-cell table:style-name="表格3.A2" office:value-type="string">
            <text:p text:style-name="P48">k<text:span text:style-name="T21">j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kw</text:p>
          </table:table-cell>
          <table:table-cell table:style-name="表格3.A2" office:value-type="string">
            <text:p text:style-name="P50">kʰ<text:span text:style-name="T21">w</text:span></text:p>
          </table:table-cell>
          <table:table-cell table:style-name="表格3.A2" office:value-type="string">
            <text:p text:style-name="P60">kʰw ; kw</text:p>
          </table:table-cell>
          <table:table-cell table:style-name="表格3.A2" office:value-type="string">
            <text:p text:style-name="P48">k<text:span text:style-name="T21">w</text:span></text:p>
          </table:table-cell>
          <table:table-cell table:style-name="表格3.A2" office:value-type="string">
            <text:p text:style-name="P48">k<text:span text:style-name="T21">w</text:span></text:p>
          </table:table-cell>
          <table:table-cell table:style-name="表格3.A2" office:value-type="string">
            <text:p text:style-name="P48">k<text:span text:style-name="T21">w</text:span>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hy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A2" office:value-type="string">
            <text:p text:style-name="P58">hj</text:p>
          </table:table-cell>
          <table:table-cell table:style-name="表格3.G2" office:value-type="string">
            <text:p text:style-name="P78"/>
          </table:table-cell>
        </table:table-row>
        <table:table-row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<text:span text:style-name="T62">x</text:span>w</text:p>
          </table:table-cell>
          <table:table-cell table:style-name="表格3.A2" office:value-type="string">
            <text:p text:style-name="P53"><text:span text:style-name="T62">x</text:span>w</text:p>
          </table:table-cell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hw</text:p>
          </table:table-cell>
          <table:table-cell table:style-name="表格3.A2" office:value-type="string">
            <text:p text:style-name="P53">w</text:p>
          </table:table-cell>
          <table:table-cell table:style-name="表格3.G2" office:value-type="string">
            <text:p text:style-name="P53"/>
          </table:table-cell>
        </table:table-row>
        <table:table-row>
          <table:table-cell table:style-name="表格3.A2" office:value-type="string">
            <text:p text:style-name="P78">ngy</text:p>
          </table:table-cell>
          <table:table-cell table:style-name="表格3.A2" office:value-type="string">
            <text:p text:style-name="P52">ŋj~j</text:p>
          </table:table-cell>
          <table:table-cell table:style-name="表格3.A2" office:value-type="string">
            <text:p text:style-name="P52">ŋj</text:p>
          </table:table-cell>
          <table:table-cell table:style-name="表格3.A2" office:value-type="string">
            <text:p text:style-name="P53">j~<text:span text:style-name="T18">ŋj</text:span></text:p>
          </table:table-cell>
          <table:table-cell table:style-name="表格3.A2" office:value-type="string">
            <text:p text:style-name="P53">j</text:p>
          </table:table-cell>
          <table:table-cell table:style-name="表格3.A2" office:value-type="string">
            <text:p text:style-name="P53">j</text:p>
          </table:table-cell>
          <table:table-cell table:style-name="表格3.G2" office:value-type="string">
            <text:p text:style-name="P78"/>
          </table:table-cell>
        </table:table-row>
      </table:table>
      <text:p text:style-name="P106"/>
      <text:p text:style-name="P129">為避免混淆<text:span text:style-name="T24">，詞中鼻音節與母音間，及n音節和其後的g， 須添加撇號'來區分，如東亞Tong'a。</text:span></text:p>
      <text:p text:style-name="P141">元音</text:p>
      <text:p text:style-name="P106">標準東原語總共有<text:span text:style-name="T21">5個短元音，5個長元音，沒有複元音。然而部份方言沒有一些長元音，甚至旭地方言將長元音讀成短元音，原本的短元音改讀成鄰近的短元音。</text:span></text:p>
      <text:p text:style-name="P139">短元音</text:p>
      <text:p text:style-name="P107"/>
      <table:table table:name="表格4" table:style-name="表格4">
        <table:table-column table:style-name="表格4.A" table:number-columns-repeated="6"/>
        <table:table-column table:style-name="表格4.G"/>
        <table:table-row>
          <table:table-cell table:style-name="表格4.A1" office:value-type="string">
            <text:p text:style-name="P10">東原<text:span text:style-name="T4">語字母</text:span></text:p>
          </table:table-cell>
          <table:table-cell table:style-name="表格4.A1" office:value-type="string">
            <text:p text:style-name="P10">IPA</text:p>
          </table:table-cell>
          <table:table-cell table:style-name="表格4.A1" office:value-type="string">
            <text:p text:style-name="P10"/>
          </table:table-cell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/>
          </table:table-cell>
          <table:table-cell table:style-name="表格4.A1" office:value-type="string">
            <text:p text:style-name="P82"/>
          </table:table-cell>
          <table:table-cell table:style-name="表格4.G1" office:value-type="string">
            <text:p text:style-name="P2">註解</text:p>
          </table:table-cell>
        </table:table-row>
        <table:table-row>
          <table:table-cell table:style-name="表格4.A2" office:value-type="string">
            <text:p text:style-name="P10"/>
          </table:table-cell>
          <table:table-cell table:style-name="表格4.A2" office:value-type="string">
            <text:p text:style-name="P82">西部（國本）</text:p>
          </table:table-cell>
          <table:table-cell table:style-name="表格4.A2" office:value-type="string">
            <text:p text:style-name="P82">中部（上池）</text:p>
          </table:table-cell>
          <table:table-cell table:style-name="表格4.A2" office:value-type="string">
            <text:p text:style-name="P82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4.A2" office:value-type="string">
            <text:p text:style-name="P82">北<text:span text:style-name="T1">部（嶺北）</text:span></text:p>
          </table:table-cell>
          <table:table-cell table:style-name="表格4.A2" office:value-type="string">
            <text:p text:style-name="P82">旭地（<text:span text:style-name="T1">井港</text:span>）</text:p>
          </table:table-cell>
          <table:table-cell table:style-name="表格4.G2" office:value-type="string">
            <text:p text:style-name="P2"/>
          </table:table-cell>
        </table:table-row>
        <table:table-row>
          <table:table-cell table:style-name="表格4.A2" office:value-type="string">
            <text:p text:style-name="P58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a</text:p>
          </table:table-cell>
          <table:table-cell table:style-name="表格4.A2" office:value-type="string">
            <text:p text:style-name="P61">ɒ</text:p>
          </table:table-cell>
          <table:table-cell table:style-name="表格4.G2" office:value-type="string">
            <text:p text:style-name="P82"/>
          </table:table-cell>
        </table:table-row>
        <table:table-row>
          <table:table-cell table:style-name="表格4.A2" office:value-type="string">
            <text:p text:style-name="P58">e</text:p>
          </table:table-cell>
          <table:table-cell table:style-name="表格4.A2" office:value-type="string">
            <text:p text:style-name="P61">e</text:p>
          </table:table-cell>
          <table:table-cell table:style-name="表格4.A2" office:value-type="string">
            <text:p text:style-name="P97">e</text:p>
          </table:table-cell>
          <table:table-cell table:style-name="表格4.A2" office:value-type="string">
            <text:p text:style-name="P103">e</text:p>
          </table:table-cell>
          <table:table-cell table:style-name="表格4.A2" office:value-type="string">
            <text:p text:style-name="P94">e</text:p>
          </table:table-cell>
          <table:table-cell table:style-name="表格4.A2" office:value-type="string">
            <text:p text:style-name="P61">ɛ</text:p>
          </table:table-cell>
          <table:table-cell table:style-name="表格4.G2" office:value-type="string">
            <text:p text:style-name="P54"/>
          </table:table-cell>
        </table:table-row>
        <table:table-row>
          <table:table-cell table:style-name="表格4.A2" office:value-type="string">
            <text:p text:style-name="P58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i</text:p>
          </table:table-cell>
          <table:table-cell table:style-name="表格4.A2" office:value-type="string">
            <text:p text:style-name="P63">ɪ</text:p>
          </table:table-cell>
          <table:table-cell table:style-name="表格4.G2" office:value-type="string">
            <text:p text:style-name="P82"/>
          </table:table-cell>
        </table:table-row>
        <table:table-row>
          <table:table-cell table:style-name="表格4.A2" office:value-type="string">
            <text:p text:style-name="P58">o</text:p>
          </table:table-cell>
          <table:table-cell table:style-name="表格4.A2" office:value-type="string">
            <text:p text:style-name="P63">o</text:p>
          </table:table-cell>
          <table:table-cell table:style-name="表格4.A2" office:value-type="string">
            <text:p text:style-name="P94">o</text:p>
          </table:table-cell>
          <table:table-cell table:style-name="表格4.A2" office:value-type="string">
            <text:p text:style-name="P95">o</text:p>
          </table:table-cell>
          <table:table-cell table:style-name="表格4.A2" office:value-type="string">
            <text:p text:style-name="P65">o</text:p>
          </table:table-cell>
          <table:table-cell table:style-name="表格4.A2" office:value-type="string">
            <text:p text:style-name="P63">o</text:p>
          </table:table-cell>
          <table:table-cell table:style-name="表格4.G2" office:value-type="string">
            <text:p text:style-name="P63"/>
          </table:table-cell>
        </table:table-row>
        <table:table-row>
          <table:table-cell table:style-name="表格4.A2" office:value-type="string">
            <text:p text:style-name="P58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u</text:p>
          </table:table-cell>
          <table:table-cell table:style-name="表格4.A2" office:value-type="string">
            <text:p text:style-name="P63">ʊ</text:p>
          </table:table-cell>
          <table:table-cell table:style-name="表格4.G2" office:value-type="string">
            <text:p text:style-name="P82"/>
          </table:table-cell>
        </table:table-row>
      </table:table>
      <text:p text:style-name="P139"><text:soft-page-break/>長元音</text:p>
      <text:p text:style-name="P108"/>
      <table:table table:name="表格5" table:style-name="表格5">
        <table:table-column table:style-name="表格5.A" table:number-columns-repeated="6"/>
        <table:table-column table:style-name="表格5.G"/>
        <table:table-row>
          <table:table-cell table:style-name="表格5.A1" office:value-type="string">
            <text:p text:style-name="P11">東原<text:span text:style-name="T4">語字母</text:span></text:p>
          </table:table-cell>
          <table:table-cell table:style-name="表格5.A1" office:value-type="string">
            <text:p text:style-name="P11">IPA</text:p>
          </table:table-cell>
          <table:table-cell table:style-name="表格5.A1" office:value-type="string">
            <text:p text:style-name="P11"/>
          </table:table-cell>
          <table:table-cell table:style-name="表格5.A1" office:value-type="string">
            <text:p text:style-name="P83"/>
          </table:table-cell>
          <table:table-cell table:style-name="表格5.A1" office:value-type="string">
            <text:p text:style-name="P83"/>
          </table:table-cell>
          <table:table-cell table:style-name="表格5.A1" office:value-type="string">
            <text:p text:style-name="P83"/>
          </table:table-cell>
          <table:table-cell table:style-name="表格5.G1" office:value-type="string">
            <text:p text:style-name="P3">註解</text:p>
          </table:table-cell>
        </table:table-row>
        <table:table-row>
          <table:table-cell table:style-name="表格5.A2" office:value-type="string">
            <text:p text:style-name="P11"/>
          </table:table-cell>
          <table:table-cell table:style-name="表格5.A2" office:value-type="string">
            <text:p text:style-name="P83">西部（國本）</text:p>
          </table:table-cell>
          <table:table-cell table:style-name="表格5.A2" office:value-type="string">
            <text:p text:style-name="P83">中部（上池）</text:p>
          </table:table-cell>
          <table:table-cell table:style-name="表格5.A2" office:value-type="string">
            <text:p text:style-name="P83"><text:span text:style-name="T1">中</text:span>東部（平京）<text:span text:style-name="T14">，</text:span><text:span text:style-name="T19">黃底</text:span><text:span text:style-name="T14">表正式發音</text:span></text:p>
          </table:table-cell>
          <table:table-cell table:style-name="表格5.A2" office:value-type="string">
            <text:p text:style-name="P83">北<text:span text:style-name="T1">部（嶺北）</text:span></text:p>
          </table:table-cell>
          <table:table-cell table:style-name="表格5.A2" office:value-type="string">
            <text:p text:style-name="P83">旭地（<text:span text:style-name="T1">井港</text:span>）</text:p>
          </table:table-cell>
          <table:table-cell table:style-name="表格5.G2" office:value-type="string">
            <text:p text:style-name="P3"/>
          </table:table-cell>
        </table:table-row>
        <table:table-row>
          <table:table-cell table:style-name="表格5.A2" office:value-type="string">
            <text:p text:style-name="P59">a<text:span text:style-name="T22">a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2">a<text:span text:style-name="T22">ː</text:span></text:p>
          </table:table-cell>
          <table:table-cell table:style-name="表格5.A2" office:value-type="string">
            <text:p text:style-name="P63">a</text:p>
          </table:table-cell>
          <table:table-cell table:style-name="表格5.G2" office:value-type="string">
            <text:p text:style-name="P83"/>
          </table:table-cell>
        </table:table-row>
        <table:table-row>
          <table:table-cell table:style-name="表格5.A2" office:value-type="string">
            <text:p text:style-name="P59">e<text:span text:style-name="T22">e</text:span></text:p>
          </table:table-cell>
          <table:table-cell table:style-name="表格5.A2" office:value-type="string">
            <text:p text:style-name="P62">e<text:span text:style-name="T22">ː</text:span></text:p>
          </table:table-cell>
          <table:table-cell table:style-name="表格5.A2" office:value-type="string">
            <text:p text:style-name="P96">e<text:span text:style-name="T22">ː</text:span></text:p>
          </table:table-cell>
          <table:table-cell table:style-name="表格5.A2" office:value-type="string">
            <text:p text:style-name="P96">e<text:span text:style-name="T22">ː</text:span></text:p>
          </table:table-cell>
          <table:table-cell table:style-name="表格5.A2" office:value-type="string">
            <text:p text:style-name="P93">ɛ<text:span text:style-name="T22">ː</text:span></text:p>
          </table:table-cell>
          <table:table-cell table:style-name="表格5.A2" office:value-type="string">
            <text:p text:style-name="P63">e</text:p>
          </table:table-cell>
          <table:table-cell table:style-name="表格5.G2" office:value-type="string">
            <text:p text:style-name="P55"/>
          </table:table-cell>
        </table:table-row>
        <table:table-row>
          <table:table-cell table:style-name="表格5.A2" office:value-type="string">
            <text:p text:style-name="P59">i<text:span text:style-name="T22">i</text:span>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ː</text:p>
          </table:table-cell>
          <table:table-cell table:style-name="表格5.A2" office:value-type="string">
            <text:p text:style-name="P63">i</text:p>
          </table:table-cell>
          <table:table-cell table:style-name="表格5.G2" office:value-type="string">
            <text:p text:style-name="P83"/>
          </table:table-cell>
        </table:table-row>
        <table:table-row>
          <table:table-cell table:style-name="表格5.A2" office:value-type="string">
            <text:p text:style-name="P59">o<text:span text:style-name="T22">o</text:span></text:p>
          </table:table-cell>
          <table:table-cell table:style-name="表格5.A2" office:value-type="string">
            <text:p text:style-name="P64">oː</text:p>
          </table:table-cell>
          <table:table-cell table:style-name="表格5.A2" office:value-type="string">
            <text:p text:style-name="P98">oː</text:p>
          </table:table-cell>
          <table:table-cell table:style-name="表格5.A2" office:value-type="string">
            <text:p text:style-name="P98">oː</text:p>
          </table:table-cell>
          <table:table-cell table:style-name="表格5.A2" table:number-rows-spanned="2" office:value-type="string">
            <text:p text:style-name="P63">oː<text:span text:style-name="T24">~</text:span>uː</text:p>
          </table:table-cell>
          <table:table-cell table:style-name="表格5.A2" office:value-type="string">
            <text:p text:style-name="P63">ɔ</text:p>
          </table:table-cell>
          <table:table-cell table:style-name="表格5.G2" office:value-type="string">
            <text:p text:style-name="P63"/>
          </table:table-cell>
        </table:table-row>
        <table:table-row>
          <table:table-cell table:style-name="表格5.A2" office:value-type="string">
            <text:p text:style-name="P59">u<text:span text:style-name="T22">u</text:span></text:p>
          </table:table-cell>
          <table:table-cell table:style-name="表格5.A2" office:value-type="string">
            <text:p text:style-name="P63">uː</text:p>
          </table:table-cell>
          <table:table-cell table:style-name="表格5.A2" office:value-type="string">
            <text:p text:style-name="P63">uː</text:p>
          </table:table-cell>
          <table:table-cell table:style-name="表格5.A2" office:value-type="string">
            <text:p text:style-name="P63"><text:span text:style-name="T23">uː</text:span>~oː</text:p>
          </table:table-cell>
          <table:covered-table-cell/>
          <table:table-cell table:style-name="表格5.A2" office:value-type="string">
            <text:p text:style-name="P63">u</text:p>
          </table:table-cell>
          <table:table-cell table:style-name="表格5.G2" office:value-type="string">
            <text:p text:style-name="P83"/>
          </table:table-cell>
        </table:table-row>
      </table:table>
      <text:p text:style-name="P141">音調<text:span text:style-name="T44">、輕重音</text:span></text:p>
      <text:p text:style-name="P120">東原語方言多有有輕重音之別。除了疑問句末字（通常是疑問助詞）為昇調外，其餘方言間仍有差距。</text:p>
      <text:p text:style-name="P109">西部的詞<text:span text:style-name="T24">重音原則在首音節，發音為昇調，但格助詞句中發音為低降調。</text:span></text:p>
      <text:p text:style-name="P109">中部方言不分輕重<text:span text:style-name="T24">音，發音比較平板。為避免斷句不清，有時會用短暫停頓斷詞。</text:span></text:p>
      <text:p text:style-name="P110"><text:span text:style-name="T24">中</text:span>東部重音原則<text:span text:style-name="T24">在末音節，發音為低降調；格助詞在句中發音為高降調，單獨唸仍為低降調。</text:span></text:p>
      <text:p text:style-name="P110">旭地<text:span text:style-name="T24">的重音位置和中東部一樣，但因受到英語影響，重音不是音高重音，是強度重音。除了格助詞外，字詞的重音在句中改讀成次重音。</text:span></text:p>
      <text:p text:style-name="P142">漢字音和中古漢語聲韻的對照</text:p>
      <text:p text:style-name="P116">因為該國<text:span text:style-name="T40">曾大量接受中古漢語的借詞，故也繼受了中古漢語的漢字音，當代東原語詞彙有30%漢字詞（雖然固有語佔30%、英語等歐語佔40%）。以下為中古漢語和東原文發音的對照（使用Polyhedron的拼音）。</text:span></text:p>
      <text:p text:style-name="P140">聲母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B"/>
        <table:table-column table:style-name="表格8.C"/>
        <table:table-column table:style-name="表格8.A"/>
        <table:table-column table:style-name="表格8.B"/>
        <table:table-column table:style-name="表格8.C"/>
        <table:table-row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A1" office:value-type="string">
            <text:p text:style-name="P6">標準東原文</text:p>
          </table:table-cell>
          <table:table-cell table:style-name="表格8.A1" office:value-type="string">
            <text:p text:style-name="P4">聲母</text:p>
          </table:table-cell>
          <table:table-cell table:style-name="表格8.A1" office:value-type="string">
            <text:p text:style-name="P6">Polyhedron</text:p>
            <text:p text:style-name="P5">拼音</text:p>
          </table:table-cell>
          <table:table-cell table:style-name="表格8.I1" office:value-type="string">
            <text:p text:style-name="P6">標準東原文</text:p>
          </table:table-cell>
        </table:table-row>
        <table:table-row>
          <table:table-cell table:style-name="表格8.A2" office:value-type="string">
            <text:p text:style-name="P99">幫</text:p>
          </table:table-cell>
          <table:table-cell table:style-name="表格8.A2" office:value-type="string">
            <text:p text:style-name="P99">p</text:p>
          </table:table-cell>
          <table:table-cell table:style-name="表格8.A2" office:value-type="string">
            <text:p text:style-name="P102">p</text:p>
          </table:table-cell>
          <table:table-cell table:style-name="表格8.A2" office:value-type="string">
            <text:p text:style-name="P99">清</text:p>
          </table:table-cell>
          <table:table-cell table:style-name="表格8.A2" office:value-type="string">
            <text:p text:style-name="P99">ch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船</text:p>
          </table:table-cell>
          <table:table-cell table:style-name="表格8.A2" office:value-type="string">
            <text:p text:style-name="P99">zsj</text:p>
          </table:table-cell>
          <table:table-cell table:style-name="表格8.I2" office:value-type="string">
            <text:p text:style-name="P100">z</text:p>
          </table:table-cell>
        </table:table-row>
        <table:table-row>
          <table:table-cell table:style-name="表格8.A2" office:value-type="string">
            <text:p text:style-name="P99">滂</text:p>
          </table:table-cell>
          <table:table-cell table:style-name="表格8.A2" office:value-type="string">
            <text:p text:style-name="P99">ph</text:p>
          </table:table-cell>
          <table:table-cell table:style-name="表格8.A2" office:value-type="string">
            <text:p text:style-name="P100">p</text:p>
          </table:table-cell>
          <table:table-cell table:style-name="表格8.A2" office:value-type="string">
            <text:p text:style-name="P99">從</text:p>
          </table:table-cell>
          <table:table-cell table:style-name="表格8.A2" office:value-type="string">
            <text:p text:style-name="P99">z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日</text:p>
          </table:table-cell>
          <table:table-cell table:style-name="表格8.A2" office:value-type="string">
            <text:p text:style-name="P99">nj</text:p>
          </table:table-cell>
          <table:table-cell table:style-name="表格8.I2" office:value-type="string">
            <text:p text:style-name="P100">ng</text:p>
          </table:table-cell>
        </table:table-row>
        <table:table-row>
          <table:table-cell table:style-name="表格8.A2" office:value-type="string">
            <text:p text:style-name="P99">並</text:p>
          </table:table-cell>
          <table:table-cell table:style-name="表格8.A2" office:value-type="string">
            <text:p text:style-name="P99">b</text:p>
          </table:table-cell>
          <table:table-cell table:style-name="表格8.A2" office:value-type="string">
            <text:p text:style-name="P100">b</text:p>
          </table:table-cell>
          <table:table-cell table:style-name="表格8.A2" office:value-type="string">
            <text:p text:style-name="P99">心</text:p>
          </table:table-cell>
          <table:table-cell table:style-name="表格8.A2" office:value-type="string">
            <text:p text:style-name="P99">s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見</text:p>
          </table:table-cell>
          <table:table-cell table:style-name="表格8.A2" office:value-type="string">
            <text:p text:style-name="P99">k</text:p>
          </table:table-cell>
          <table:table-cell table:style-name="表格8.I2" office:value-type="string">
            <text:p text:style-name="P100">k</text:p>
          </table:table-cell>
        </table:table-row>
        <table:table-row>
          <table:table-cell table:style-name="表格8.A2" office:value-type="string">
            <text:p text:style-name="P99">明</text:p>
          </table:table-cell>
          <table:table-cell table:style-name="表格8.A2" office:value-type="string">
            <text:p text:style-name="P99">m</text:p>
          </table:table-cell>
          <table:table-cell table:style-name="表格8.A2" office:value-type="string">
            <text:p text:style-name="P100">m</text:p>
          </table:table-cell>
          <table:table-cell table:style-name="表格8.A2" office:value-type="string">
            <text:p text:style-name="P99">邪</text:p>
          </table:table-cell>
          <table:table-cell table:style-name="表格8.A2" office:value-type="string">
            <text:p text:style-name="P99">zs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谿</text:p>
          </table:table-cell>
          <table:table-cell table:style-name="表格8.A2" office:value-type="string">
            <text:p text:style-name="P99">kh</text:p>
          </table:table-cell>
          <table:table-cell table:style-name="表格8.I2" office:value-type="string">
            <text:p text:style-name="P100">k</text:p>
          </table:table-cell>
        </table:table-row>
        <table:table-row>
          <table:table-cell table:style-name="表格8.A2" office:value-type="string">
            <text:p text:style-name="P99">端</text:p>
          </table:table-cell>
          <table:table-cell table:style-name="表格8.A2" office:value-type="string">
            <text:p text:style-name="P99">t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莊</text:p>
          </table:table-cell>
          <table:table-cell table:style-name="表格8.A2" office:value-type="string">
            <text:p text:style-name="P99">c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羣</text:p>
          </table:table-cell>
          <table:table-cell table:style-name="表格8.A2" office:value-type="string">
            <text:p text:style-name="P99">g</text:p>
          </table:table-cell>
          <table:table-cell table:style-name="表格8.I2" office:value-type="string">
            <text:p text:style-name="P100">g</text:p>
          </table:table-cell>
        </table:table-row>
        <table:table-row>
          <table:table-cell table:style-name="表格8.A2" office:value-type="string">
            <text:p text:style-name="P99">透</text:p>
          </table:table-cell>
          <table:table-cell table:style-name="表格8.A2" office:value-type="string">
            <text:p text:style-name="P99">th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初</text:p>
          </table:table-cell>
          <table:table-cell table:style-name="表格8.A2" office:value-type="string">
            <text:p text:style-name="P99">ch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疑</text:p>
          </table:table-cell>
          <table:table-cell table:style-name="表格8.A2" office:value-type="string">
            <text:p text:style-name="P99">ng</text:p>
          </table:table-cell>
          <table:table-cell table:style-name="表格8.I2" office:value-type="string">
            <text:p text:style-name="P100">ng</text:p>
          </table:table-cell>
        </table:table-row>
        <table:table-row>
          <table:table-cell table:style-name="表格8.A2" office:value-type="string">
            <text:p text:style-name="P99">定</text:p>
          </table:table-cell>
          <table:table-cell table:style-name="表格8.A2" office:value-type="string">
            <text:p text:style-name="P99">d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崇</text:p>
          </table:table-cell>
          <table:table-cell table:style-name="表格8.A2" office:value-type="string">
            <text:p text:style-name="P99">zr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影</text:p>
          </table:table-cell>
          <table:table-cell table:style-name="表格8.A2" office:value-type="string">
            <text:p text:style-name="P99">q</text:p>
          </table:table-cell>
          <table:table-cell table:style-name="表格8.I2" office:value-type="string">
            <text:p text:style-name="P99">（不發音）</text:p>
          </table:table-cell>
        </table:table-row>
        <table:table-row>
          <table:table-cell table:style-name="表格8.A2" office:value-type="string">
            <text:p text:style-name="P99">泥</text:p>
          </table:table-cell>
          <table:table-cell table:style-name="表格8.A2" office:value-type="string">
            <text:p text:style-name="P99">n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99">生</text:p>
          </table:table-cell>
          <table:table-cell table:style-name="表格8.A2" office:value-type="string">
            <text:p text:style-name="P99">sr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曉</text:p>
          </table:table-cell>
          <table:table-cell table:style-name="表格8.A2" office:value-type="string">
            <text:p text:style-name="P99">h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知</text:p>
          </table:table-cell>
          <table:table-cell table:style-name="表格8.A2" office:value-type="string">
            <text:p text:style-name="P99">t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俟</text:p>
          </table:table-cell>
          <table:table-cell table:style-name="表格8.A2" office:value-type="string">
            <text:p text:style-name="P99">zsr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匣</text:p>
          </table:table-cell>
          <table:table-cell table:style-name="表格8.A2" office:value-type="string">
            <text:p text:style-name="P99">gh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徹</text:p>
          </table:table-cell>
          <table:table-cell table:style-name="表格8.A2" office:value-type="string">
            <text:p text:style-name="P99">thr</text:p>
          </table:table-cell>
          <table:table-cell table:style-name="表格8.A2" office:value-type="string">
            <text:p text:style-name="P100">t</text:p>
          </table:table-cell>
          <table:table-cell table:style-name="表格8.A2" office:value-type="string">
            <text:p text:style-name="P99">章</text:p>
          </table:table-cell>
          <table:table-cell table:style-name="表格8.A2" office:value-type="string">
            <text:p text:style-name="P99">c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雲</text:p>
          </table:table-cell>
          <table:table-cell table:style-name="表格8.A2" office:value-type="string">
            <text:p text:style-name="P99">(無)</text:p>
          </table:table-cell>
          <table:table-cell table:style-name="表格8.I2" office:value-type="string">
            <text:p text:style-name="P100">h</text:p>
          </table:table-cell>
        </table:table-row>
        <table:table-row>
          <table:table-cell table:style-name="表格8.A2" office:value-type="string">
            <text:p text:style-name="P99">澄</text:p>
          </table:table-cell>
          <table:table-cell table:style-name="表格8.A2" office:value-type="string">
            <text:p text:style-name="P99">dr</text:p>
          </table:table-cell>
          <table:table-cell table:style-name="表格8.A2" office:value-type="string">
            <text:p text:style-name="P100">d</text:p>
          </table:table-cell>
          <table:table-cell table:style-name="表格8.A2" office:value-type="string">
            <text:p text:style-name="P99">昌</text:p>
          </table:table-cell>
          <table:table-cell table:style-name="表格8.A2" office:value-type="string">
            <text:p text:style-name="P99">ch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以</text:p>
          </table:table-cell>
          <table:table-cell table:style-name="表格8.A2" office:value-type="string">
            <text:p text:style-name="P99">j</text:p>
          </table:table-cell>
          <table:table-cell table:style-name="表格8.I2" office:value-type="string">
            <text:p text:style-name="P100">y</text:p>
          </table:table-cell>
        </table:table-row>
        <text:soft-page-break/>
        <table:table-row>
          <table:table-cell table:style-name="表格8.A2" office:value-type="string">
            <text:p text:style-name="P99">娘</text:p>
          </table:table-cell>
          <table:table-cell table:style-name="表格8.A2" office:value-type="string">
            <text:p text:style-name="P99">nr</text:p>
          </table:table-cell>
          <table:table-cell table:style-name="表格8.A2" office:value-type="string">
            <text:p text:style-name="P100">n</text:p>
          </table:table-cell>
          <table:table-cell table:style-name="表格8.A2" office:value-type="string">
            <text:p text:style-name="P99">常（禪）</text:p>
          </table:table-cell>
          <table:table-cell table:style-name="表格8.A2" office:value-type="string">
            <text:p text:style-name="P99">zj</text:p>
          </table:table-cell>
          <table:table-cell table:style-name="表格8.A2" office:value-type="string">
            <text:p text:style-name="P100">z</text:p>
          </table:table-cell>
          <table:table-cell table:style-name="表格8.A2" office:value-type="string">
            <text:p text:style-name="P99">來</text:p>
          </table:table-cell>
          <table:table-cell table:style-name="表格8.A2" office:value-type="string">
            <text:p text:style-name="P99">l</text:p>
          </table:table-cell>
          <table:table-cell table:style-name="表格8.I2" office:value-type="string">
            <text:p text:style-name="P100">l</text:p>
          </table:table-cell>
        </table:table-row>
        <table:table-row>
          <table:table-cell table:style-name="表格8.A2" office:value-type="string">
            <text:p text:style-name="P99">精</text:p>
          </table:table-cell>
          <table:table-cell table:style-name="表格8.A2" office:value-type="string">
            <text:p text:style-name="P99">c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99">書</text:p>
          </table:table-cell>
          <table:table-cell table:style-name="表格8.A2" office:value-type="string">
            <text:p text:style-name="P99">sj</text:p>
          </table:table-cell>
          <table:table-cell table:style-name="表格8.A2" office:value-type="string">
            <text:p text:style-name="P100">s</text:p>
          </table:table-cell>
          <table:table-cell table:style-name="表格8.A2" office:value-type="string">
            <text:p text:style-name="P100"/>
          </table:table-cell>
          <table:table-cell table:style-name="表格8.A2" office:value-type="string">
            <text:p text:style-name="P100"/>
          </table:table-cell>
          <table:table-cell table:style-name="表格8.I2" office:value-type="string">
            <text:p text:style-name="P100"/>
          </table:table-cell>
        </table:table-row>
      </table:table>
      <text:p text:style-name="P142">韻母</text:p>
      <table:table table:name="表格9" table:style-name="表格9"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column table:style-name="表格9.A"/>
        <table:table-column table:style-name="表格9.B"/>
        <table:table-column table:style-name="表格9.C"/>
        <table:table-row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A1" office:value-type="string">
            <text:p text:style-name="P7">​東原語</text:p>
          </table:table-cell>
          <table:table-cell table:style-name="表格9.A1" office:value-type="string">
            <text:p text:style-name="P7">切韻韻目</text:p>
          </table:table-cell>
          <table:table-cell table:style-name="表格9.A1" office:value-type="string">
            <text:p text:style-name="P8">Polyhedron</text:p>
            <text:p text:style-name="P8">拼音</text:p>
          </table:table-cell>
          <table:table-cell table:style-name="表格9.I1" office:value-type="string">
            <text:p text:style-name="P7">​東原語</text:p>
          </table:table-cell>
        </table:table-row>
        <table:table-row>
          <table:table-cell table:style-name="表格9.A2" office:value-type="string">
            <text:p text:style-name="P101">歌一等開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脂三等合</text:p>
          </table:table-cell>
          <table:table-cell table:style-name="表格9.A2" office:value-type="string">
            <text:p text:style-name="P101">yi</text:p>
          </table:table-cell>
          <table:table-cell table:style-name="表格9.A2" office:value-type="string">
            <text:p text:style-name="P101">wi</text:p>
          </table:table-cell>
          <table:table-cell table:style-name="表格9.A2" office:value-type="string">
            <text:p text:style-name="P101">眞三等開</text:p>
          </table:table-cell>
          <table:table-cell table:style-name="表格9.A2" office:value-type="string">
            <text:p text:style-name="P101">in</text:p>
          </table:table-cell>
          <table:table-cell table:style-name="表格9.I2" office:value-type="string">
            <text:p text:style-name="P101">iin</text:p>
          </table:table-cell>
        </table:table-row>
        <table:table-row>
          <table:table-cell table:style-name="表格9.A2" office:value-type="string">
            <text:p text:style-name="P101">戈三等開</text:p>
          </table:table-cell>
          <table:table-cell table:style-name="表格9.A2" office:value-type="string">
            <text:p text:style-name="P101">yɑ</text:p>
          </table:table-cell>
          <table:table-cell table:style-name="表格9.A2" office:value-type="string">
            <text:p text:style-name="P101">yɑ</text:p>
          </table:table-cell>
          <table:table-cell table:style-name="表格9.A2" office:value-type="string">
            <text:p text:style-name="P101">微三等合</text:p>
          </table:table-cell>
          <table:table-cell table:style-name="表格9.A2" office:value-type="string">
            <text:p text:style-name="P101">yoi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欣三等開</text:p>
          </table:table-cell>
          <table:table-cell table:style-name="表格9.A2" office:value-type="string">
            <text:p text:style-name="P101">i̯on</text:p>
          </table:table-cell>
          <table:table-cell table:style-name="表格9.I2" office:value-type="string">
            <text:p text:style-name="P101">in</text:p>
          </table:table-cell>
        </table:table-row>
        <table:table-row>
          <table:table-cell table:style-name="表格9.A2" office:value-type="string">
            <text:p text:style-name="P101">戈一等合</text:p>
          </table:table-cell>
          <table:table-cell table:style-name="表格9.A2" office:value-type="string">
            <text:p text:style-name="P101">wɑ</text:p>
          </table:table-cell>
          <table:table-cell table:style-name="表格9.A2" office:value-type="string">
            <text:p text:style-name="P101">wɑ</text:p>
          </table:table-cell>
          <table:table-cell table:style-name="表格9.A2" office:value-type="string">
            <text:p text:style-name="P101">豪一等開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魂一等合</text:p>
          </table:table-cell>
          <table:table-cell table:style-name="表格9.A2" office:value-type="string">
            <text:p text:style-name="P101">uon</text:p>
          </table:table-cell>
          <table:table-cell table:style-name="表格9.I2" office:value-type="string">
            <text:p text:style-name="P101">oon</text:p>
          </table:table-cell>
        </table:table-row>
        <table:table-row>
          <table:table-cell table:style-name="表格9.A2" office:value-type="string">
            <text:p text:style-name="P101">戈三等合</text:p>
          </table:table-cell>
          <table:table-cell table:style-name="表格9.A2" office:value-type="string">
            <text:p text:style-name="P101">ua</text:p>
          </table:table-cell>
          <table:table-cell table:style-name="表格9.A2" office:value-type="string">
            <text:p text:style-name="P101">ya</text:p>
          </table:table-cell>
          <table:table-cell table:style-name="表格9.A2" office:value-type="string">
            <text:p text:style-name="P101">餚二等開</text:p>
          </table:table-cell>
          <table:table-cell table:style-name="表格9.A2" office:value-type="string">
            <text:p text:style-name="P101">rau</text:p>
          </table:table-cell>
          <table:table-cell table:style-name="表格9.A2" office:value-type="string">
            <text:p text:style-name="P101">au</text:p>
          </table:table-cell>
          <table:table-cell table:style-name="表格9.A2" office:value-type="string">
            <text:p text:style-name="P101">眞三等合</text:p>
          </table:table-cell>
          <table:table-cell table:style-name="表格9.A2" office:value-type="string">
            <text:p text:style-name="P101">yn</text:p>
          </table:table-cell>
          <table:table-cell table:style-name="表格9.I2" office:value-type="string">
            <text:p text:style-name="P101">yen</text:p>
          </table:table-cell>
        </table:table-row>
        <table:table-row>
          <table:table-cell table:style-name="表格9.A2" office:value-type="string">
            <text:p text:style-name="P101">麻二等開</text:p>
          </table:table-cell>
          <table:table-cell table:style-name="表格9.A2" office:value-type="string">
            <text:p text:style-name="P101">ra</text:p>
          </table:table-cell>
          <table:table-cell table:style-name="表格9.A2" office:value-type="string">
            <text:p text:style-name="P101">a</text:p>
          </table:table-cell>
          <table:table-cell table:style-name="表格9.A2" office:value-type="string">
            <text:p text:style-name="P101">宵三等開</text:p>
          </table:table-cell>
          <table:table-cell table:style-name="表格9.A2" office:value-type="string">
            <text:p text:style-name="P101">ieu</text:p>
          </table:table-cell>
          <table:table-cell table:style-name="表格9.A2" office:value-type="string">
            <text:p text:style-name="P101">iuu</text:p>
          </table:table-cell>
          <table:table-cell table:style-name="表格9.A2" office:value-type="string">
            <text:p text:style-name="P101">諄三等合</text:p>
          </table:table-cell>
          <table:table-cell table:style-name="表格9.A2" office:value-type="string">
            <text:p text:style-name="P101">yn</text:p>
          </table:table-cell>
          <table:table-cell table:style-name="表格9.I2" office:value-type="string">
            <text:p text:style-name="P101">win</text:p>
          </table:table-cell>
        </table:table-row>
        <table:table-row>
          <table:table-cell table:style-name="表格9.A2" office:value-type="string">
            <text:p text:style-name="P101">麻三等開</text:p>
          </table:table-cell>
          <table:table-cell table:style-name="表格9.A2" office:value-type="string">
            <text:p text:style-name="P101">ia</text:p>
          </table:table-cell>
          <table:table-cell table:style-name="表格9.A2" office:value-type="string">
            <text:p text:style-name="P101">ya</text:p>
          </table:table-cell>
          <table:table-cell table:style-name="表格9.A2" office:value-type="string">
            <text:p text:style-name="P101">蕭四等開</text:p>
          </table:table-cell>
          <table:table-cell table:style-name="表格9.A2" office:value-type="string">
            <text:p text:style-name="P101">eu</text:p>
          </table:table-cell>
          <table:table-cell table:style-name="表格9.A2" office:value-type="string">
            <text:p text:style-name="P101">iu</text:p>
          </table:table-cell>
          <table:table-cell table:style-name="表格9.A2" office:value-type="string">
            <text:p text:style-name="P101">文三等合</text:p>
          </table:table-cell>
          <table:table-cell table:style-name="表格9.A2" office:value-type="string">
            <text:p text:style-name="P101">yon</text:p>
          </table:table-cell>
          <table:table-cell table:style-name="表格9.I2" office:value-type="string">
            <text:p text:style-name="P101">yun</text:p>
          </table:table-cell>
        </table:table-row>
        <table:table-row>
          <table:table-cell table:style-name="表格9.A2" office:value-type="string">
            <text:p text:style-name="P101">麻二等合</text:p>
          </table:table-cell>
          <table:table-cell table:style-name="表格9.A2" office:value-type="string">
            <text:p text:style-name="P101">rua</text:p>
          </table:table-cell>
          <table:table-cell table:style-name="表格9.A2" office:value-type="string">
            <text:p text:style-name="P101">wa</text:p>
          </table:table-cell>
          <table:table-cell table:style-name="表格9.A2" office:value-type="string">
            <text:p text:style-name="P101">侯一等開</text:p>
          </table:table-cell>
          <table:table-cell table:style-name="表格9.A2" office:value-type="string">
            <text:p text:style-name="P101">u</text:p>
          </table:table-cell>
          <table:table-cell table:style-name="表格9.A2" office:value-type="string">
            <text:p text:style-name="P101">u</text:p>
          </table:table-cell>
          <table:table-cell table:style-name="表格9.A2" office:value-type="string">
            <text:p text:style-name="P101">唐一等開</text:p>
          </table:table-cell>
          <table:table-cell table:style-name="表格9.A2" office:value-type="string">
            <text:p text:style-name="P101">ang</text:p>
          </table:table-cell>
          <table:table-cell table:style-name="表格9.I2" office:value-type="string">
            <text:p text:style-name="P101">ang</text:p>
          </table:table-cell>
        </table:table-row>
        <table:table-row>
          <table:table-cell table:style-name="表格9.A2" office:value-type="string">
            <text:p text:style-name="P101">模一等合</text:p>
          </table:table-cell>
          <table:table-cell table:style-name="表格9.A2" office:value-type="string">
            <text:p text:style-name="P101">uo</text:p>
          </table:table-cell>
          <table:table-cell table:style-name="表格9.A2" office:value-type="string">
            <text:p text:style-name="P101">oo</text:p>
          </table:table-cell>
          <table:table-cell table:style-name="表格9.A2" office:value-type="string">
            <text:p text:style-name="P101">尤三等開</text:p>
          </table:table-cell>
          <table:table-cell table:style-name="表格9.A2" office:value-type="string">
            <text:p text:style-name="P101">iu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陽三等開</text:p>
          </table:table-cell>
          <table:table-cell table:style-name="表格9.A2" office:value-type="string">
            <text:p text:style-name="P101">yang</text:p>
          </table:table-cell>
          <table:table-cell table:style-name="表格9.I2" office:value-type="string">
            <text:p text:style-name="P101">yang</text:p>
          </table:table-cell>
        </table:table-row>
        <table:table-row>
          <table:table-cell table:style-name="表格9.A2" office:value-type="string">
            <text:p text:style-name="P101">魚三等合</text:p>
          </table:table-cell>
          <table:table-cell table:style-name="表格9.A2" office:value-type="string">
            <text:p text:style-name="P101">io</text:p>
          </table:table-cell>
          <table:table-cell table:style-name="表格9.A2" office:value-type="string">
            <text:p text:style-name="P101">yoo</text:p>
          </table:table-cell>
          <table:table-cell table:style-name="表格9.A2" office:value-type="string">
            <text:p text:style-name="P101">幽三等開</text:p>
          </table:table-cell>
          <table:table-cell table:style-name="表格9.A2" office:value-type="string">
            <text:p text:style-name="P101">y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唐一等合</text:p>
          </table:table-cell>
          <table:table-cell table:style-name="表格9.A2" office:value-type="string">
            <text:p text:style-name="P101">wang</text:p>
          </table:table-cell>
          <table:table-cell table:style-name="表格9.I2" office:value-type="string">
            <text:p text:style-name="P101">wang</text:p>
          </table:table-cell>
        </table:table-row>
        <table:table-row>
          <table:table-cell table:style-name="表格9.A2" office:value-type="string">
            <text:p text:style-name="P101">虞三等合</text:p>
          </table:table-cell>
          <table:table-cell table:style-name="表格9.A2" office:value-type="string">
            <text:p text:style-name="P101">yo</text:p>
          </table:table-cell>
          <table:table-cell table:style-name="表格9.A2" office:value-type="string">
            <text:p text:style-name="P101">yu</text:p>
          </table:table-cell>
          <table:table-cell table:style-name="表格9.A2" office:value-type="string">
            <text:p text:style-name="P101">覃一等開</text:p>
          </table:table-cell>
          <table:table-cell table:style-name="表格9.A2" office:value-type="string">
            <text:p text:style-name="P101">om</text:p>
          </table:table-cell>
          <table:table-cell table:style-name="表格9.A2" office:value-type="string">
            <text:p text:style-name="P101">om</text:p>
          </table:table-cell>
          <table:table-cell table:style-name="表格9.A2" office:value-type="string">
            <text:p text:style-name="P101">陽三等合</text:p>
          </table:table-cell>
          <table:table-cell table:style-name="表格9.A2" office:value-type="string">
            <text:p text:style-name="P101">ya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咍一等開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e</text:p>
          </table:table-cell>
          <table:table-cell table:style-name="表格9.A2" office:value-type="string">
            <text:p text:style-name="P101">談一等開</text:p>
          </table:table-cell>
          <table:table-cell table:style-name="表格9.A2" office:value-type="string">
            <text:p text:style-name="P101">am</text:p>
          </table:table-cell>
          <table:table-cell table:style-name="表格9.A2" office:value-type="string">
            <text:p text:style-name="P101">am</text:p>
          </table:table-cell>
          <table:table-cell table:style-name="表格9.A2" office:value-type="string">
            <text:p text:style-name="P101">江二等開</text:p>
          </table:table-cell>
          <table:table-cell table:style-name="表格9.A2" office:value-type="string">
            <text:p text:style-name="P101">rung</text:p>
          </table:table-cell>
          <table:table-cell table:style-name="表格9.I2" office:value-type="string">
            <text:p text:style-name="P101">ong</text:p>
          </table:table-cell>
        </table:table-row>
        <table:table-row>
          <table:table-cell table:style-name="表格9.A2" office:value-type="string">
            <text:p text:style-name="P101">泰一等開</text:p>
          </table:table-cell>
          <table:table-cell table:style-name="表格9.A2" office:value-type="string">
            <text:p text:style-name="P101">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咸二等開</text:p>
          </table:table-cell>
          <table:table-cell table:style-name="表格9.A2" office:value-type="string">
            <text:p text:style-name="P101">rem</text:p>
          </table:table-cell>
          <table:table-cell table:style-name="表格9.A2" office:value-type="string">
            <text:p text:style-name="P101">em</text:p>
          </table:table-cell>
          <table:table-cell table:style-name="表格9.A2" office:value-type="string">
            <text:p text:style-name="P101">登一等開</text:p>
          </table:table-cell>
          <table:table-cell table:style-name="表格9.A2" office:value-type="string">
            <text:p text:style-name="P101">ong</text:p>
          </table:table-cell>
          <table:table-cell table:style-name="表格9.I2" office:value-type="string">
            <text:p text:style-name="P101">ong</text:p>
          </table:table-cell>
        </table:table-row>
        <table:table-row>
          <table:table-cell table:style-name="表格9.A2" office:value-type="string">
            <text:p text:style-name="P101">皆二等開</text:p>
          </table:table-cell>
          <table:table-cell table:style-name="表格9.A2" office:value-type="string">
            <text:p text:style-name="P101">rai</text:p>
          </table:table-cell>
          <table:table-cell table:style-name="表格9.A2" office:value-type="string">
            <text:p text:style-name="P101">ee</text:p>
          </table:table-cell>
          <table:table-cell table:style-name="表格9.A2" office:value-type="string">
            <text:p text:style-name="P101">銜二等開</text:p>
          </table:table-cell>
          <table:table-cell table:style-name="表格9.A2" office:value-type="string">
            <text:p text:style-name="P101">ram</text:p>
          </table:table-cell>
          <table:table-cell table:style-name="表格9.A2" office:value-type="string">
            <text:p text:style-name="P101">ea</text:p>
          </table:table-cell>
          <table:table-cell table:style-name="表格9.A2" office:value-type="string">
            <text:p text:style-name="P101">蒸三等開</text:p>
          </table:table-cell>
          <table:table-cell table:style-name="表格9.A2" office:value-type="string">
            <text:p text:style-name="P101">ing</text:p>
          </table:table-cell>
          <table:table-cell table:style-name="表格9.I2" office:value-type="string">
            <text:p text:style-name="P101">ing</text:p>
          </table:table-cell>
        </table:table-row>
        <table:table-row>
          <table:table-cell table:style-name="表格9.A2" office:value-type="string">
            <text:p text:style-name="P101">佳二等開</text:p>
          </table:table-cell>
          <table:table-cell table:style-name="表格9.A2" office:value-type="string">
            <text:p text:style-name="P101">re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鹽三等開</text:p>
          </table:table-cell>
          <table:table-cell table:style-name="表格9.A2" office:value-type="string">
            <text:p text:style-name="P101">iem</text:p>
          </table:table-cell>
          <table:table-cell table:style-name="表格9.A2" office:value-type="string">
            <text:p text:style-name="P101">yem</text:p>
          </table:table-cell>
          <table:table-cell table:style-name="表格9.A2" office:value-type="string">
            <text:p text:style-name="P101">登一等合</text:p>
          </table:table-cell>
          <table:table-cell table:style-name="表格9.A2" office:value-type="string">
            <text:p text:style-name="P101">uong</text:p>
          </table:table-cell>
          <table:table-cell table:style-name="表格9.I2" office:value-type="string">
            <text:p text:style-name="P101">oong</text:p>
          </table:table-cell>
        </table:table-row>
        <table:table-row>
          <table:table-cell table:style-name="表格9.A2" office:value-type="string">
            <text:p text:style-name="P101">夬二等開</text:p>
          </table:table-cell>
          <table:table-cell table:style-name="表格9.A2" office:value-type="string">
            <text:p text:style-name="P101">r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嚴三等開</text:p>
          </table:table-cell>
          <table:table-cell table:style-name="表格9.A2" office:value-type="string">
            <text:p text:style-name="P101">iam</text:p>
          </table:table-cell>
          <table:table-cell table:style-name="表格9.A2" office:value-type="string">
            <text:p text:style-name="P101">yaam</text:p>
          </table:table-cell>
          <table:table-cell table:style-name="表格9.A2" office:value-type="string">
            <text:p text:style-name="P101">蒸三等合</text:p>
          </table:table-cell>
          <table:table-cell table:style-name="表格9.A2" office:value-type="string">
            <text:p text:style-name="P101">ing</text:p>
          </table:table-cell>
          <table:table-cell table:style-name="表格9.I2" office:value-type="string">
            <text:p text:style-name="P101">wing</text:p>
          </table:table-cell>
        </table:table-row>
        <table:table-row>
          <table:table-cell table:style-name="表格9.A2" office:value-type="string">
            <text:p text:style-name="P101">祭三等開</text:p>
          </table:table-cell>
          <table:table-cell table:style-name="表格9.A2" office:value-type="string">
            <text:p text:style-name="P101"/>
            <text:p text:style-name="P101">ied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添四等開</text:p>
          </table:table-cell>
          <table:table-cell table:style-name="表格9.A2" office:value-type="string">
            <text:p text:style-name="P101">em</text:p>
          </table:table-cell>
          <table:table-cell table:style-name="表格9.A2" office:value-type="string">
            <text:p text:style-name="P101">yem</text:p>
          </table:table-cell>
          <table:table-cell table:style-name="表格9.A2" office:value-type="string">
            <text:p text:style-name="P101">庚二等開</text:p>
          </table:table-cell>
          <table:table-cell table:style-name="表格9.A2" office:value-type="string">
            <text:p text:style-name="P101">ran</text:p>
          </table:table-cell>
          <table:table-cell table:style-name="表格9.I2" office:value-type="string">
            <text:p text:style-name="P101">aang</text:p>
          </table:table-cell>
        </table:table-row>
        <table:table-row>
          <table:table-cell table:style-name="表格9.A2" office:value-type="string">
            <text:p text:style-name="P101">廢三等開</text:p>
          </table:table-cell>
          <table:table-cell table:style-name="表格9.A2" office:value-type="string">
            <text:p text:style-name="P101"/>
            <text:p text:style-name="P101">iad</text:p>
          </table:table-cell>
          <table:table-cell table:style-name="表格9.A2" office:value-type="string">
            <text:p text:style-name="P101">ai</text:p>
          </table:table-cell>
          <table:table-cell table:style-name="表格9.A2" office:value-type="string">
            <text:p text:style-name="P101">凡三等合</text:p>
          </table:table-cell>
          <table:table-cell table:style-name="表格9.A2" office:value-type="string">
            <text:p text:style-name="P101">yam</text:p>
          </table:table-cell>
          <table:table-cell table:style-name="表格9.A2" office:value-type="string">
            <text:p text:style-name="P101">wem</text:p>
          </table:table-cell>
          <table:table-cell table:style-name="表格9.A2" office:value-type="string">
            <text:p text:style-name="P101">耕二等開</text:p>
          </table:table-cell>
          <table:table-cell table:style-name="表格9.A2" office:value-type="string">
            <text:p text:style-name="P101">r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齊四等開</text:p>
          </table:table-cell>
          <table:table-cell table:style-name="表格9.A2" office:value-type="string">
            <text:p text:style-name="P101"/>
            <text:p text:style-name="P101">iei</text:p>
          </table:table-cell>
          <table:table-cell table:style-name="表格9.A2" office:value-type="string">
            <text:p text:style-name="P101">ei</text:p>
          </table:table-cell>
          <table:table-cell table:style-name="表格9.A2" office:value-type="string">
            <text:p text:style-name="P101">侵三等開</text:p>
          </table:table-cell>
          <table:table-cell table:style-name="表格9.A2" office:value-type="string">
            <text:p text:style-name="P101">i̯m</text:p>
          </table:table-cell>
          <table:table-cell table:style-name="表格9.A2" office:value-type="string">
            <text:p text:style-name="P101">iim</text:p>
          </table:table-cell>
          <table:table-cell table:style-name="表格9.A2" office:value-type="string">
            <text:p text:style-name="P101">庚三等開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灰一等合</text:p>
          </table:table-cell>
          <table:table-cell table:style-name="表格9.A2" office:value-type="string">
            <text:p text:style-name="P101">uai</text:p>
          </table:table-cell>
          <table:table-cell table:style-name="表格9.A2" office:value-type="string">
            <text:p text:style-name="P101">wi</text:p>
          </table:table-cell>
          <table:table-cell table:style-name="表格9.A2" office:value-type="string">
            <text:p text:style-name="P101">寒一等開</text:p>
          </table:table-cell>
          <table:table-cell table:style-name="表格9.A2" office:value-type="string">
            <text:p text:style-name="P101">an</text:p>
          </table:table-cell>
          <table:table-cell table:style-name="表格9.A2" office:value-type="string">
            <text:p text:style-name="P101">an</text:p>
          </table:table-cell>
          <table:table-cell table:style-name="表格9.A2" office:value-type="string">
            <text:p text:style-name="P101">清三等開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eeng</text:p>
          </table:table-cell>
        </table:table-row>
        <table:table-row>
          <table:table-cell table:style-name="表格9.A2" office:value-type="string">
            <text:p text:style-name="P101">泰一等合</text:p>
          </table:table-cell>
          <table:table-cell table:style-name="表格9.A2" office:value-type="string">
            <text:p text:style-name="P101">uad</text:p>
          </table:table-cell>
          <table:table-cell table:style-name="表格9.A2" office:value-type="string">
            <text:p text:style-name="P101">we</text:p>
          </table:table-cell>
          <table:table-cell table:style-name="表格9.A2" office:value-type="string">
            <text:p text:style-name="P101">山二等開</text:p>
          </table:table-cell>
          <table:table-cell table:style-name="表格9.A2" office:value-type="string">
            <text:p text:style-name="P101">ren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青四等開</text:p>
          </table:table-cell>
          <table:table-cell table:style-name="表格9.A2" office:value-type="string">
            <text:p text:style-name="P101">eng</text:p>
          </table:table-cell>
          <table:table-cell table:style-name="表格9.I2" office:value-type="string">
            <text:p text:style-name="P101">yeng</text:p>
          </table:table-cell>
        </table:table-row>
        <table:table-row>
          <table:table-cell table:style-name="表格9.A2" office:value-type="string">
            <text:p text:style-name="P101">皆二等合</text:p>
          </table:table-cell>
          <table:table-cell table:style-name="表格9.A2" office:value-type="string">
            <text:p text:style-name="P101">ruai</text:p>
          </table:table-cell>
          <table:table-cell table:style-name="表格9.A2" office:value-type="string">
            <text:p text:style-name="P101">we</text:p>
          </table:table-cell>
          <table:table-cell table:style-name="表格9.A2" office:value-type="string">
            <text:p text:style-name="P101">刪二等開</text:p>
          </table:table-cell>
          <table:table-cell table:style-name="表格9.A2" office:value-type="string">
            <text:p text:style-name="P101">ran</text:p>
          </table:table-cell>
          <table:table-cell table:style-name="表格9.A2" office:value-type="string">
            <text:p text:style-name="P101">aan</text:p>
          </table:table-cell>
          <table:table-cell table:style-name="表格9.A2" office:value-type="string">
            <text:p text:style-name="P101">庚二等合</text:p>
          </table:table-cell>
          <table:table-cell table:style-name="表格9.A2" office:value-type="string">
            <text:p text:style-name="P101">ruang</text:p>
          </table:table-cell>
          <table:table-cell table:style-name="表格9.I2" office:value-type="string">
            <text:p text:style-name="P101">waang</text:p>
          </table:table-cell>
        </table:table-row>
        <table:table-row>
          <table:table-cell table:style-name="表格9.A2" office:value-type="string">
            <text:p text:style-name="P101">佳二等合</text:p>
          </table:table-cell>
          <table:table-cell table:style-name="表格9.A2" office:value-type="string">
            <text:p text:style-name="P101">rue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仙三等開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耕二等合</text:p>
          </table:table-cell>
          <table:table-cell table:style-name="表格9.A2" office:value-type="string">
            <text:p text:style-name="P101">rueng</text:p>
          </table:table-cell>
          <table:table-cell table:style-name="表格9.I2" office:value-type="string">
            <text:p text:style-name="P101">weng</text:p>
          </table:table-cell>
        </table:table-row>
        <table:table-row>
          <table:table-cell table:style-name="表格9.A2" office:value-type="string">
            <text:p text:style-name="P101">夬二等合</text:p>
          </table:table-cell>
          <table:table-cell table:style-name="表格9.A2" office:value-type="string">
            <text:p text:style-name="P101">rad</text:p>
            <text:p text:style-name="P101">wa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元三等開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庚三等合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祭三等合</text:p>
          </table:table-cell>
          <table:table-cell table:style-name="表格9.A2" office:value-type="string">
            <text:p text:style-name="P101">yed</text:p>
          </table:table-cell>
          <table:table-cell table:style-name="表格9.A2" office:value-type="string">
            <text:p text:style-name="P101">yee</text:p>
          </table:table-cell>
          <table:table-cell table:style-name="表格9.A2" office:value-type="string">
            <text:p text:style-name="P101">先四等開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en</text:p>
          </table:table-cell>
          <table:table-cell table:style-name="表格9.A2" office:value-type="string">
            <text:p text:style-name="P101">清三等合</text:p>
          </table:table-cell>
          <table:table-cell table:style-name="表格9.A2" office:value-type="string">
            <text:p text:style-name="P101">yeng</text:p>
          </table:table-cell>
          <table:table-cell table:style-name="表格9.I2" office:value-type="string">
            <text:p text:style-name="P101">yaang</text:p>
          </table:table-cell>
        </table:table-row>
        <table:table-row>
          <table:table-cell table:style-name="表格9.A2" office:value-type="string">
            <text:p text:style-name="P101">廢三等合</text:p>
          </table:table-cell>
          <table:table-cell table:style-name="表格9.A2" office:value-type="string">
            <text:p text:style-name="P101">yad</text:p>
            <text:p text:style-name="P101">i̯wæ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桓一等合</text:p>
          </table:table-cell>
          <table:table-cell table:style-name="表格9.A2" office:value-type="string">
            <text:p text:style-name="P101">uan</text:p>
          </table:table-cell>
          <table:table-cell table:style-name="表格9.A2" office:value-type="string">
            <text:p text:style-name="P101">wan</text:p>
          </table:table-cell>
          <table:table-cell table:style-name="表格9.A2" office:value-type="string">
            <text:p text:style-name="P101">青四等合</text:p>
          </table:table-cell>
          <table:table-cell table:style-name="表格9.A2" office:value-type="string">
            <text:p text:style-name="P101">ueng</text:p>
          </table:table-cell>
          <table:table-cell table:style-name="表格9.I2" office:value-type="string">
            <text:p text:style-name="P101">weeng</text:p>
          </table:table-cell>
        </table:table-row>
        <table:table-row>
          <table:table-cell table:style-name="表格9.A2" office:value-type="string">
            <text:p text:style-name="P101">齊四等合</text:p>
          </table:table-cell>
          <table:table-cell table:style-name="表格9.A2" office:value-type="string">
            <text:p text:style-name="P101">we</text:p>
            <text:p text:style-name="P101">iwei</text:p>
          </table:table-cell>
          <table:table-cell table:style-name="表格9.A2" office:value-type="string">
            <text:p text:style-name="P101">wee</text:p>
          </table:table-cell>
          <table:table-cell table:style-name="表格9.A2" office:value-type="string">
            <text:p text:style-name="P101">山二等合</text:p>
          </table:table-cell>
          <table:table-cell table:style-name="表格9.A2" office:value-type="string">
            <text:p text:style-name="P101">ruen</text:p>
          </table:table-cell>
          <table:table-cell table:style-name="表格9.A2" office:value-type="string">
            <text:p text:style-name="P101">waan</text:p>
          </table:table-cell>
          <table:table-cell table:style-name="表格9.A2" office:value-type="string">
            <text:p text:style-name="P101">東一等合</text:p>
          </table:table-cell>
          <table:table-cell table:style-name="表格9.A2" office:value-type="string">
            <text:p text:style-name="P101">ung</text:p>
          </table:table-cell>
          <table:table-cell table:style-name="表格9.I2" office:value-type="string">
            <text:p text:style-name="P101">ung</text:p>
          </table:table-cell>
        </table:table-row>
        <table:table-row>
          <table:table-cell table:style-name="表格9.A2" office:value-type="string">
            <text:p text:style-name="P101">支三等開</text:p>
          </table:table-cell>
          <table:table-cell table:style-name="表格9.A2" office:value-type="string">
            <text:p text:style-name="P101">ie</text:p>
          </table:table-cell>
          <table:table-cell table:style-name="表格9.A2" office:value-type="string">
            <text:p text:style-name="P101">ie</text:p>
          </table:table-cell>
          <table:table-cell table:style-name="表格9.A2" office:value-type="string">
            <text:p text:style-name="P101">刪二等合</text:p>
          </table:table-cell>
          <table:table-cell table:style-name="表格9.A2" office:value-type="string">
            <text:p text:style-name="P101">ruan</text:p>
          </table:table-cell>
          <table:table-cell table:style-name="表格9.A2" office:value-type="string">
            <text:p text:style-name="P101">wan</text:p>
          </table:table-cell>
          <table:table-cell table:style-name="表格9.A2" office:value-type="string">
            <text:p text:style-name="P101">冬一等合</text:p>
          </table:table-cell>
          <table:table-cell table:style-name="表格9.A2" office:value-type="string">
            <text:p text:style-name="P101">uung</text:p>
          </table:table-cell>
          <table:table-cell table:style-name="表格9.I2" office:value-type="string">
            <text:p text:style-name="P101">uung</text:p>
          </table:table-cell>
        </table:table-row>
        <table:table-row>
          <table:table-cell table:style-name="表格9.A2" office:value-type="string">
            <text:p text:style-name="P101">脂三等開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仙三等合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yen</text:p>
          </table:table-cell>
          <table:table-cell table:style-name="表格9.A2" office:value-type="string">
            <text:p text:style-name="P101">東三等合</text:p>
          </table:table-cell>
          <table:table-cell table:style-name="表格9.A2" office:value-type="string">
            <text:p text:style-name="P101">iung</text:p>
          </table:table-cell>
          <table:table-cell table:style-name="表格9.I2" office:value-type="string">
            <text:p text:style-name="P101">yung</text:p>
          </table:table-cell>
        </table:table-row>
        <table:table-row>
          <table:table-cell table:style-name="表格9.A2" office:value-type="string">
            <text:p text:style-name="P101">之三等開</text:p>
          </table:table-cell>
          <table:table-cell table:style-name="表格9.A2" office:value-type="string">
            <text:p text:style-name="P101">i</text:p>
          </table:table-cell>
          <table:table-cell table:style-name="表格9.A2" office:value-type="string">
            <text:p text:style-name="P101">i</text:p>
          </table:table-cell>
          <table:table-cell table:style-name="表格9.A2" office:value-type="string">
            <text:p text:style-name="P101">元三等合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yan</text:p>
          </table:table-cell>
          <table:table-cell table:style-name="表格9.A2" office:value-type="string">
            <text:p text:style-name="P101">鍾三等合</text:p>
          </table:table-cell>
          <table:table-cell table:style-name="表格9.A2" office:value-type="string">
            <text:p text:style-name="P101">yung</text:p>
          </table:table-cell>
          <table:table-cell table:style-name="表格9.I2" office:value-type="string">
            <text:p text:style-name="P101">yoong</text:p>
          </table:table-cell>
        </table:table-row>
        <table:table-row>
          <table:table-cell table:style-name="表格9.A2" office:value-type="string">
            <text:p text:style-name="P101">微三等開</text:p>
          </table:table-cell>
          <table:table-cell table:style-name="表格9.A2" office:value-type="string">
            <text:p text:style-name="P101">ioi</text:p>
          </table:table-cell>
          <table:table-cell table:style-name="表格9.A2" office:value-type="string">
            <text:p text:style-name="P101">ii</text:p>
          </table:table-cell>
          <table:table-cell table:style-name="表格9.A2" office:value-type="string">
            <text:p text:style-name="P101">先四等合</text:p>
          </table:table-cell>
          <table:table-cell table:style-name="表格9.A2" office:value-type="string">
            <text:p text:style-name="P101">uen</text:p>
          </table:table-cell>
          <table:table-cell table:style-name="表格9.A2" office:value-type="string">
            <text:p text:style-name="P101">ween</text:p>
          </table:table-cell>
          <table:table-cell table:style-name="表格9.A2" office:value-type="string">
            <text:p text:style-name="P101"/>
          </table:table-cell>
          <table:table-cell table:style-name="表格9.A2" office:value-type="string">
            <text:p text:style-name="P101"/>
          </table:table-cell>
          <table:table-cell table:style-name="表格9.I2" office:value-type="string">
            <text:p text:style-name="P101"/>
          </table:table-cell>
        </table:table-row>
        <table:table-row>
          <table:table-cell table:style-name="表格9.A2" office:value-type="string">
            <text:p text:style-name="P101">支三等合</text:p>
          </table:table-cell>
          <table:table-cell table:style-name="表格9.A2" office:value-type="string">
            <text:p text:style-name="P101">ye</text:p>
          </table:table-cell>
          <table:table-cell table:style-name="表格9.A2" office:value-type="string">
            <text:p text:style-name="P101">yee</text:p>
          </table:table-cell>
          <table:table-cell table:style-name="表格9.A2" office:value-type="string">
            <text:p text:style-name="P101">痕一等開</text:p>
          </table:table-cell>
          <table:table-cell table:style-name="表格9.A2" office:value-type="string">
            <text:p text:style-name="P101">on</text:p>
          </table:table-cell>
          <table:table-cell table:style-name="表格9.A2" office:value-type="string">
            <text:p text:style-name="P101">on</text:p>
          </table:table-cell>
          <table:table-cell table:style-name="表格9.A2" office:value-type="string">
            <text:p text:style-name="P101"/>
          </table:table-cell>
          <table:table-cell table:style-name="表格9.A2" office:value-type="string">
            <text:p text:style-name="P101"/>
          </table:table-cell>
          <table:table-cell table:style-name="表格9.I2" office:value-type="string">
            <text:p text:style-name="P101"/>
          </table:table-cell>
        </table:table-row>
      </table:table>
      <text:p text:style-name="P110"><text:soft-page-break/></text:p>
      <text:p text:style-name="P13">語法</text:p>
      <text:p text:style-name="P110">以下僅列標準語東原語的<text:span text:style-name="T32">語法。東原語是黏著語，但其詞形變化很複雜。</text:span></text:p>
      <text:p text:style-name="P15">名詞<text:span text:style-name="T24">、代名詞</text:span></text:p>
      <text:p text:style-name="P110">不分性數<text:span text:style-name="T24">，複數加後綴 -tatu。</text:span></text:p>
      <text:p text:style-name="P15">形容詞、動詞</text:p>
      <text:p text:style-name="P110">形容詞<text:span text:style-name="T25">和動詞的</text:span>變<text:span text:style-name="T24">格只有一種，但變格卻略為複雜。 -u 是原型。</text:span></text:p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row>
          <table:table-cell table:style-name="表格6.A1" table:number-rows-spanned="3" office:value-type="string">
            <text:p text:style-name="P129"><text:span text:style-name="T27">肯定</text:span><text:span text:style-name="T28">：</text:span><text:span text:style-name="T29">∅</text:span></text:p>
          </table:table-cell>
          <table:table-cell table:style-name="表格6.A1" table:number-rows-spanned="7" office:value-type="string">
            <text:p text:style-name="P78">語幹</text:p>
          </table:table-cell>
          <table:table-cell table:style-name="表格6.A1" office:value-type="string">
            <text:p text:style-name="P78">人稱</text:p>
          </table:table-cell>
          <table:table-cell table:style-name="表格6.A1" office:value-type="string">
            <text:p text:style-name="P78"/>
          </table:table-cell>
          <table:table-cell table:style-name="表格6.A1" office:value-type="string">
            <text:p text:style-name="P78">單複</text:p>
          </table:table-cell>
          <table:table-cell table:style-name="表格6.F1" office:value-type="string">
            <text:p text:style-name="P78"/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6">1<text:span text:style-name="T30">s</text:span></text:p>
          </table:table-cell>
          <table:table-cell table:style-name="表格6.C2" office:value-type="string">
            <text:p text:style-name="P71">-a</text:p>
            <text:p text:style-name="P71"/>
          </table:table-cell>
          <table:table-cell table:style-name="表格6.C2" office:value-type="string">
            <text:p text:style-name="P71">單數</text:p>
          </table:table-cell>
          <table:table-cell table:style-name="表格6.F2" office:value-type="string">
            <text:p text:style-name="P73">句尾：∅</text:p>
            <text:p text:style-name="P73">連用：-e</text:p>
            <text:p text:style-name="P73">祈使：-u（第二人稱祈使省略ye）</text:p>
          </table:table-cell>
        </table:table-row>
        <table:table-row>
          <table:covered-table-cell/>
          <table:covered-table-cell/>
          <table:table-cell table:style-name="表格6.C2" office:value-type="string">
            <text:p text:style-name="P66">2</text:p>
          </table:table-cell>
          <table:table-cell table:style-name="表格6.C2" office:value-type="string">
            <text:p text:style-name="P73">-ye</text:p>
          </table:table-cell>
          <table:table-cell table:style-name="表格6.C2" table:number-rows-spanned="2" office:value-type="string">
            <text:p text:style-name="P78">複數</text:p>
          </table:table-cell>
          <table:table-cell table:style-name="表格6.F2" table:number-rows-spanned="2" office:value-type="string">
            <text:p text:style-name="P71">句尾<text:span text:style-name="T31">：</text:span>da</text:p>
            <text:p text:style-name="P72">連用<text:span text:style-name="T31">：de</text:span></text:p>
            <text:p text:style-name="P72">祈使<text:span text:style-name="T31">：du</text:span></text:p>
            <text:p text:style-name="P73">（第二人稱祈使省略ye）</text:p>
          </table:table-cell>
        </table:table-row>
        <table:table-row>
          <table:table-cell table:style-name="表格6.A1" table:number-rows-spanned="4" office:value-type="string">
            <text:p text:style-name="P78">否定<text:span text:style-name="T26">：ni（接子音）</text:span></text:p>
            <text:p text:style-name="P69">n'（接母音）</text:p>
          </table:table-cell>
          <table:covered-table-cell/>
          <table:table-cell table:style-name="表格6.C2" office:value-type="string">
            <text:p text:style-name="P66">3</text:p>
          </table:table-cell>
          <table:table-cell table:style-name="表格6.C2" office:value-type="string">
            <text:p text:style-name="P92">-i（前如為<text:span text:style-name="T66">y，則該y變成i）</text:span>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6.C2" table:number-rows-spanned="3" office:value-type="string">
            <text:p text:style-name="P71">0</text:p>
            <text:p text:style-name="P78"/>
          </table:table-cell>
          <table:table-cell table:style-name="表格6.C2" office:value-type="string">
            <text:p text:style-name="P71">句尾<text:span text:style-name="T31">：-o</text:span></text:p>
          </table:table-cell>
          <table:table-cell table:style-name="表格6.C2" office:value-type="string">
            <text:p text:style-name="P69"/>
          </table:table-cell>
          <table:table-cell table:style-name="表格6.F2" office:value-type="string">
            <text:p text:style-name="P69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70">連用：-e</text:p>
          </table:table-cell>
          <table:table-cell table:style-name="表格6.C2" table:number-rows-spanned="2" office:value-type="string">
            <text:p text:style-name="P67"/>
          </table:table-cell>
          <table:table-cell table:style-name="表格6.F2" table:number-rows-spanned="2" office:value-type="string">
            <text:p text:style-name="P78"/>
          </table:table-cell>
        </table:table-row>
        <table:table-row>
          <table:covered-table-cell/>
          <table:covered-table-cell/>
          <table:covered-table-cell/>
          <table:table-cell table:style-name="表格6.C2" office:value-type="string">
            <text:p text:style-name="P68">祈使<text:span text:style-name="T32">：-u</text:span></text:p>
          </table:table-cell>
          <table:covered-table-cell/>
          <table:covered-table-cell/>
        </table:table-row>
        <table:table-row>
          <table:table-cell table:style-name="表格6.F2" table:number-columns-spanned="6" office:value-type="string">
            <text:p text:style-name="P74">0人稱：</text:p>
            <text:p text:style-name="P77">不指名主詞為特定人，或是另外以「主詞加<text:span text:style-name="T41">i</text:span>」詞組標明該動詞或形容詞主詞<text:span text:style-name="T45">。後者稱為0人稱體，用法如底下之「範例」。做修飾語亦用之（語尾為 -e）。</text:span></text:p>
            <text:p text:style-name="P75">然而正式文書<text:span text:style-name="T38">中，句子出現非代名詞詞組</text:span>加<text:span text:style-name="T41">i時，動詞需用第三人稱單（複）數變格。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3"/>
      <text:p text:style-name="P15">助動詞</text:p>
      <text:p text:style-name="P112">變格<text:span text:style-name="T31">如動詞，但使用0人稱變化，黏著在動詞和助動詞之後，黏著先後順序如下。</text:span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8"><text:span text:style-name="T31">1.</text:span>過去<text:span text:style-name="T31">、未來</text:span></text:p>
          </table:table-cell>
          <table:table-cell table:style-name="表格7.B1" office:value-type="string">
            <text:p text:style-name="P73">d-, p-</text:p>
          </table:table-cell>
        </table:table-row>
        <table:table-row>
          <table:table-cell table:style-name="表格7.A2" office:value-type="string">
            <text:p text:style-name="P73">2.被動</text:p>
          </table:table-cell>
          <table:table-cell table:style-name="表格7.B2" office:value-type="string">
            <text:p text:style-name="P73">l-</text:p>
          </table:table-cell>
        </table:table-row>
        <table:table-row>
          <table:table-cell table:style-name="表格7.A2" office:value-type="string">
            <text:p text:style-name="P73">3.完成</text:p>
          </table:table-cell>
          <table:table-cell table:style-name="表格7.B2" office:value-type="string">
            <text:p text:style-name="P73">tim-</text:p>
          </table:table-cell>
        </table:table-row>
        <table:table-row>
          <table:table-cell table:style-name="表格7.A2" office:value-type="string">
            <text:p text:style-name="P73">4.持續</text:p>
          </table:table-cell>
          <table:table-cell table:style-name="表格7.B2" office:value-type="string">
            <text:p text:style-name="P73">g-</text:p>
          </table:table-cell>
        </table:table-row>
        <table:table-row>
          <table:table-cell table:style-name="表格7.A2" office:value-type="string">
            <text:p text:style-name="P73">5.假設</text:p>
          </table:table-cell>
          <table:table-cell table:style-name="表格7.B2" office:value-type="string">
            <text:p text:style-name="P73">b-</text:p>
          </table:table-cell>
        </table:table-row>
        <table:table-row>
          <table:table-cell table:style-name="表格7.A2" office:value-type="string">
            <text:p text:style-name="P76">6.請<text:span text:style-name="T42">求</text:span></text:p>
          </table:table-cell>
          <table:table-cell table:style-name="表格7.B2" office:value-type="string">
            <text:p text:style-name="P76">kul-</text:p>
          </table:table-cell>
        </table:table-row>
      </table:table>
      <text:p text:style-name="P142"><text:soft-page-break/></text:p>
      <text:p text:style-name="P142">範例</text:p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/>
        <table:table-row>
          <table:table-cell table:style-name="表格10.A1" table:number-columns-spanned="5" office:value-type="string">
            <text:p text:style-name="P104">nigu洗（語幹：nig-）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0.A2" office:value-type="string">
            <text:p text:style-name="P123">中文</text:p>
          </table:table-cell>
          <table:table-cell table:style-name="表格10.A2" office:value-type="string">
            <text:p text:style-name="P89">東原語（<text:span text:style-name="T41">標</text:span>人稱<text:span text:style-name="T45">型，比較正式、文言</text:span>）</text:p>
          </table:table-cell>
          <table:table-cell table:style-name="表格10.A2" office:value-type="string">
            <text:p text:style-name="P84">Glossary</text:p>
          </table:table-cell>
          <table:table-cell table:style-name="表格10.A2" office:value-type="string">
            <text:p text:style-name="P88">東原語（<text:span text:style-name="T41">0人稱型，比較口語，旭地幾乎只用該體</text:span>）</text:p>
          </table:table-cell>
          <table:table-cell table:style-name="表格10.E2" office:value-type="string">
            <text:p text:style-name="P84">Glossary</text:p>
          </table:table-cell>
        </table:table-row>
        <table:table-row>
          <table:table-cell table:style-name="表格10.A2" office:value-type="string">
            <text:p text:style-name="P85">洗</text:p>
            <text:p text:style-name="P85">（原型動詞）</text:p>
          </table:table-cell>
          <table:table-cell table:style-name="表格10.A2" office:value-type="string">
            <text:p text:style-name="P127">nigu</text:p>
          </table:table-cell>
          <table:table-cell table:style-name="表格10.A2" office:value-type="string">
            <text:p text:style-name="P127">nig/u</text:p>
            <text:p text:style-name="P127">洗-語幹+祈使詞尾</text:p>
          </table:table-cell>
          <table:table-cell table:style-name="表格10.A2" office:value-type="string">
            <text:p text:style-name="P124"/>
          </table:table-cell>
          <table:table-cell table:style-name="表格10.E2" office:value-type="string">
            <text:p text:style-name="P88"/>
          </table:table-cell>
        </table:table-row>
        <table:table-row>
          <table:table-cell table:style-name="表格10.A2" office:value-type="string">
            <text:p text:style-name="P88">我洗</text:p>
          </table:table-cell>
          <table:table-cell table:style-name="表格10.A2" office:value-type="string">
            <text:p text:style-name="P124">Niga.</text:p>
          </table:table-cell>
          <table:table-cell table:style-name="表格10.A2" office:value-type="string">
            <text:p text:style-name="P117"><text:span text:style-name="T35">N</text:span><text:span text:style-name="T34">ig/a.</text:span></text:p>
            <text:p text:style-name="P127">洗-語幹+一人稱（單數句尾）</text:p>
          </table:table-cell>
          <table:table-cell table:style-name="表格10.A2" office:value-type="string">
            <text:p text:style-name="P111"><text:span text:style-name="T41">Me i</text:span><text:span text:style-name="T35"> nigo.</text:span></text:p>
          </table:table-cell>
          <table:table-cell table:style-name="表格10.E2" office:value-type="string">
            <text:p text:style-name="P84">Me i nig/o.</text:p>
            <text:p text:style-name="P127">一人稱 主格標記 洗-語幹+0人稱句尾</text:p>
          </table:table-cell>
        </table:table-row>
        <table:table-row>
          <table:table-cell table:style-name="表格10.A2" office:value-type="string">
            <text:p text:style-name="P88">我們洗</text:p>
          </table:table-cell>
          <table:table-cell table:style-name="表格10.A2" office:value-type="string">
            <text:p text:style-name="P124">Nigada.</text:p>
          </table:table-cell>
          <table:table-cell table:style-name="表格10.A2" office:value-type="string">
            <text:p text:style-name="P124">Nig/a/da.</text:p>
            <text:p text:style-name="P127">洗-語幹+一人稱+複數句尾</text:p>
          </table:table-cell>
          <table:table-cell table:style-name="表格10.A2" office:value-type="string">
            <text:p text:style-name="P127">Metatu i nigo.</text:p>
          </table:table-cell>
          <table:table-cell table:style-name="表格10.E2" office:value-type="string">
            <text:p text:style-name="P127">Me/tatu i nig/o.</text:p>
            <text:p text:style-name="P127">一人稱/複數 主格標記 洗-語幹+0人稱句尾</text:p>
          </table:table-cell>
        </table:table-row>
        <table:table-row>
          <table:table-cell table:style-name="表格10.A2" office:value-type="string">
            <text:p text:style-name="P88">我們曾洗</text:p>
          </table:table-cell>
          <table:table-cell table:style-name="表格10.A2" office:value-type="string">
            <text:p text:style-name="P124">Nigaded<text:span text:style-name="T32">o.</text:span></text:p>
          </table:table-cell>
          <table:table-cell table:style-name="表格10.A2" office:value-type="string">
            <text:p text:style-name="P117">Nig/a/de/d/o.</text:p>
            <text:p text:style-name="P127">洗-語幹+一人稱+複數連用+過去+句尾</text:p>
          </table:table-cell>
          <table:table-cell table:style-name="表格10.A2" office:value-type="string">
            <text:p text:style-name="P127">Metatu i nigedo.</text:p>
          </table:table-cell>
          <table:table-cell table:style-name="表格10.E2" office:value-type="string">
            <text:p text:style-name="P127">Me/tatu i nig/e/d/o.</text:p>
            <text:p text:style-name="P127">一人稱/複數 主格標記 洗-語幹+0人稱連用+過去+句尾</text:p>
          </table:table-cell>
        </table:table-row>
        <table:table-row>
          <table:table-cell table:style-name="表格10.A2" office:value-type="string">
            <text:p text:style-name="P124">我們<text:span text:style-name="T41">曾</text:span>正在洗</text:p>
          </table:table-cell>
          <table:table-cell table:style-name="表格10.A2" office:value-type="string">
            <text:p text:style-name="P124">Nigadedeg<text:span text:style-name="T32">o.</text:span></text:p>
          </table:table-cell>
          <table:table-cell table:style-name="表格10.A2" office:value-type="string">
            <text:p text:style-name="P124">Nig/a/de/d/e/g/<text:span text:style-name="T32">o.</text:span></text:p>
            <text:p text:style-name="P126">洗-語幹+一人稱+複數連用+過去+連用<text:span text:style-name="T42">+進行+句尾</text:span></text:p>
          </table:table-cell>
          <table:table-cell table:style-name="表格10.A2" office:value-type="string">
            <text:p text:style-name="P127">Metatu i nigedego.</text:p>
          </table:table-cell>
          <table:table-cell table:style-name="表格10.E2" office:value-type="string">
            <text:p text:style-name="P127">Me/tatu i nig/e/d/e/g/o.</text:p>
            <text:p text:style-name="P126">一人稱/複數 主格標記 洗-語幹+0人稱連用+過去+連用<text:span text:style-name="T42">+進行+句尾</text:span></text:p>
          </table:table-cell>
        </table:table-row>
        <table:table-row>
          <table:table-cell table:style-name="表格10.A2" office:value-type="string">
            <text:p text:style-name="P125"><text:span text:style-name="T42">若</text:span>我們過去正在洗</text:p>
          </table:table-cell>
          <table:table-cell table:style-name="表格10.A2" office:value-type="string">
            <text:p text:style-name="P122">Nigadedegebo.</text:p>
          </table:table-cell>
          <table:table-cell table:style-name="表格10.A2" office:value-type="string">
            <text:p text:style-name="P122">Nig/a/de/d/e/g/e/b/o.</text:p>
            <text:p text:style-name="P126">洗-語幹+一人稱+複數連用+過去+連用<text:span text:style-name="T42">+進行+連用+假設+句尾</text:span></text:p>
          </table:table-cell>
          <table:table-cell table:style-name="表格10.A2" office:value-type="string">
            <text:p text:style-name="P128">Metatu i nigedegebo.</text:p>
          </table:table-cell>
          <table:table-cell table:style-name="表格10.E2" office:value-type="string">
            <text:p text:style-name="P128">Me/tatu i nig/e/d/e/g/e/b/o.</text:p>
            <text:p text:style-name="P126">一人稱/複數 主格標記 洗-語幹+0人稱連用+過去+連用<text:span text:style-name="T42">+進行+連用+假設+句尾</text:span></text:p>
          </table:table-cell>
        </table:table-row>
        <table:table-row>
          <table:table-cell table:style-name="表格10.A2" office:value-type="string">
            <text:p text:style-name="P125"><text:span text:style-name="T42">若</text:span>我們過去<text:span text:style-name="T32">沒洗完：ni </text:span><text:soft-page-break/><text:span text:style-name="T32">nigadedetimebo. = metatu i ni nigedetimebo.</text:span></text:p>
          </table:table-cell>
          <table:table-cell table:style-name="表格10.A2" office:value-type="string">
            <text:p text:style-name="P128">Ni nigadedetimebo. </text:p>
          </table:table-cell>
          <table:table-cell table:style-name="表格10.A2" office:value-type="string">
            <text:p text:style-name="P128">Ni <text:soft-page-break/>nig/a/de/d/e/tim/e/b/o.</text:p>
            <text:p text:style-name="P126">否定詞 洗-語幹+一人稱+複數連用+過去+連用<text:span text:style-name="T42">+假設+連用+完成+句尾</text:span></text:p>
          </table:table-cell>
          <table:table-cell table:style-name="表格10.A2" office:value-type="string">
            <text:p text:style-name="P128">Metatu i ni <text:soft-page-break/>nigedetimebo.</text:p>
          </table:table-cell>
          <table:table-cell table:style-name="表格10.E2" office:value-type="string">
            <text:p text:style-name="P128">Me/tatu i ni <text:soft-page-break/>nig/e/d/e/tim/e/bo.一人稱/複數 主格標記 洗-語幹+0人稱連用+過去+連用+假設+連用+完成+句尾</text:p>
          </table:table-cell>
        </table:table-row>
        <table:table-row>
          <table:table-cell table:style-name="表格10.A2" office:value-type="string">
            <text:p text:style-name="P128">洗！（對第二人稱單數）</text:p>
          </table:table-cell>
          <table:table-cell table:style-name="表格10.A2" office:value-type="string">
            <text:p text:style-name="P122"><text:span text:style-name="T42">N</text:span>igu!</text:p>
          </table:table-cell>
          <table:table-cell table:style-name="表格10.A2" office:value-type="string">
            <text:p text:style-name="P118"><text:span text:style-name="T34">N</text:span><text:span text:style-name="T36">ig/u!</text:span></text:p>
            <text:p text:style-name="P118">洗<text:span text:style-name="T37">-語幹</text:span>+祈使句尾</text:p>
          </table:table-cell>
          <table:table-cell table:style-name="表格10.A2" office:value-type="string">
            <text:p text:style-name="P111"/>
          </table:table-cell>
          <table:table-cell table:style-name="表格10.E2" office:value-type="string">
            <text:p text:style-name="P88"/>
          </table:table-cell>
        </table:table-row>
        <table:table-row>
          <table:table-cell table:style-name="表格10.A2" office:value-type="string">
            <text:p text:style-name="P122">請<text:span text:style-name="T42">（妳/你）</text:span>洗<text:span text:style-name="T42">。</text:span></text:p>
          </table:table-cell>
          <table:table-cell table:style-name="表格10.A2" office:value-type="string">
            <text:p text:style-name="P122"><text:span text:style-name="T42">N</text:span>igyeekulu.</text:p>
          </table:table-cell>
          <table:table-cell table:style-name="表格10.A2" office:value-type="string">
            <text:p text:style-name="P122">Nig/ye/e/kul/u</text:p>
            <text:p text:style-name="P118">洗<text:span text:style-name="T37">-語幹</text:span>+二人稱+連用+請求+祈使</text:p>
          </table:table-cell>
          <table:table-cell table:style-name="表格10.A2" office:value-type="string">
            <text:p text:style-name="P122"><text:span text:style-name="T42">Anyo i </text:span>nig<text:span text:style-name="T42">e</text:span>kulu.</text:p>
          </table:table-cell>
          <table:table-cell table:style-name="表格10.E2" office:value-type="string">
            <text:p text:style-name="P118"><text:span text:style-name="T34">Anyo i </text:span><text:span text:style-name="T36">nig/</text:span><text:span text:style-name="T34">e/</text:span><text:span text:style-name="T36">kul/u.</text:span></text:p>
            <text:p text:style-name="P118">二人稱 主格標記 洗<text:span text:style-name="T37">-語幹</text:span><text:span text:style-name="T34">+0人稱連用</text:span>+請求+祈使</text:p>
          </table:table-cell>
        </table:table-row>
        <table:table-row>
          <table:table-cell table:style-name="表格10.A2" office:value-type="string">
            <text:p text:style-name="P88">請<text:span text:style-name="T42">（妳/你）別洗。</text:span></text:p>
          </table:table-cell>
          <table:table-cell table:style-name="表格10.A2" office:value-type="string">
            <text:p text:style-name="P128">Ni nigyeekulu.</text:p>
          </table:table-cell>
          <table:table-cell table:style-name="表格10.A2" office:value-type="string">
            <text:p text:style-name="P118"><text:span text:style-name="T36">Ni </text:span><text:span text:style-name="T34">ni</text:span><text:span text:style-name="T36">g/ye/e/kul/u</text:span></text:p>
            <text:p text:style-name="P118"><text:span text:style-name="T36">不 </text:span>洗<text:span text:style-name="T37">-語幹</text:span>+第二人稱+連用+請求+祈使</text:p>
          </table:table-cell>
          <table:table-cell table:style-name="表格10.A2" office:value-type="string">
            <text:p text:style-name="P122"><text:span text:style-name="T42">Anyo i ni </text:span>nig<text:span text:style-name="T42">e</text:span>kulu.</text:p>
          </table:table-cell>
          <table:table-cell table:style-name="表格10.E2" office:value-type="string">
            <text:p text:style-name="P143">Anyo i ni nig/e/kul/u</text:p>
            <text:p text:style-name="P118">二人稱 主格標記 不 洗<text:span text:style-name="T37">-語幹</text:span><text:span text:style-name="T34">+0人稱連用</text:span>+請求+祈使</text:p>
          </table:table-cell>
        </table:table-row>
      </table:table>
      <text:p text:style-name="P121"/>
      <text:p text:style-name="P110"/>
      <text:p text:style-name="P15">接尾語</text:p>
      <text:p text:style-name="P110">用來標定主<text:span text:style-name="T33">格、受格、與格、屬格的格位標記，皆為接尾語。</text:span></text:p>
      <text:p text:style-name="P110"/>
      <table:table table:name="表格11" table:style-name="表格11">
        <table:table-column table:style-name="表格11.A"/>
        <table:table-column table:style-name="表格11.B"/>
        <table:table-row>
          <table:table-cell table:style-name="表格11.A1" office:value-type="string">
            <text:p text:style-name="P87">標記</text:p>
          </table:table-cell>
          <table:table-cell table:style-name="表格11.B1" office:value-type="string">
            <text:p text:style-name="P86">格</text:p>
          </table:table-cell>
        </table:table-row>
        <table:table-row>
          <table:table-cell table:style-name="表格11.A2" office:value-type="string">
            <text:p text:style-name="P114">i </text:p>
          </table:table-cell>
          <table:table-cell table:style-name="表格11.B2" office:value-type="string">
            <text:p text:style-name="P114">主格</text:p>
          </table:table-cell>
        </table:table-row>
        <table:table-row>
          <table:table-cell table:style-name="表格11.A2" office:value-type="string">
            <text:p text:style-name="P86">lo</text:p>
          </table:table-cell>
          <table:table-cell table:style-name="表格11.B2" office:value-type="string">
            <text:p text:style-name="P114">受格</text:p>
          </table:table-cell>
        </table:table-row>
        <table:table-row>
          <table:table-cell table:style-name="表格11.A2" office:value-type="string">
            <text:p text:style-name="P86">wi</text:p>
          </table:table-cell>
          <table:table-cell table:style-name="表格11.B2" office:value-type="string">
            <text:p text:style-name="P114">與格</text:p>
          </table:table-cell>
        </table:table-row>
        <table:table-row>
          <table:table-cell table:style-name="表格11.A2" office:value-type="string">
            <text:p text:style-name="P86">gu</text:p>
          </table:table-cell>
          <table:table-cell table:style-name="表格11.B2" office:value-type="string">
            <text:p text:style-name="P114">屬格</text:p>
          </table:table-cell>
        </table:table-row>
      </table:table>
      <text:p text:style-name="P115"/>
      <text:p text:style-name="Heading_20_2">Swadesh核心詞列表</text:p>
      <text:p text:style-name="P119">下列的詞多半有其同義漢字詞或歐譯詞，但本表不列入。</text:p>
      <text:p text:style-name="P119"/>
      <text:p text:style-name="P119"/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column table:style-name="表格12.F"/>
        <table:table-column table:style-name="表格12.D"/>
        <table:table-column table:style-name="表格12.H"/>
        <table:table-column table:style-name="表格12.I"/>
        <text:soft-page-break/>
        <table:table-row table:style-name="表格12.1">
          <table:table-cell table:style-name="表格12.A1" office:value-type="string">
            <text:p text:style-name="P136">№</text:p>
          </table:table-cell>
          <table:table-cell table:style-name="表格12.A1" office:value-type="string">
            <text:p text:style-name="P132">英語</text:p>
          </table:table-cell>
          <table:table-cell table:style-name="表格12.A1" office:value-type="string">
            <text:p text:style-name="P132">東原語</text:p>
          </table:table-cell>
          <table:table-cell table:style-name="表格12.A1" office:value-type="string">
            <text:p text:style-name="P136">№</text:p>
          </table:table-cell>
          <table:table-cell table:style-name="表格12.A1" office:value-type="string">
            <text:p text:style-name="P132">英語</text:p>
          </table:table-cell>
          <table:table-cell table:style-name="表格12.A1" office:value-type="string">
            <text:p text:style-name="P132">東原語</text:p>
          </table:table-cell>
          <table:table-cell table:style-name="表格12.A1" office:value-type="string">
            <text:p text:style-name="P136">№</text:p>
          </table:table-cell>
          <table:table-cell table:style-name="表格12.A1" office:value-type="string">
            <text:p text:style-name="P133">英語</text:p>
          </table:table-cell>
          <table:table-cell table:style-name="表格12.I1" office:value-type="string">
            <text:p text:style-name="P132">東原語</text:p>
          </table:table-cell>
        </table:table-row>
        <text:soft-page-break/>
        <table:table-row table:style-name="表格12.2">
          <table:table-cell table:style-name="表格12.A2" office:value-type="string">
            <text:p text:style-name="P131">1</text:p>
          </table:table-cell>
          <table:table-cell table:style-name="表格12.A2" office:value-type="string">
            <text:p text:style-name="P130">I</text:p>
          </table:table-cell>
          <table:table-cell table:style-name="表格12.A2" office:value-type="string">
            <text:p text:style-name="P130">me</text:p>
          </table:table-cell>
          <table:table-cell table:style-name="表格12.A2" office:value-type="string">
            <text:p text:style-name="P131">70</text:p>
          </table:table-cell>
          <table:table-cell table:style-name="表格12.A2" office:value-type="string">
            <text:p text:style-name="P130">feather<text:line-break/>(rather not down)</text:p>
          </table:table-cell>
          <table:table-cell table:style-name="表格12.A2" office:value-type="string">
            <text:p text:style-name="P130">haita</text:p>
          </table:table-cell>
          <table:table-cell table:style-name="表格12.A2" office:value-type="string">
            <text:p text:style-name="P131">139</text:p>
          </table:table-cell>
          <table:table-cell table:style-name="表格12.A2" office:value-type="string">
            <text:p text:style-name="P130">to count</text:p>
          </table:table-cell>
          <table:table-cell table:style-name="表格12.I2" office:value-type="string">
            <text:p text:style-name="P130">hinodaku</text:p>
          </table:table-cell>
        </table:table-row>
        <table:table-row table:style-name="表格12.2">
          <table:table-cell table:style-name="表格12.A2" office:value-type="string">
            <text:p text:style-name="P131">2</text:p>
          </table:table-cell>
          <table:table-cell table:style-name="表格12.A2" office:value-type="string">
            <text:p text:style-name="P130">you</text:p>
          </table:table-cell>
          <table:table-cell table:style-name="表格12.A2" office:value-type="string">
            <text:p text:style-name="P130">anyo</text:p>
          </table:table-cell>
          <table:table-cell table:style-name="表格12.A2" office:value-type="string">
            <text:p text:style-name="P131">71</text:p>
          </table:table-cell>
          <table:table-cell table:style-name="表格12.A2" office:value-type="string">
            <text:p text:style-name="P130">hair</text:p>
          </table:table-cell>
          <table:table-cell table:style-name="表格12.A2" office:value-type="string">
            <text:p text:style-name="P130">kotolo</text:p>
          </table:table-cell>
          <table:table-cell table:style-name="表格12.A2" office:value-type="string">
            <text:p text:style-name="P131">140</text:p>
          </table:table-cell>
          <table:table-cell table:style-name="表格12.A2" office:value-type="string">
            <text:p text:style-name="P130">to say</text:p>
          </table:table-cell>
          <table:table-cell table:style-name="表格12.I2" office:value-type="string">
            <text:p text:style-name="P130">siku</text:p>
          </table:table-cell>
        </table:table-row>
        <table:table-row table:style-name="表格12.4">
          <table:table-cell table:style-name="表格12.A2" office:value-type="string">
            <text:p text:style-name="P131">3</text:p>
          </table:table-cell>
          <table:table-cell table:style-name="表格12.A2" office:value-type="string">
            <text:p text:style-name="P130">he</text:p>
          </table:table-cell>
          <table:table-cell table:style-name="表格12.A2" office:value-type="string">
            <text:p text:style-name="P130">gu</text:p>
          </table:table-cell>
          <table:table-cell table:style-name="表格12.A2" office:value-type="string">
            <text:p text:style-name="P131">72</text:p>
          </table:table-cell>
          <table:table-cell table:style-name="表格12.A2" office:value-type="string">
            <text:p text:style-name="P130">head</text:p>
          </table:table-cell>
          <table:table-cell table:style-name="表格12.A2" office:value-type="string">
            <text:p text:style-name="P130">nge</text:p>
          </table:table-cell>
          <table:table-cell table:style-name="表格12.A2" office:value-type="string">
            <text:p text:style-name="P131">141</text:p>
          </table:table-cell>
          <table:table-cell table:style-name="表格12.A2" office:value-type="string">
            <text:p text:style-name="P130">to sing</text:p>
          </table:table-cell>
          <table:table-cell table:style-name="表格12.I2" office:value-type="string">
            <text:p text:style-name="P130">kanoku</text:p>
          </table:table-cell>
        </table:table-row>
        <table:table-row table:style-name="表格12.2">
          <table:table-cell table:style-name="表格12.A2" office:value-type="string">
            <text:p text:style-name="P131">4</text:p>
          </table:table-cell>
          <table:table-cell table:style-name="表格12.A2" office:value-type="string">
            <text:p text:style-name="P130">we</text:p>
          </table:table-cell>
          <table:table-cell table:style-name="表格12.A2" office:value-type="string">
            <text:p text:style-name="P130">metatu</text:p>
          </table:table-cell>
          <table:table-cell table:style-name="表格12.A2" office:value-type="string">
            <text:p text:style-name="P131">73</text:p>
          </table:table-cell>
          <table:table-cell table:style-name="表格12.A2" office:value-type="string">
            <text:p text:style-name="P130">ear</text:p>
          </table:table-cell>
          <table:table-cell table:style-name="表格12.A2" office:value-type="string">
            <text:p text:style-name="P130">mihi</text:p>
          </table:table-cell>
          <table:table-cell table:style-name="表格12.A2" office:value-type="string">
            <text:p text:style-name="P131">142</text:p>
          </table:table-cell>
          <table:table-cell table:style-name="表格12.A2" office:value-type="string">
            <text:p text:style-name="P130">to play</text:p>
          </table:table-cell>
          <table:table-cell table:style-name="表格12.I2" office:value-type="string">
            <text:p text:style-name="P130">imebyu</text:p>
          </table:table-cell>
        </table:table-row>
        <table:table-row table:style-name="表格12.6">
          <table:table-cell table:style-name="表格12.A2" office:value-type="string">
            <text:p text:style-name="P131">5</text:p>
          </table:table-cell>
          <table:table-cell table:style-name="表格12.A2" office:value-type="string">
            <text:p text:style-name="P130">you<text:line-break/>(plural)</text:p>
          </table:table-cell>
          <table:table-cell table:style-name="表格12.A2" office:value-type="string">
            <text:p text:style-name="P130">anyotatu</text:p>
          </table:table-cell>
          <table:table-cell table:style-name="表格12.A2" office:value-type="string">
            <text:p text:style-name="P131">74</text:p>
          </table:table-cell>
          <table:table-cell table:style-name="表格12.A2" office:value-type="string">
            <text:p text:style-name="P130">eye</text:p>
          </table:table-cell>
          <table:table-cell table:style-name="表格12.A2" office:value-type="string">
            <text:p text:style-name="P130">meno</text:p>
          </table:table-cell>
          <table:table-cell table:style-name="表格12.A2" office:value-type="string">
            <text:p text:style-name="P131">143</text:p>
          </table:table-cell>
          <table:table-cell table:style-name="表格12.A2" office:value-type="string">
            <text:p text:style-name="P130">to float</text:p>
          </table:table-cell>
          <table:table-cell table:style-name="表格12.I2" office:value-type="string">
            <text:p text:style-name="P130">uku</text:p>
          </table:table-cell>
        </table:table-row>
        <table:table-row table:style-name="表格12.2">
          <table:table-cell table:style-name="表格12.A2" office:value-type="string">
            <text:p text:style-name="P131">6</text:p>
          </table:table-cell>
          <table:table-cell table:style-name="表格12.A2" office:value-type="string">
            <text:p text:style-name="P130">they</text:p>
          </table:table-cell>
          <table:table-cell table:style-name="表格12.A2" office:value-type="string">
            <text:p text:style-name="P130">gutatu</text:p>
          </table:table-cell>
          <table:table-cell table:style-name="表格12.A2" office:value-type="string">
            <text:p text:style-name="P131">75</text:p>
          </table:table-cell>
          <table:table-cell table:style-name="表格12.A2" office:value-type="string">
            <text:p text:style-name="P130">nose</text:p>
          </table:table-cell>
          <table:table-cell table:style-name="表格12.A2" office:value-type="string">
            <text:p text:style-name="P130">kohi</text:p>
          </table:table-cell>
          <table:table-cell table:style-name="表格12.A2" office:value-type="string">
            <text:p text:style-name="P131">144</text:p>
          </table:table-cell>
          <table:table-cell table:style-name="表格12.A2" office:value-type="string">
            <text:p text:style-name="P130">to flow</text:p>
          </table:table-cell>
          <table:table-cell table:style-name="表格12.I2" office:value-type="string">
            <text:p text:style-name="P130">ukutau</text:p>
          </table:table-cell>
        </table:table-row>
        <table:table-row table:style-name="表格12.4">
          <table:table-cell table:style-name="表格12.A2" office:value-type="string">
            <text:p text:style-name="P131">7</text:p>
          </table:table-cell>
          <table:table-cell table:style-name="表格12.A2" office:value-type="string">
            <text:p text:style-name="P130">this</text:p>
          </table:table-cell>
          <table:table-cell table:style-name="表格12.A2" office:value-type="string">
            <text:p text:style-name="P130">sohi</text:p>
          </table:table-cell>
          <table:table-cell table:style-name="表格12.A2" office:value-type="string">
            <text:p text:style-name="P131">76</text:p>
          </table:table-cell>
          <table:table-cell table:style-name="表格12.A2" office:value-type="string">
            <text:p text:style-name="P130">mouth</text:p>
          </table:table-cell>
          <table:table-cell table:style-name="表格12.A2" office:value-type="string">
            <text:p text:style-name="P130">ngyana</text:p>
          </table:table-cell>
          <table:table-cell table:style-name="表格12.A2" office:value-type="string">
            <text:p text:style-name="P131">145</text:p>
          </table:table-cell>
          <table:table-cell table:style-name="表格12.A2" office:value-type="string">
            <text:p text:style-name="P130">to freeze</text:p>
          </table:table-cell>
          <table:table-cell table:style-name="表格12.I2" office:value-type="string">
            <text:p text:style-name="P130">nunoku</text:p>
          </table:table-cell>
        </table:table-row>
        <table:table-row table:style-name="表格12.2">
          <table:table-cell table:style-name="表格12.A2" office:value-type="string">
            <text:p text:style-name="P131">8</text:p>
          </table:table-cell>
          <table:table-cell table:style-name="表格12.A2" office:value-type="string">
            <text:p text:style-name="P130">that</text:p>
          </table:table-cell>
          <table:table-cell table:style-name="表格12.A2" office:value-type="string">
            <text:p text:style-name="P130">ehi</text:p>
          </table:table-cell>
          <table:table-cell table:style-name="表格12.A2" office:value-type="string">
            <text:p text:style-name="P131">77</text:p>
          </table:table-cell>
          <table:table-cell table:style-name="表格12.A2" office:value-type="string">
            <text:p text:style-name="P130">tooth<text:line-break/>(rather not molar)</text:p>
          </table:table-cell>
          <table:table-cell table:style-name="表格12.A2" office:value-type="string">
            <text:p text:style-name="P130">anahai</text:p>
          </table:table-cell>
          <table:table-cell table:style-name="表格12.A2" office:value-type="string">
            <text:p text:style-name="P131">146</text:p>
          </table:table-cell>
          <table:table-cell table:style-name="表格12.A2" office:value-type="string">
            <text:p text:style-name="P130">to swell</text:p>
          </table:table-cell>
          <table:table-cell table:style-name="表格12.I2" office:value-type="string">
            <text:p text:style-name="P130">gupuku</text:p>
          </table:table-cell>
        </table:table-row>
        <table:table-row table:style-name="表格12.2">
          <table:table-cell table:style-name="表格12.A2" office:value-type="string">
            <text:p text:style-name="P131">9</text:p>
          </table:table-cell>
          <table:table-cell table:style-name="表格12.A2" office:value-type="string">
            <text:p text:style-name="P130">here</text:p>
          </table:table-cell>
          <table:table-cell table:style-name="表格12.A2" office:value-type="string">
            <text:p text:style-name="P130">soma</text:p>
          </table:table-cell>
          <table:table-cell table:style-name="表格12.A2" office:value-type="string">
            <text:p text:style-name="P131">78</text:p>
          </table:table-cell>
          <table:table-cell table:style-name="表格12.A2" office:value-type="string">
            <text:p text:style-name="P130">tongue</text:p>
          </table:table-cell>
          <table:table-cell table:style-name="表格12.A2" office:value-type="string">
            <text:p text:style-name="P130">sitange</text:p>
          </table:table-cell>
          <table:table-cell table:style-name="表格12.A2" office:value-type="string">
            <text:p text:style-name="P131">147</text:p>
          </table:table-cell>
          <table:table-cell table:style-name="表格12.A2" office:value-type="string">
            <text:p text:style-name="P130">sun</text:p>
          </table:table-cell>
          <table:table-cell table:style-name="表格12.I2" office:value-type="string">
            <text:p text:style-name="P130">hi</text:p>
          </table:table-cell>
        </table:table-row>
        <table:table-row table:style-name="表格12.2">
          <table:table-cell table:style-name="表格12.A2" office:value-type="string">
            <text:p text:style-name="P131">10</text:p>
          </table:table-cell>
          <table:table-cell table:style-name="表格12.A2" office:value-type="string">
            <text:p text:style-name="P130">there</text:p>
          </table:table-cell>
          <table:table-cell table:style-name="表格12.A2" office:value-type="string">
            <text:p text:style-name="P130">ema</text:p>
          </table:table-cell>
          <table:table-cell table:style-name="表格12.A2" office:value-type="string">
            <text:p text:style-name="P131">79</text:p>
          </table:table-cell>
          <table:table-cell table:style-name="表格12.A2" office:value-type="string">
            <text:p text:style-name="P130">fingernail</text:p>
          </table:table-cell>
          <table:table-cell table:style-name="表格12.A2" office:value-type="string">
            <text:p text:style-name="P130">aine</text:p>
          </table:table-cell>
          <table:table-cell table:style-name="表格12.A2" office:value-type="string">
            <text:p text:style-name="P131">148</text:p>
          </table:table-cell>
          <table:table-cell table:style-name="表格12.A2" office:value-type="string">
            <text:p text:style-name="P130">moon</text:p>
          </table:table-cell>
          <table:table-cell table:style-name="表格12.I2" office:value-type="string">
            <text:p text:style-name="P130">lole</text:p>
          </table:table-cell>
        </table:table-row>
        <table:table-row table:style-name="表格12.2">
          <table:table-cell table:style-name="表格12.A2" office:value-type="string">
            <text:p text:style-name="P131">11</text:p>
          </table:table-cell>
          <table:table-cell table:style-name="表格12.A2" office:value-type="string">
            <text:p text:style-name="P130">who</text:p>
          </table:table-cell>
          <table:table-cell table:style-name="表格12.A2" office:value-type="string">
            <text:p text:style-name="P130">ngadoto</text:p>
          </table:table-cell>
          <table:table-cell table:style-name="表格12.A2" office:value-type="string">
            <text:p text:style-name="P131">80</text:p>
          </table:table-cell>
          <table:table-cell table:style-name="表格12.A2" office:value-type="string">
            <text:p text:style-name="P130">foot</text:p>
          </table:table-cell>
          <table:table-cell table:style-name="表格12.A2" office:value-type="string">
            <text:p text:style-name="P130">basi</text:p>
          </table:table-cell>
          <table:table-cell table:style-name="表格12.A2" office:value-type="string">
            <text:p text:style-name="P131">149</text:p>
          </table:table-cell>
          <table:table-cell table:style-name="表格12.A2" office:value-type="string">
            <text:p text:style-name="P130">star</text:p>
          </table:table-cell>
          <table:table-cell table:style-name="表格12.I2" office:value-type="string">
            <text:p text:style-name="P130">bosi</text:p>
          </table:table-cell>
        </table:table-row>
        <table:table-row table:style-name="表格12.2">
          <table:table-cell table:style-name="表格12.A2" office:value-type="string">
            <text:p text:style-name="P131">12</text:p>
          </table:table-cell>
          <table:table-cell table:style-name="表格12.A2" office:value-type="string">
            <text:p text:style-name="P130">what</text:p>
          </table:table-cell>
          <table:table-cell table:style-name="表格12.A2" office:value-type="string">
            <text:p text:style-name="P130">ngahi</text:p>
          </table:table-cell>
          <table:table-cell table:style-name="表格12.A2" office:value-type="string">
            <text:p text:style-name="P131">81</text:p>
          </table:table-cell>
          <table:table-cell table:style-name="表格12.A2" office:value-type="string">
            <text:p text:style-name="P130">leg</text:p>
          </table:table-cell>
          <table:table-cell table:style-name="表格12.A2" office:value-type="string">
            <text:p text:style-name="P130">hingi</text:p>
          </table:table-cell>
          <table:table-cell table:style-name="表格12.A2" office:value-type="string">
            <text:p text:style-name="P131">150</text:p>
          </table:table-cell>
          <table:table-cell table:style-name="表格12.A2" office:value-type="string">
            <text:p text:style-name="P130">water</text:p>
          </table:table-cell>
          <table:table-cell table:style-name="表格12.I2" office:value-type="string">
            <text:p text:style-name="P130">dobo</text:p>
          </table:table-cell>
        </table:table-row>
        <table:table-row table:style-name="表格12.2">
          <table:table-cell table:style-name="表格12.A2" office:value-type="string">
            <text:p text:style-name="P131">13</text:p>
          </table:table-cell>
          <table:table-cell table:style-name="表格12.A2" office:value-type="string">
            <text:p text:style-name="P130">where</text:p>
          </table:table-cell>
          <table:table-cell table:style-name="表格12.A2" office:value-type="string">
            <text:p text:style-name="P130">ngama</text:p>
          </table:table-cell>
          <table:table-cell table:style-name="表格12.A2" office:value-type="string">
            <text:p text:style-name="P131">82</text:p>
          </table:table-cell>
          <table:table-cell table:style-name="表格12.A2" office:value-type="string">
            <text:p text:style-name="P130">knee</text:p>
          </table:table-cell>
          <table:table-cell table:style-name="表格12.A2" office:value-type="string">
            <text:p text:style-name="P130">guluno</text:p>
          </table:table-cell>
          <table:table-cell table:style-name="表格12.A2" office:value-type="string">
            <text:p text:style-name="P131">151</text:p>
          </table:table-cell>
          <table:table-cell table:style-name="表格12.A2" office:value-type="string">
            <text:p text:style-name="P130">rain</text:p>
          </table:table-cell>
          <table:table-cell table:style-name="表格12.I2" office:value-type="string">
            <text:p text:style-name="P130">hetobo</text:p>
          </table:table-cell>
        </table:table-row>
        <table:table-row table:style-name="表格12.2">
          <table:table-cell table:style-name="表格12.A2" office:value-type="string">
            <text:p text:style-name="P131">14</text:p>
          </table:table-cell>
          <table:table-cell table:style-name="表格12.A2" office:value-type="string">
            <text:p text:style-name="P130">when</text:p>
          </table:table-cell>
          <table:table-cell table:style-name="表格12.A2" office:value-type="string">
            <text:p text:style-name="P130">ngaaga </text:p>
          </table:table-cell>
          <table:table-cell table:style-name="表格12.A2" office:value-type="string">
            <text:p text:style-name="P131">83</text:p>
          </table:table-cell>
          <table:table-cell table:style-name="表格12.A2" office:value-type="string">
            <text:p text:style-name="P130">hand</text:p>
          </table:table-cell>
          <table:table-cell table:style-name="表格12.A2" office:value-type="string">
            <text:p text:style-name="P130">de</text:p>
          </table:table-cell>
          <table:table-cell table:style-name="表格12.A2" office:value-type="string">
            <text:p text:style-name="P131">152</text:p>
          </table:table-cell>
          <table:table-cell table:style-name="表格12.A2" office:value-type="string">
            <text:p text:style-name="P130">river</text:p>
          </table:table-cell>
          <table:table-cell table:style-name="表格12.I2" office:value-type="string">
            <text:p text:style-name="P130">ukubo</text:p>
          </table:table-cell>
        </table:table-row>
        <table:table-row table:style-name="表格12.2">
          <table:table-cell table:style-name="表格12.A2" office:value-type="string">
            <text:p text:style-name="P131">15</text:p>
          </table:table-cell>
          <table:table-cell table:style-name="表格12.A2" office:value-type="string">
            <text:p text:style-name="P130">how</text:p>
          </table:table-cell>
          <table:table-cell table:style-name="表格12.A2" office:value-type="string">
            <text:p text:style-name="P130">ngaku</text:p>
          </table:table-cell>
          <table:table-cell table:style-name="表格12.A2" office:value-type="string">
            <text:p text:style-name="P131">84</text:p>
          </table:table-cell>
          <table:table-cell table:style-name="表格12.A2" office:value-type="string">
            <text:p text:style-name="P130">wing</text:p>
          </table:table-cell>
          <table:table-cell table:style-name="表格12.A2" office:value-type="string">
            <text:p text:style-name="P130">hatode</text:p>
          </table:table-cell>
          <table:table-cell table:style-name="表格12.A2" office:value-type="string">
            <text:p text:style-name="P131">153</text:p>
          </table:table-cell>
          <table:table-cell table:style-name="表格12.A2" office:value-type="string">
            <text:p text:style-name="P130">lake</text:p>
          </table:table-cell>
          <table:table-cell table:style-name="表格12.I2" office:value-type="string">
            <text:p text:style-name="P130">lino</text:p>
          </table:table-cell>
        </table:table-row>
        <table:table-row table:style-name="表格12.2">
          <table:table-cell table:style-name="表格12.A2" office:value-type="string">
            <text:p text:style-name="P131">16</text:p>
          </table:table-cell>
          <table:table-cell table:style-name="表格12.A2" office:value-type="string">
            <text:p text:style-name="P130">not</text:p>
          </table:table-cell>
          <table:table-cell table:style-name="表格12.A2" office:value-type="string">
            <text:p text:style-name="P130">ni</text:p>
          </table:table-cell>
          <table:table-cell table:style-name="表格12.A2" office:value-type="string">
            <text:p text:style-name="P131">85</text:p>
          </table:table-cell>
          <table:table-cell table:style-name="表格12.A2" office:value-type="string">
            <text:p text:style-name="P130">belly</text:p>
          </table:table-cell>
          <table:table-cell table:style-name="表格12.A2" office:value-type="string">
            <text:p text:style-name="P130">bala</text:p>
          </table:table-cell>
          <table:table-cell table:style-name="表格12.A2" office:value-type="string">
            <text:p text:style-name="P131">154</text:p>
          </table:table-cell>
          <table:table-cell table:style-name="表格12.A2" office:value-type="string">
            <text:p text:style-name="P130">sea<text:line-break/>(as in ocean)</text:p>
          </table:table-cell>
          <table:table-cell table:style-name="表格12.I2" office:value-type="string">
            <text:p text:style-name="P130">pada</text:p>
          </table:table-cell>
        </table:table-row>
        <table:table-row table:style-name="表格12.2">
          <table:table-cell table:style-name="表格12.A2" office:value-type="string">
            <text:p text:style-name="P131">17</text:p>
          </table:table-cell>
          <table:table-cell table:style-name="表格12.A2" office:value-type="string">
            <text:p text:style-name="P130">all</text:p>
          </table:table-cell>
          <table:table-cell table:style-name="表格12.A2" office:value-type="string">
            <text:p text:style-name="P130">mola</text:p>
          </table:table-cell>
          <table:table-cell table:style-name="表格12.A2" office:value-type="string">
            <text:p text:style-name="P131">86</text:p>
          </table:table-cell>
          <table:table-cell table:style-name="表格12.A2" office:value-type="string">
            <text:p text:style-name="P130">guts</text:p>
          </table:table-cell>
          <table:table-cell table:style-name="表格12.A2" office:value-type="string">
            <text:p text:style-name="P130">baloke</text:p>
          </table:table-cell>
          <table:table-cell table:style-name="表格12.A2" office:value-type="string">
            <text:p text:style-name="P131">155</text:p>
          </table:table-cell>
          <table:table-cell table:style-name="表格12.A2" office:value-type="string">
            <text:p text:style-name="P130">salt</text:p>
          </table:table-cell>
          <table:table-cell table:style-name="表格12.I2" office:value-type="string">
            <text:p text:style-name="P130">padahi</text:p>
          </table:table-cell>
        </table:table-row>
        <table:table-row table:style-name="表格12.4">
          <table:table-cell table:style-name="表格12.A2" office:value-type="string">
            <text:p text:style-name="P131">18</text:p>
          </table:table-cell>
          <table:table-cell table:style-name="表格12.A2" office:value-type="string">
            <text:p text:style-name="P130">many</text:p>
          </table:table-cell>
          <table:table-cell table:style-name="表格12.A2" office:value-type="string">
            <text:p text:style-name="P130">oohi</text:p>
          </table:table-cell>
          <table:table-cell table:style-name="表格12.A2" office:value-type="string">
            <text:p text:style-name="P131">87</text:p>
          </table:table-cell>
          <table:table-cell table:style-name="表格12.A2" office:value-type="string">
            <text:p text:style-name="P130">neck</text:p>
          </table:table-cell>
          <table:table-cell table:style-name="表格12.A2" office:value-type="string">
            <text:p text:style-name="P130">moni</text:p>
          </table:table-cell>
          <table:table-cell table:style-name="表格12.A2" office:value-type="string">
            <text:p text:style-name="P131">156</text:p>
          </table:table-cell>
          <table:table-cell table:style-name="表格12.A2" office:value-type="string">
            <text:p text:style-name="P130">stone</text:p>
          </table:table-cell>
          <table:table-cell table:style-name="表格12.I2" office:value-type="string">
            <text:p text:style-name="P130">koloko</text:p>
          </table:table-cell>
        </table:table-row>
        <table:table-row table:style-name="表格12.2">
          <table:table-cell table:style-name="表格12.A2" office:value-type="string">
            <text:p text:style-name="P131">19</text:p>
          </table:table-cell>
          <table:table-cell table:style-name="表格12.A2" office:value-type="string">
            <text:p text:style-name="P130">some</text:p>
          </table:table-cell>
          <table:table-cell table:style-name="表格12.A2" office:value-type="string">
            <text:p text:style-name="P130">ne'ngo</text:p>
          </table:table-cell>
          <table:table-cell table:style-name="表格12.A2" office:value-type="string">
            <text:p text:style-name="P131">88</text:p>
          </table:table-cell>
          <table:table-cell table:style-name="表格12.A2" office:value-type="string">
            <text:p text:style-name="P130">back</text:p>
          </table:table-cell>
          <table:table-cell table:style-name="表格12.A2" office:value-type="string">
            <text:p text:style-name="P130">se</text:p>
          </table:table-cell>
          <table:table-cell table:style-name="表格12.A2" office:value-type="string">
            <text:p text:style-name="P131">157</text:p>
          </table:table-cell>
          <table:table-cell table:style-name="表格12.A2" office:value-type="string">
            <text:p text:style-name="P130">sand</text:p>
          </table:table-cell>
          <table:table-cell table:style-name="表格12.I2" office:value-type="string">
            <text:p text:style-name="P130">suna</text:p>
          </table:table-cell>
        </table:table-row>
        <table:table-row table:style-name="表格12.4">
          <table:table-cell table:style-name="表格12.A2" office:value-type="string">
            <text:p text:style-name="P131">20</text:p>
          </table:table-cell>
          <table:table-cell table:style-name="表格12.A2" office:value-type="string">
            <text:p text:style-name="P130">few</text:p>
          </table:table-cell>
          <table:table-cell table:style-name="表格12.A2" office:value-type="string">
            <text:p text:style-name="P130">su'ngu</text:p>
          </table:table-cell>
          <table:table-cell table:style-name="表格12.A2" office:value-type="string">
            <text:p text:style-name="P131">89</text:p>
          </table:table-cell>
          <table:table-cell table:style-name="表格12.A2" office:value-type="string">
            <text:p text:style-name="P130">breast</text:p>
          </table:table-cell>
          <table:table-cell table:style-name="表格12.A2" office:value-type="string">
            <text:p text:style-name="P130">kiko</text:p>
          </table:table-cell>
          <table:table-cell table:style-name="表格12.A2" office:value-type="string">
            <text:p text:style-name="P131">158</text:p>
          </table:table-cell>
          <table:table-cell table:style-name="表格12.A2" office:value-type="string">
            <text:p text:style-name="P130">dust</text:p>
          </table:table-cell>
          <table:table-cell table:style-name="表格12.I2" office:value-type="string">
            <text:p text:style-name="P130">sunake</text:p>
          </table:table-cell>
        </table:table-row>
        <table:table-row table:style-name="表格12.4">
          <table:table-cell table:style-name="表格12.A2" office:value-type="string">
            <text:p text:style-name="P131">21</text:p>
          </table:table-cell>
          <table:table-cell table:style-name="表格12.A2" office:value-type="string">
            <text:p text:style-name="P130">other</text:p>
          </table:table-cell>
          <table:table-cell table:style-name="表格12.A2" office:value-type="string">
            <text:p text:style-name="P130">hoka</text:p>
          </table:table-cell>
          <table:table-cell table:style-name="表格12.A2" office:value-type="string">
            <text:p text:style-name="P131">90</text:p>
          </table:table-cell>
          <table:table-cell table:style-name="表格12.A2" office:value-type="string">
            <text:p text:style-name="P130">heart</text:p>
          </table:table-cell>
          <table:table-cell table:style-name="表格12.A2" office:value-type="string">
            <text:p text:style-name="P130">kolo</text:p>
          </table:table-cell>
          <table:table-cell table:style-name="表格12.A2" office:value-type="string">
            <text:p text:style-name="P131">159</text:p>
          </table:table-cell>
          <table:table-cell table:style-name="表格12.A2" office:value-type="string">
            <text:p text:style-name="P130">earth<text:line-break/>(as in soil)</text:p>
          </table:table-cell>
          <table:table-cell table:style-name="表格12.I2" office:value-type="string">
            <text:p text:style-name="P130">sunata</text:p>
          </table:table-cell>
        </table:table-row>
        <table:table-row table:style-name="表格12.2">
          <table:table-cell table:style-name="表格12.A2" office:value-type="string">
            <text:p text:style-name="P131">22</text:p>
          </table:table-cell>
          <table:table-cell table:style-name="表格12.A2" office:value-type="string">
            <text:p text:style-name="P130">one</text:p>
          </table:table-cell>
          <table:table-cell table:style-name="表格12.A2" office:value-type="string">
            <text:p text:style-name="P130">hino</text:p>
          </table:table-cell>
          <table:table-cell table:style-name="表格12.A2" office:value-type="string">
            <text:p text:style-name="P131">91</text:p>
          </table:table-cell>
          <table:table-cell table:style-name="表格12.A2" office:value-type="string">
            <text:p text:style-name="P130">liver</text:p>
          </table:table-cell>
          <table:table-cell table:style-name="表格12.A2" office:value-type="string">
            <text:p text:style-name="P130">au</text:p>
          </table:table-cell>
          <table:table-cell table:style-name="表格12.A2" office:value-type="string">
            <text:p text:style-name="P131">160</text:p>
          </table:table-cell>
          <table:table-cell table:style-name="表格12.A2" office:value-type="string">
            <text:p text:style-name="P130">cloud</text:p>
          </table:table-cell>
          <table:table-cell table:style-name="表格12.I2" office:value-type="string">
            <text:p text:style-name="P130">kulumo</text:p>
          </table:table-cell>
        </table:table-row>
        <table:table-row table:style-name="表格12.2">
          <table:table-cell table:style-name="表格12.A2" office:value-type="string">
            <text:p text:style-name="P131">23</text:p>
          </table:table-cell>
          <table:table-cell table:style-name="表格12.A2" office:value-type="string">
            <text:p text:style-name="P130">two</text:p>
          </table:table-cell>
          <table:table-cell table:style-name="表格12.A2" office:value-type="string">
            <text:p text:style-name="P130">da</text:p>
          </table:table-cell>
          <table:table-cell table:style-name="表格12.A2" office:value-type="string">
            <text:p text:style-name="P131">92</text:p>
          </table:table-cell>
          <table:table-cell table:style-name="表格12.A2" office:value-type="string">
            <text:p text:style-name="P130">to drink</text:p>
          </table:table-cell>
          <table:table-cell table:style-name="表格12.A2" office:value-type="string">
            <text:p text:style-name="P130">nomyu</text:p>
          </table:table-cell>
          <table:table-cell table:style-name="表格12.A2" office:value-type="string">
            <text:p text:style-name="P131">161</text:p>
          </table:table-cell>
          <table:table-cell table:style-name="表格12.A2" office:value-type="string">
            <text:p text:style-name="P130">fog</text:p>
          </table:table-cell>
          <table:table-cell table:style-name="表格12.I2" office:value-type="string">
            <text:p text:style-name="P130">kyoli</text:p>
          </table:table-cell>
        </table:table-row>
        <table:table-row table:style-name="表格12.2">
          <table:table-cell table:style-name="表格12.A2" office:value-type="string">
            <text:p text:style-name="P131">24</text:p>
          </table:table-cell>
          <table:table-cell table:style-name="表格12.A2" office:value-type="string">
            <text:p text:style-name="P130">three</text:p>
          </table:table-cell>
          <table:table-cell table:style-name="表格12.A2" office:value-type="string">
            <text:p text:style-name="P130">te</text:p>
          </table:table-cell>
          <table:table-cell table:style-name="表格12.A2" office:value-type="string">
            <text:p text:style-name="P131">93</text:p>
          </table:table-cell>
          <table:table-cell table:style-name="表格12.A2" office:value-type="string">
            <text:p text:style-name="P130">to eat</text:p>
          </table:table-cell>
          <table:table-cell table:style-name="表格12.A2" office:value-type="string">
            <text:p text:style-name="P130">homu</text:p>
          </table:table-cell>
          <table:table-cell table:style-name="表格12.A2" office:value-type="string">
            <text:p text:style-name="P131">162</text:p>
          </table:table-cell>
          <table:table-cell table:style-name="表格12.A2" office:value-type="string">
            <text:p text:style-name="P130">sky</text:p>
          </table:table-cell>
          <table:table-cell table:style-name="表格12.I2" office:value-type="string">
            <text:p text:style-name="P130">hane</text:p>
          </table:table-cell>
        </table:table-row>
        <table:table-row table:style-name="表格12.2">
          <table:table-cell table:style-name="表格12.A2" office:value-type="string">
            <text:p text:style-name="P131">25</text:p>
          </table:table-cell>
          <table:table-cell table:style-name="表格12.A2" office:value-type="string">
            <text:p text:style-name="P130">four</text:p>
          </table:table-cell>
          <table:table-cell table:style-name="表格12.A2" office:value-type="string">
            <text:p text:style-name="P130">ngee</text:p>
          </table:table-cell>
          <table:table-cell table:style-name="表格12.A2" office:value-type="string">
            <text:p text:style-name="P131">94</text:p>
          </table:table-cell>
          <table:table-cell table:style-name="表格12.A2" office:value-type="string">
            <text:p text:style-name="P130">to bite</text:p>
          </table:table-cell>
          <table:table-cell table:style-name="表格12.A2" office:value-type="string">
            <text:p text:style-name="P130">kabu</text:p>
          </table:table-cell>
          <table:table-cell table:style-name="表格12.A2" office:value-type="string">
            <text:p text:style-name="P131">163</text:p>
          </table:table-cell>
          <table:table-cell table:style-name="表格12.A2" office:value-type="string">
            <text:p text:style-name="P130">wind<text:line-break/>(as in breeze)</text:p>
          </table:table-cell>
          <table:table-cell table:style-name="表格12.I2" office:value-type="string">
            <text:p text:style-name="P130">bulu</text:p>
          </table:table-cell>
        </table:table-row>
        <table:table-row table:style-name="表格12.4">
          <table:table-cell table:style-name="表格12.A2" office:value-type="string">
            <text:p text:style-name="P131">26</text:p>
          </table:table-cell>
          <table:table-cell table:style-name="表格12.A2" office:value-type="string">
            <text:p text:style-name="P130">five</text:p>
          </table:table-cell>
          <table:table-cell table:style-name="表格12.A2" office:value-type="string">
            <text:p text:style-name="P130">ituti</text:p>
          </table:table-cell>
          <table:table-cell table:style-name="表格12.A2" office:value-type="string">
            <text:p text:style-name="P131">95</text:p>
          </table:table-cell>
          <table:table-cell table:style-name="表格12.A2" office:value-type="string">
            <text:p text:style-name="P130">to suck</text:p>
          </table:table-cell>
          <table:table-cell table:style-name="表格12.A2" office:value-type="string">
            <text:p text:style-name="P130">suu</text:p>
          </table:table-cell>
          <table:table-cell table:style-name="表格12.A2" office:value-type="string">
            <text:p text:style-name="P131">164</text:p>
          </table:table-cell>
          <table:table-cell table:style-name="表格12.A2" office:value-type="string">
            <text:p text:style-name="P130">snow</text:p>
          </table:table-cell>
          <table:table-cell table:style-name="表格12.I2" office:value-type="string">
            <text:p text:style-name="P130">nuno</text:p>
          </table:table-cell>
        </table:table-row>
        <table:table-row table:style-name="表格12.4">
          <table:table-cell table:style-name="表格12.A2" office:value-type="string">
            <text:p text:style-name="P131">27</text:p>
          </table:table-cell>
          <table:table-cell table:style-name="表格12.A2" office:value-type="string">
            <text:p text:style-name="P130">big</text:p>
          </table:table-cell>
          <table:table-cell table:style-name="表格12.A2" office:value-type="string">
            <text:p text:style-name="P130">malo</text:p>
          </table:table-cell>
          <table:table-cell table:style-name="表格12.A2" office:value-type="string">
            <text:p text:style-name="P131">96</text:p>
          </table:table-cell>
          <table:table-cell table:style-name="表格12.A2" office:value-type="string">
            <text:p text:style-name="P130">to spit</text:p>
          </table:table-cell>
          <table:table-cell table:style-name="表格12.A2" office:value-type="string">
            <text:p text:style-name="P130">hapu</text:p>
          </table:table-cell>
          <table:table-cell table:style-name="表格12.A2" office:value-type="string">
            <text:p text:style-name="P131">165</text:p>
          </table:table-cell>
          <table:table-cell table:style-name="表格12.A2" office:value-type="string">
            <text:p text:style-name="P130">ice</text:p>
          </table:table-cell>
          <table:table-cell table:style-name="表格12.I2" office:value-type="string">
            <text:p text:style-name="P130">kolobo</text:p>
          </table:table-cell>
        </table:table-row>
        <table:table-row table:style-name="表格12.4">
          <table:table-cell table:style-name="表格12.A2" office:value-type="string">
            <text:p text:style-name="P131">28</text:p>
          </table:table-cell>
          <table:table-cell table:style-name="表格12.A2" office:value-type="string">
            <text:p text:style-name="P130">long</text:p>
          </table:table-cell>
          <table:table-cell table:style-name="表格12.A2" office:value-type="string">
            <text:p text:style-name="P130">higa</text:p>
          </table:table-cell>
          <table:table-cell table:style-name="表格12.A2" office:value-type="string">
            <text:p text:style-name="P131">97</text:p>
          </table:table-cell>
          <table:table-cell table:style-name="表格12.A2" office:value-type="string">
            <text:p text:style-name="P130">to vomit</text:p>
          </table:table-cell>
          <table:table-cell table:style-name="表格12.A2" office:value-type="string">
            <text:p text:style-name="P130">mahapu</text:p>
          </table:table-cell>
          <table:table-cell table:style-name="表格12.A2" office:value-type="string">
            <text:p text:style-name="P131">166</text:p>
          </table:table-cell>
          <table:table-cell table:style-name="表格12.A2" office:value-type="string">
            <text:p text:style-name="P130">smoke</text:p>
          </table:table-cell>
          <table:table-cell table:style-name="表格12.I2" office:value-type="string">
            <text:p text:style-name="P130">hanesuna</text:p>
          </table:table-cell>
        </table:table-row>
        <table:table-row table:style-name="表格12.4">
          <table:table-cell table:style-name="表格12.A2" office:value-type="string">
            <text:p text:style-name="P131">29</text:p>
          </table:table-cell>
          <table:table-cell table:style-name="表格12.A2" office:value-type="string">
            <text:p text:style-name="P130">wide</text:p>
          </table:table-cell>
          <table:table-cell table:style-name="表格12.A2" office:value-type="string">
            <text:p text:style-name="P130">ineta</text:p>
          </table:table-cell>
          <table:table-cell table:style-name="表格12.A2" office:value-type="string">
            <text:p text:style-name="P131">98</text:p>
          </table:table-cell>
          <table:table-cell table:style-name="表格12.A2" office:value-type="string">
            <text:p text:style-name="P130">to blow<text:line-break/>(as wind)</text:p>
          </table:table-cell>
          <table:table-cell table:style-name="表格12.A2" office:value-type="string">
            <text:p text:style-name="P130">sidu</text:p>
          </table:table-cell>
          <table:table-cell table:style-name="表格12.A2" office:value-type="string">
            <text:p text:style-name="P131">167</text:p>
          </table:table-cell>
          <table:table-cell table:style-name="表格12.A2" office:value-type="string">
            <text:p text:style-name="P130">fire</text:p>
          </table:table-cell>
          <table:table-cell table:style-name="表格12.I2" office:value-type="string">
            <text:p text:style-name="P130">teno</text:p>
          </table:table-cell>
        </table:table-row>
        <table:table-row table:style-name="表格12.4">
          <table:table-cell table:style-name="表格12.A2" office:value-type="string">
            <text:p text:style-name="P131">30</text:p>
          </table:table-cell>
          <table:table-cell table:style-name="表格12.A2" office:value-type="string">
            <text:p text:style-name="P130">thick</text:p>
          </table:table-cell>
          <table:table-cell table:style-name="表格12.A2" office:value-type="string">
            <text:p text:style-name="P130">tuko</text:p>
          </table:table-cell>
          <table:table-cell table:style-name="表格12.A2" office:value-type="string">
            <text:p text:style-name="P131">99</text:p>
          </table:table-cell>
          <table:table-cell table:style-name="表格12.A2" office:value-type="string">
            <text:p text:style-name="P130">to breathe</text:p>
          </table:table-cell>
          <table:table-cell table:style-name="表格12.A2" office:value-type="string">
            <text:p text:style-name="P130">hihu</text:p>
          </table:table-cell>
          <table:table-cell table:style-name="表格12.A2" office:value-type="string">
            <text:p text:style-name="P131">168</text:p>
          </table:table-cell>
          <table:table-cell table:style-name="表格12.A2" office:value-type="string">
            <text:p text:style-name="P130">ash</text:p>
          </table:table-cell>
          <table:table-cell table:style-name="表格12.I2" office:value-type="string">
            <text:p text:style-name="P130">lotu</text:p>
          </table:table-cell>
        </table:table-row>
        <table:table-row table:style-name="表格12.4">
          <table:table-cell table:style-name="表格12.A2" office:value-type="string">
            <text:p text:style-name="P131">31</text:p>
          </table:table-cell>
          <table:table-cell table:style-name="表格12.A2" office:value-type="string">
            <text:p text:style-name="P130">heavy</text:p>
          </table:table-cell>
          <table:table-cell table:style-name="表格12.A2" office:value-type="string">
            <text:p text:style-name="P130">omu</text:p>
          </table:table-cell>
          <table:table-cell table:style-name="表格12.A2" office:value-type="string">
            <text:p text:style-name="P131">100</text:p>
          </table:table-cell>
          <table:table-cell table:style-name="表格12.A2" office:value-type="string">
            <text:p text:style-name="P130">to laugh</text:p>
          </table:table-cell>
          <table:table-cell table:style-name="表格12.A2" office:value-type="string">
            <text:p text:style-name="P130">hoho</text:p>
          </table:table-cell>
          <table:table-cell table:style-name="表格12.A2" office:value-type="string">
            <text:p text:style-name="P131">169</text:p>
          </table:table-cell>
          <table:table-cell table:style-name="表格12.A2" office:value-type="string">
            <text:p text:style-name="P130">to burn<text:line-break/>(intransitive)</text:p>
          </table:table-cell>
          <table:table-cell table:style-name="表格12.I2" office:value-type="string">
            <text:p text:style-name="P130">tenoku</text:p>
          </table:table-cell>
        </table:table-row>
        <table:table-row table:style-name="表格12.4">
          <table:table-cell table:style-name="表格12.A2" office:value-type="string">
            <text:p text:style-name="P131">32</text:p>
          </table:table-cell>
          <table:table-cell table:style-name="表格12.A2" office:value-type="string">
            <text:p text:style-name="P130">small</text:p>
          </table:table-cell>
          <table:table-cell table:style-name="表格12.A2" office:value-type="string">
            <text:p text:style-name="P130">dyase</text:p>
          </table:table-cell>
          <table:table-cell table:style-name="表格12.A2" office:value-type="string">
            <text:p text:style-name="P131">101</text:p>
          </table:table-cell>
          <table:table-cell table:style-name="表格12.A2" office:value-type="string">
            <text:p text:style-name="P130">to see</text:p>
          </table:table-cell>
          <table:table-cell table:style-name="表格12.A2" office:value-type="string">
            <text:p text:style-name="P130">ak<text:span text:style-name="T60">u</text:span></text:p>
          </table:table-cell>
          <table:table-cell table:style-name="表格12.A2" office:value-type="string">
            <text:p text:style-name="P131">170</text:p>
          </table:table-cell>
          <table:table-cell table:style-name="表格12.A2" office:value-type="string">
            <text:p text:style-name="P130">road</text:p>
          </table:table-cell>
          <table:table-cell table:style-name="表格12.I2" office:value-type="string">
            <text:p text:style-name="P130">basihi</text:p>
          </table:table-cell>
        </table:table-row>
        <table:table-row table:style-name="表格12.4">
          <table:table-cell table:style-name="表格12.A2" office:value-type="string">
            <text:p text:style-name="P131">33</text:p>
          </table:table-cell>
          <table:table-cell table:style-name="表格12.A2" office:value-type="string">
            <text:p text:style-name="P130">short</text:p>
          </table:table-cell>
          <table:table-cell table:style-name="表格12.A2" office:value-type="string">
            <text:p text:style-name="P130">gelo</text:p>
          </table:table-cell>
          <table:table-cell table:style-name="表格12.A2" office:value-type="string">
            <text:p text:style-name="P131">102</text:p>
          </table:table-cell>
          <table:table-cell table:style-name="表格12.A2" office:value-type="string">
            <text:p text:style-name="P130">to hear</text:p>
          </table:table-cell>
          <table:table-cell table:style-name="表格12.A2" office:value-type="string">
            <text:p text:style-name="P130">kik<text:span text:style-name="T60">u</text:span></text:p>
          </table:table-cell>
          <table:table-cell table:style-name="表格12.A2" office:value-type="string">
            <text:p text:style-name="P131">171</text:p>
          </table:table-cell>
          <table:table-cell table:style-name="表格12.A2" office:value-type="string">
            <text:p text:style-name="P130">mountain</text:p>
          </table:table-cell>
          <table:table-cell table:style-name="表格12.I2" office:value-type="string">
            <text:p text:style-name="P130">ame</text:p>
          </table:table-cell>
        </table:table-row>
        <table:table-row table:style-name="表格12.4">
          <table:table-cell table:style-name="表格12.A2" office:value-type="string">
            <text:p text:style-name="P131">34</text:p>
          </table:table-cell>
          <table:table-cell table:style-name="表格12.A2" office:value-type="string">
            <text:p text:style-name="P130">narrow</text:p>
          </table:table-cell>
          <table:table-cell table:style-name="表格12.A2" office:value-type="string">
            <text:p text:style-name="P130">semu</text:p>
          </table:table-cell>
          <table:table-cell table:style-name="表格12.A2" office:value-type="string">
            <text:p text:style-name="P131">103</text:p>
          </table:table-cell>
          <table:table-cell table:style-name="表格12.A2" office:value-type="string">
            <text:p text:style-name="P130">to know<text:line-break/>(a fact)</text:p>
          </table:table-cell>
          <table:table-cell table:style-name="表格12.A2" office:value-type="string">
            <text:p text:style-name="P134"><text:span text:style-name="T60">ko</text:span>kik<text:span text:style-name="T60">u</text:span></text:p>
          </table:table-cell>
          <table:table-cell table:style-name="表格12.A2" office:value-type="string">
            <text:p text:style-name="P131">172</text:p>
          </table:table-cell>
          <table:table-cell table:style-name="表格12.A2" office:value-type="string">
            <text:p text:style-name="P130">red</text:p>
          </table:table-cell>
          <table:table-cell table:style-name="表格12.I2" office:value-type="string">
            <text:p text:style-name="P130">tenolo</text:p>
          </table:table-cell>
        </table:table-row>
        <table:table-row table:style-name="表格12.4">
          <table:table-cell table:style-name="表格12.A2" office:value-type="string">
            <text:p text:style-name="P131">35</text:p>
          </table:table-cell>
          <table:table-cell table:style-name="表格12.A2" office:value-type="string">
            <text:p text:style-name="P130">thin</text:p>
          </table:table-cell>
          <table:table-cell table:style-name="表格12.A2" office:value-type="string">
            <text:p text:style-name="P130">tana</text:p>
          </table:table-cell>
          <table:table-cell table:style-name="表格12.A2" office:value-type="string">
            <text:p text:style-name="P131">104</text:p>
          </table:table-cell>
          <table:table-cell table:style-name="表格12.A2" office:value-type="string">
            <text:p text:style-name="P130">to think</text:p>
          </table:table-cell>
          <table:table-cell table:style-name="表格12.A2" office:value-type="string">
            <text:p text:style-name="P130">oladi</text:p>
          </table:table-cell>
          <table:table-cell table:style-name="表格12.A2" office:value-type="string">
            <text:p text:style-name="P131">173</text:p>
          </table:table-cell>
          <table:table-cell table:style-name="表格12.A2" office:value-type="string">
            <text:p text:style-name="P130">green</text:p>
          </table:table-cell>
          <table:table-cell table:style-name="表格12.I2" office:value-type="string">
            <text:p text:style-name="P130">amelo</text:p>
          </table:table-cell>
        </table:table-row>
        <text:soft-page-break/>
        <table:table-row table:style-name="表格12.2">
          <table:table-cell table:style-name="表格12.A2" office:value-type="string">
            <text:p text:style-name="P131">36</text:p>
          </table:table-cell>
          <table:table-cell table:style-name="表格12.A2" office:value-type="string">
            <text:p text:style-name="P130">woman</text:p>
          </table:table-cell>
          <table:table-cell table:style-name="表格12.A2" office:value-type="string">
            <text:p text:style-name="P130">me</text:p>
          </table:table-cell>
          <table:table-cell table:style-name="表格12.A2" office:value-type="string">
            <text:p text:style-name="P131">105</text:p>
          </table:table-cell>
          <table:table-cell table:style-name="表格12.A2" office:value-type="string">
            <text:p text:style-name="P130">to smell<text:line-break/>(sense odor)</text:p>
          </table:table-cell>
          <table:table-cell table:style-name="表格12.A2" office:value-type="string">
            <text:p text:style-name="P130">hihutau</text:p>
          </table:table-cell>
          <table:table-cell table:style-name="表格12.A2" office:value-type="string">
            <text:p text:style-name="P131">174</text:p>
          </table:table-cell>
          <table:table-cell table:style-name="表格12.A2" office:value-type="string">
            <text:p text:style-name="P130">yellow</text:p>
          </table:table-cell>
          <table:table-cell table:style-name="表格12.I2" office:value-type="string">
            <text:p text:style-name="P130">modolo</text:p>
          </table:table-cell>
        </table:table-row>
        <table:table-row table:style-name="表格12.6">
          <table:table-cell table:style-name="表格12.A2" office:value-type="string">
            <text:p text:style-name="P131">37</text:p>
          </table:table-cell>
          <table:table-cell table:style-name="表格12.A2" office:value-type="string">
            <text:p text:style-name="P130">man<text:line-break/>(adult male)</text:p>
          </table:table-cell>
          <table:table-cell table:style-name="表格12.A2" office:value-type="string">
            <text:p text:style-name="P130">po</text:p>
          </table:table-cell>
          <table:table-cell table:style-name="表格12.A2" office:value-type="string">
            <text:p text:style-name="P131">106</text:p>
          </table:table-cell>
          <table:table-cell table:style-name="表格12.A2" office:value-type="string">
            <text:p text:style-name="P130">to fear</text:p>
          </table:table-cell>
          <table:table-cell table:style-name="表格12.A2" office:value-type="string">
            <text:p text:style-name="P130">kowaku</text:p>
          </table:table-cell>
          <table:table-cell table:style-name="表格12.A2" office:value-type="string">
            <text:p text:style-name="P131">175</text:p>
          </table:table-cell>
          <table:table-cell table:style-name="表格12.A2" office:value-type="string">
            <text:p text:style-name="P130">white</text:p>
          </table:table-cell>
          <table:table-cell table:style-name="表格12.I2" office:value-type="string">
            <text:p text:style-name="P130">nunolo</text:p>
          </table:table-cell>
        </table:table-row>
        <table:table-row table:style-name="表格12.6">
          <table:table-cell table:style-name="表格12.A2" office:value-type="string">
            <text:p text:style-name="P131">38</text:p>
          </table:table-cell>
          <table:table-cell table:style-name="表格12.A2" office:value-type="string">
            <text:p text:style-name="P130">man<text:line-break/>(human being)</text:p>
          </table:table-cell>
          <table:table-cell table:style-name="表格12.A2" office:value-type="string">
            <text:p text:style-name="P130">doto</text:p>
          </table:table-cell>
          <table:table-cell table:style-name="表格12.A2" office:value-type="string">
            <text:p text:style-name="P131">107</text:p>
          </table:table-cell>
          <table:table-cell table:style-name="表格12.A2" office:value-type="string">
            <text:p text:style-name="P130">to sleep</text:p>
          </table:table-cell>
          <table:table-cell table:style-name="表格12.A2" office:value-type="string">
            <text:p text:style-name="P130">ngohu</text:p>
          </table:table-cell>
          <table:table-cell table:style-name="表格12.A2" office:value-type="string">
            <text:p text:style-name="P131">176</text:p>
          </table:table-cell>
          <table:table-cell table:style-name="表格12.A2" office:value-type="string">
            <text:p text:style-name="P130">black</text:p>
          </table:table-cell>
          <table:table-cell table:style-name="表格12.I2" office:value-type="string">
            <text:p text:style-name="P130">banolo</text:p>
          </table:table-cell>
        </table:table-row>
        <table:table-row table:style-name="表格12.6">
          <table:table-cell table:style-name="表格12.A2" office:value-type="string">
            <text:p text:style-name="P131">39</text:p>
          </table:table-cell>
          <table:table-cell table:style-name="表格12.A2" office:value-type="string">
            <text:p text:style-name="P130">child<text:line-break/>(a youth)</text:p>
          </table:table-cell>
          <table:table-cell table:style-name="表格12.A2" office:value-type="string">
            <text:p text:style-name="P130">ke</text:p>
          </table:table-cell>
          <table:table-cell table:style-name="表格12.A2" office:value-type="string">
            <text:p text:style-name="P131">108</text:p>
          </table:table-cell>
          <table:table-cell table:style-name="表格12.A2" office:value-type="string">
            <text:p text:style-name="P130">to live</text:p>
          </table:table-cell>
          <table:table-cell table:style-name="表格12.A2" office:value-type="string">
            <text:p text:style-name="P130">iku</text:p>
          </table:table-cell>
          <table:table-cell table:style-name="表格12.A2" office:value-type="string">
            <text:p text:style-name="P131">177</text:p>
          </table:table-cell>
          <table:table-cell table:style-name="表格12.A2" office:value-type="string">
            <text:p text:style-name="P130">night</text:p>
          </table:table-cell>
          <table:table-cell table:style-name="表格12.I2" office:value-type="string">
            <text:p text:style-name="P130">nodi</text:p>
          </table:table-cell>
        </table:table-row>
        <table:table-row table:style-name="表格12.2">
          <table:table-cell table:style-name="表格12.A2" office:value-type="string">
            <text:p text:style-name="P131">40</text:p>
          </table:table-cell>
          <table:table-cell table:style-name="表格12.A2" office:value-type="string">
            <text:p text:style-name="P130">wife</text:p>
          </table:table-cell>
          <table:table-cell table:style-name="表格12.A2" office:value-type="string">
            <text:p text:style-name="P130">dakome</text:p>
          </table:table-cell>
          <table:table-cell table:style-name="表格12.A2" office:value-type="string">
            <text:p text:style-name="P131">109</text:p>
          </table:table-cell>
          <table:table-cell table:style-name="表格12.A2" office:value-type="string">
            <text:p text:style-name="P130">to die</text:p>
          </table:table-cell>
          <table:table-cell table:style-name="表格12.A2" office:value-type="string">
            <text:p text:style-name="P130">niaku</text:p>
          </table:table-cell>
          <table:table-cell table:style-name="表格12.A2" office:value-type="string">
            <text:p text:style-name="P131">178</text:p>
          </table:table-cell>
          <table:table-cell table:style-name="表格12.A2" office:value-type="string">
            <text:p text:style-name="P130">day<text:line-break/>(daytime)</text:p>
          </table:table-cell>
          <table:table-cell table:style-name="表格12.I2" office:value-type="string">
            <text:p text:style-name="P130">lahi</text:p>
          </table:table-cell>
        </table:table-row>
        <table:table-row table:style-name="表格12.2">
          <table:table-cell table:style-name="表格12.A2" office:value-type="string">
            <text:p text:style-name="P131">41</text:p>
          </table:table-cell>
          <table:table-cell table:style-name="表格12.A2" office:value-type="string">
            <text:p text:style-name="P130">husband</text:p>
          </table:table-cell>
          <table:table-cell table:style-name="表格12.A2" office:value-type="string">
            <text:p text:style-name="P130">dakopo</text:p>
          </table:table-cell>
          <table:table-cell table:style-name="表格12.A2" office:value-type="string">
            <text:p text:style-name="P131">110</text:p>
          </table:table-cell>
          <table:table-cell table:style-name="表格12.A2" office:value-type="string">
            <text:p text:style-name="P130">to kill</text:p>
          </table:table-cell>
          <table:table-cell table:style-name="表格12.A2" office:value-type="string">
            <text:p text:style-name="P130">bau</text:p>
          </table:table-cell>
          <table:table-cell table:style-name="表格12.A2" office:value-type="string">
            <text:p text:style-name="P131">179</text:p>
          </table:table-cell>
          <table:table-cell table:style-name="表格12.A2" office:value-type="string">
            <text:p text:style-name="P130">year</text:p>
          </table:table-cell>
          <table:table-cell table:style-name="表格12.I2" office:value-type="string">
            <text:p text:style-name="P130">boleno</text:p>
          </table:table-cell>
        </table:table-row>
        <table:table-row table:style-name="表格12.2">
          <table:table-cell table:style-name="表格12.A2" office:value-type="string">
            <text:p text:style-name="P131">42</text:p>
          </table:table-cell>
          <table:table-cell table:style-name="表格12.A2" office:value-type="string">
            <text:p text:style-name="P130">mother</text:p>
          </table:table-cell>
          <table:table-cell table:style-name="表格12.A2" office:value-type="string">
            <text:p text:style-name="P130">mani</text:p>
          </table:table-cell>
          <table:table-cell table:style-name="表格12.A2" office:value-type="string">
            <text:p text:style-name="P131">111</text:p>
          </table:table-cell>
          <table:table-cell table:style-name="表格12.A2" office:value-type="string">
            <text:p text:style-name="P130">to fight</text:p>
          </table:table-cell>
          <table:table-cell table:style-name="表格12.A2" office:value-type="string">
            <text:p text:style-name="P130">binatau</text:p>
          </table:table-cell>
          <table:table-cell table:style-name="表格12.A2" office:value-type="string">
            <text:p text:style-name="P131">180</text:p>
          </table:table-cell>
          <table:table-cell table:style-name="表格12.A2" office:value-type="string">
            <text:p text:style-name="P130">warm<text:line-break/>(as in weather)</text:p>
          </table:table-cell>
          <table:table-cell table:style-name="表格12.I2" office:value-type="string">
            <text:p text:style-name="P130">temyu</text:p>
          </table:table-cell>
        </table:table-row>
        <table:table-row table:style-name="表格12.2">
          <table:table-cell table:style-name="表格12.A2" office:value-type="string">
            <text:p text:style-name="P131">43</text:p>
          </table:table-cell>
          <table:table-cell table:style-name="表格12.A2" office:value-type="string">
            <text:p text:style-name="P130">father</text:p>
          </table:table-cell>
          <table:table-cell table:style-name="表格12.A2" office:value-type="string">
            <text:p text:style-name="P130">pani</text:p>
          </table:table-cell>
          <table:table-cell table:style-name="表格12.A2" office:value-type="string">
            <text:p text:style-name="P131">112</text:p>
          </table:table-cell>
          <table:table-cell table:style-name="表格12.A2" office:value-type="string">
            <text:p text:style-name="P130">to hunt<text:line-break/>(transitive)</text:p>
          </table:table-cell>
          <table:table-cell table:style-name="表格12.A2" office:value-type="string">
            <text:p text:style-name="P130">segau</text:p>
          </table:table-cell>
          <table:table-cell table:style-name="表格12.A2" office:value-type="string">
            <text:p text:style-name="P131">181</text:p>
          </table:table-cell>
          <table:table-cell table:style-name="表格12.A2" office:value-type="string">
            <text:p text:style-name="P130">cold<text:line-break/>(as in weather)</text:p>
          </table:table-cell>
          <table:table-cell table:style-name="表格12.I2" office:value-type="string">
            <text:p text:style-name="P130">numyu</text:p>
          </table:table-cell>
        </table:table-row>
        <table:table-row table:style-name="表格12.2">
          <table:table-cell table:style-name="表格12.A2" office:value-type="string">
            <text:p text:style-name="P131">44</text:p>
          </table:table-cell>
          <table:table-cell table:style-name="表格12.A2" office:value-type="string">
            <text:p text:style-name="P130">animal</text:p>
          </table:table-cell>
          <table:table-cell table:style-name="表格12.A2" office:value-type="string">
            <text:p text:style-name="P130">kotohi</text:p>
          </table:table-cell>
          <table:table-cell table:style-name="表格12.A2" office:value-type="string">
            <text:p text:style-name="P131">113</text:p>
          </table:table-cell>
          <table:table-cell table:style-name="表格12.A2" office:value-type="string">
            <text:p text:style-name="P130">to hit</text:p>
          </table:table-cell>
          <table:table-cell table:style-name="表格12.A2" office:value-type="string">
            <text:p text:style-name="P130">binaku</text:p>
          </table:table-cell>
          <table:table-cell table:style-name="表格12.A2" office:value-type="string">
            <text:p text:style-name="P131">182</text:p>
          </table:table-cell>
          <table:table-cell table:style-name="表格12.A2" office:value-type="string">
            <text:p text:style-name="P130">full</text:p>
          </table:table-cell>
          <table:table-cell table:style-name="表格12.I2" office:value-type="string">
            <text:p text:style-name="P130">tyadau</text:p>
          </table:table-cell>
        </table:table-row>
        <table:table-row table:style-name="表格12.2">
          <table:table-cell table:style-name="表格12.A2" office:value-type="string">
            <text:p text:style-name="P131">45</text:p>
          </table:table-cell>
          <table:table-cell table:style-name="表格12.A2" office:value-type="string">
            <text:p text:style-name="P130">fish</text:p>
          </table:table-cell>
          <table:table-cell table:style-name="表格12.A2" office:value-type="string">
            <text:p text:style-name="P130">dobohi</text:p>
          </table:table-cell>
          <table:table-cell table:style-name="表格12.A2" office:value-type="string">
            <text:p text:style-name="P131">114</text:p>
          </table:table-cell>
          <table:table-cell table:style-name="表格12.A2" office:value-type="string">
            <text:p text:style-name="P130">to cut</text:p>
          </table:table-cell>
          <table:table-cell table:style-name="表格12.A2" office:value-type="string">
            <text:p text:style-name="P130">zuludoku</text:p>
          </table:table-cell>
          <table:table-cell table:style-name="表格12.A2" office:value-type="string">
            <text:p text:style-name="P131">183</text:p>
          </table:table-cell>
          <table:table-cell table:style-name="表格12.A2" office:value-type="string">
            <text:p text:style-name="P130">new</text:p>
          </table:table-cell>
          <table:table-cell table:style-name="表格12.I2" office:value-type="string">
            <text:p text:style-name="P130">nuyu</text:p>
          </table:table-cell>
        </table:table-row>
        <table:table-row table:style-name="表格12.4">
          <table:table-cell table:style-name="表格12.A2" office:value-type="string">
            <text:p text:style-name="P131">46</text:p>
          </table:table-cell>
          <table:table-cell table:style-name="表格12.A2" office:value-type="string">
            <text:p text:style-name="P130">bird</text:p>
          </table:table-cell>
          <table:table-cell table:style-name="表格12.A2" office:value-type="string">
            <text:p text:style-name="P130">hato</text:p>
          </table:table-cell>
          <table:table-cell table:style-name="表格12.A2" office:value-type="string">
            <text:p text:style-name="P131">115</text:p>
          </table:table-cell>
          <table:table-cell table:style-name="表格12.A2" office:value-type="string">
            <text:p text:style-name="P130">to split</text:p>
          </table:table-cell>
          <table:table-cell table:style-name="表格12.A2" office:value-type="string">
            <text:p text:style-name="P130">daku</text:p>
          </table:table-cell>
          <table:table-cell table:style-name="表格12.A2" office:value-type="string">
            <text:p text:style-name="P131">184</text:p>
          </table:table-cell>
          <table:table-cell table:style-name="表格12.A2" office:value-type="string">
            <text:p text:style-name="P130">old</text:p>
          </table:table-cell>
          <table:table-cell table:style-name="表格12.I2" office:value-type="string">
            <text:p text:style-name="P130">folu</text:p>
          </table:table-cell>
        </table:table-row>
        <table:table-row table:style-name="表格12.4">
          <table:table-cell table:style-name="表格12.A2" office:value-type="string">
            <text:p text:style-name="P131">47</text:p>
          </table:table-cell>
          <table:table-cell table:style-name="表格12.A2" office:value-type="string">
            <text:p text:style-name="P130">dog</text:p>
          </table:table-cell>
          <table:table-cell table:style-name="表格12.A2" office:value-type="string">
            <text:p text:style-name="P130">wani</text:p>
          </table:table-cell>
          <table:table-cell table:style-name="表格12.A2" office:value-type="string">
            <text:p text:style-name="P131">116</text:p>
          </table:table-cell>
          <table:table-cell table:style-name="表格12.A2" office:value-type="string">
            <text:p text:style-name="P130">to stab<text:line-break/>(or stick)</text:p>
          </table:table-cell>
          <table:table-cell table:style-name="表格12.A2" office:value-type="string">
            <text:p text:style-name="P130">osu</text:p>
          </table:table-cell>
          <table:table-cell table:style-name="表格12.A2" office:value-type="string">
            <text:p text:style-name="P131">185</text:p>
          </table:table-cell>
          <table:table-cell table:style-name="表格12.A2" office:value-type="string">
            <text:p text:style-name="P130">good</text:p>
          </table:table-cell>
          <table:table-cell table:style-name="表格12.I2" office:value-type="string">
            <text:p text:style-name="P130">mayu</text:p>
          </table:table-cell>
        </table:table-row>
        <table:table-row table:style-name="表格12.4">
          <table:table-cell table:style-name="表格12.A2" office:value-type="string">
            <text:p text:style-name="P131">48</text:p>
          </table:table-cell>
          <table:table-cell table:style-name="表格12.A2" office:value-type="string">
            <text:p text:style-name="P130">louse</text:p>
          </table:table-cell>
          <table:table-cell table:style-name="表格12.A2" office:value-type="string">
            <text:p text:style-name="P130">sile</text:p>
          </table:table-cell>
          <table:table-cell table:style-name="表格12.A2" office:value-type="string">
            <text:p text:style-name="P131">117</text:p>
          </table:table-cell>
          <table:table-cell table:style-name="表格12.A2" office:value-type="string">
            <text:p text:style-name="P130">to scratch<text:line-break/>(an itch)</text:p>
          </table:table-cell>
          <table:table-cell table:style-name="表格12.A2" office:value-type="string">
            <text:p text:style-name="P130">sikolu</text:p>
          </table:table-cell>
          <table:table-cell table:style-name="表格12.A2" office:value-type="string">
            <text:p text:style-name="P131">186</text:p>
          </table:table-cell>
          <table:table-cell table:style-name="表格12.A2" office:value-type="string">
            <text:p text:style-name="P130">bad</text:p>
          </table:table-cell>
          <table:table-cell table:style-name="表格12.I2" office:value-type="string">
            <text:p text:style-name="P130">nimyu</text:p>
          </table:table-cell>
        </table:table-row>
        <table:table-row table:style-name="表格12.4">
          <table:table-cell table:style-name="表格12.A2" office:value-type="string">
            <text:p text:style-name="P131">49</text:p>
          </table:table-cell>
          <table:table-cell table:style-name="表格12.A2" office:value-type="string">
            <text:p text:style-name="P130">snake</text:p>
          </table:table-cell>
          <table:table-cell table:style-name="表格12.A2" office:value-type="string">
            <text:p text:style-name="P130">heba</text:p>
          </table:table-cell>
          <table:table-cell table:style-name="表格12.A2" office:value-type="string">
            <text:p text:style-name="P131">118</text:p>
          </table:table-cell>
          <table:table-cell table:style-name="表格12.A2" office:value-type="string">
            <text:p text:style-name="P130">to dig</text:p>
          </table:table-cell>
          <table:table-cell table:style-name="表格12.A2" office:value-type="string">
            <text:p text:style-name="P130">anaku</text:p>
          </table:table-cell>
          <table:table-cell table:style-name="表格12.A2" office:value-type="string">
            <text:p text:style-name="P131">187</text:p>
          </table:table-cell>
          <table:table-cell table:style-name="表格12.A2" office:value-type="string">
            <text:p text:style-name="P130">rotten<text:line-break/>(as, a log)</text:p>
          </table:table-cell>
          <table:table-cell table:style-name="表格12.I2" office:value-type="string">
            <text:p text:style-name="P130">kusau</text:p>
          </table:table-cell>
        </table:table-row>
        <table:table-row table:style-name="表格12.4">
          <table:table-cell table:style-name="表格12.A2" office:value-type="string">
            <text:p text:style-name="P131">50</text:p>
          </table:table-cell>
          <table:table-cell table:style-name="表格12.A2" office:value-type="string">
            <text:p text:style-name="P130">worm</text:p>
          </table:table-cell>
          <table:table-cell table:style-name="表格12.A2" office:value-type="string">
            <text:p text:style-name="P130">ngimi</text:p>
          </table:table-cell>
          <table:table-cell table:style-name="表格12.A2" office:value-type="string">
            <text:p text:style-name="P131">119</text:p>
          </table:table-cell>
          <table:table-cell table:style-name="表格12.A2" office:value-type="string">
            <text:p text:style-name="P130">to swim</text:p>
          </table:table-cell>
          <table:table-cell table:style-name="表格12.A2" office:value-type="string">
            <text:p text:style-name="P135">asogu</text:p>
          </table:table-cell>
          <table:table-cell table:style-name="表格12.A2" office:value-type="string">
            <text:p text:style-name="P131">188</text:p>
          </table:table-cell>
          <table:table-cell table:style-name="表格12.A2" office:value-type="string">
            <text:p text:style-name="P130">dirty</text:p>
          </table:table-cell>
          <table:table-cell table:style-name="表格12.I2" office:value-type="string">
            <text:p text:style-name="P130">salakyu</text:p>
          </table:table-cell>
        </table:table-row>
        <table:table-row table:style-name="表格12.4">
          <table:table-cell table:style-name="表格12.A2" office:value-type="string">
            <text:p text:style-name="P131">51</text:p>
          </table:table-cell>
          <table:table-cell table:style-name="表格12.A2" office:value-type="string">
            <text:p text:style-name="P130">tree</text:p>
          </table:table-cell>
          <table:table-cell table:style-name="表格12.A2" office:value-type="string">
            <text:p text:style-name="P130">ngi</text:p>
          </table:table-cell>
          <table:table-cell table:style-name="表格12.A2" office:value-type="string">
            <text:p text:style-name="P131">120</text:p>
          </table:table-cell>
          <table:table-cell table:style-name="表格12.A2" office:value-type="string">
            <text:p text:style-name="P130">to fly</text:p>
          </table:table-cell>
          <table:table-cell table:style-name="表格12.A2" office:value-type="string">
            <text:p text:style-name="P130">hetoku</text:p>
          </table:table-cell>
          <table:table-cell table:style-name="表格12.A2" office:value-type="string">
            <text:p text:style-name="P131">189</text:p>
          </table:table-cell>
          <table:table-cell table:style-name="表格12.A2" office:value-type="string">
            <text:p text:style-name="P130">straight</text:p>
          </table:table-cell>
          <table:table-cell table:style-name="表格12.I2" office:value-type="string">
            <text:p text:style-name="P130">zuku</text:p>
          </table:table-cell>
        </table:table-row>
        <table:table-row table:style-name="表格12.4">
          <table:table-cell table:style-name="表格12.A2" office:value-type="string">
            <text:p text:style-name="P131">52</text:p>
          </table:table-cell>
          <table:table-cell table:style-name="表格12.A2" office:value-type="string">
            <text:p text:style-name="P130">forest</text:p>
          </table:table-cell>
          <table:table-cell table:style-name="表格12.A2" office:value-type="string">
            <text:p text:style-name="P130">ngingi</text:p>
          </table:table-cell>
          <table:table-cell table:style-name="表格12.A2" office:value-type="string">
            <text:p text:style-name="P131">121</text:p>
          </table:table-cell>
          <table:table-cell table:style-name="表格12.A2" office:value-type="string">
            <text:p text:style-name="P130">to walk</text:p>
          </table:table-cell>
          <table:table-cell table:style-name="表格12.A2" office:value-type="string">
            <text:p text:style-name="P130">basiku</text:p>
          </table:table-cell>
          <table:table-cell table:style-name="表格12.A2" office:value-type="string">
            <text:p text:style-name="P131">190</text:p>
          </table:table-cell>
          <table:table-cell table:style-name="表格12.A2" office:value-type="string">
            <text:p text:style-name="P130">round</text:p>
          </table:table-cell>
          <table:table-cell table:style-name="表格12.I2" office:value-type="string">
            <text:p text:style-name="P130">sudotau</text:p>
          </table:table-cell>
        </table:table-row>
        <table:table-row table:style-name="表格12.6">
          <table:table-cell table:style-name="表格12.A2" office:value-type="string">
            <text:p text:style-name="P131">53</text:p>
          </table:table-cell>
          <table:table-cell table:style-name="表格12.A2" office:value-type="string">
            <text:p text:style-name="P130">stick<text:line-break/>(of wood)</text:p>
          </table:table-cell>
          <table:table-cell table:style-name="表格12.A2" office:value-type="string">
            <text:p text:style-name="P130">ngipoo</text:p>
          </table:table-cell>
          <table:table-cell table:style-name="表格12.A2" office:value-type="string">
            <text:p text:style-name="P131">122</text:p>
          </table:table-cell>
          <table:table-cell table:style-name="表格12.A2" office:value-type="string">
            <text:p text:style-name="P130">to come</text:p>
          </table:table-cell>
          <table:table-cell table:style-name="表格12.A2" office:value-type="string">
            <text:p text:style-name="P130">olu</text:p>
          </table:table-cell>
          <table:table-cell table:style-name="表格12.A2" office:value-type="string">
            <text:p text:style-name="P131">191</text:p>
          </table:table-cell>
          <table:table-cell table:style-name="表格12.A2" office:value-type="string">
            <text:p text:style-name="P130">sharp<text:line-break/>(as a knife)</text:p>
          </table:table-cell>
          <table:table-cell table:style-name="表格12.I2" office:value-type="string">
            <text:p text:style-name="P130">zuludu</text:p>
          </table:table-cell>
        </table:table-row>
        <table:table-row table:style-name="表格12.4">
          <table:table-cell table:style-name="表格12.A2" office:value-type="string">
            <text:p text:style-name="P131">54</text:p>
          </table:table-cell>
          <table:table-cell table:style-name="表格12.A2" office:value-type="string">
            <text:p text:style-name="P130">fruit</text:p>
          </table:table-cell>
          <table:table-cell table:style-name="表格12.A2" office:value-type="string">
            <text:p text:style-name="P130">dyahi</text:p>
          </table:table-cell>
          <table:table-cell table:style-name="表格12.A2" office:value-type="string">
            <text:p text:style-name="P131">123</text:p>
          </table:table-cell>
          <table:table-cell table:style-name="表格12.A2" office:value-type="string">
            <text:p text:style-name="P130">to lie<text:line-break/>(as on one's side)</text:p>
          </table:table-cell>
          <table:table-cell table:style-name="表格12.A2" office:value-type="string">
            <text:p text:style-name="P130">legu</text:p>
          </table:table-cell>
          <table:table-cell table:style-name="表格12.A2" office:value-type="string">
            <text:p text:style-name="P131">192</text:p>
          </table:table-cell>
          <table:table-cell table:style-name="表格12.A2" office:value-type="string">
            <text:p text:style-name="P130">dull<text:line-break/>(as a knife)</text:p>
          </table:table-cell>
          <table:table-cell table:style-name="表格12.I2" office:value-type="string">
            <text:p text:style-name="P130">madu</text:p>
          </table:table-cell>
        </table:table-row>
        <table:table-row table:style-name="表格12.4">
          <table:table-cell table:style-name="表格12.A2" office:value-type="string">
            <text:p text:style-name="P131">55</text:p>
          </table:table-cell>
          <table:table-cell table:style-name="表格12.A2" office:value-type="string">
            <text:p text:style-name="P130">seed</text:p>
          </table:table-cell>
          <table:table-cell table:style-name="表格12.A2" office:value-type="string">
            <text:p text:style-name="P130">silyo</text:p>
          </table:table-cell>
          <table:table-cell table:style-name="表格12.A2" office:value-type="string">
            <text:p text:style-name="P131">124</text:p>
          </table:table-cell>
          <table:table-cell table:style-name="表格12.A2" office:value-type="string">
            <text:p text:style-name="P130">to sit</text:p>
          </table:table-cell>
          <table:table-cell table:style-name="表格12.A2" office:value-type="string">
            <text:p text:style-name="P130">sewalu</text:p>
          </table:table-cell>
          <table:table-cell table:style-name="表格12.A2" office:value-type="string">
            <text:p text:style-name="P131">193</text:p>
          </table:table-cell>
          <table:table-cell table:style-name="表格12.A2" office:value-type="string">
            <text:p text:style-name="P130">smooth</text:p>
          </table:table-cell>
          <table:table-cell table:style-name="表格12.I2" office:value-type="string">
            <text:p text:style-name="P130">budulyu</text:p>
          </table:table-cell>
        </table:table-row>
        <table:table-row table:style-name="表格12.4">
          <table:table-cell table:style-name="表格12.A2" office:value-type="string">
            <text:p text:style-name="P131">56</text:p>
          </table:table-cell>
          <table:table-cell table:style-name="表格12.A2" office:value-type="string">
            <text:p text:style-name="P130">leaf</text:p>
          </table:table-cell>
          <table:table-cell table:style-name="表格12.A2" office:value-type="string">
            <text:p text:style-name="P130">hai</text:p>
          </table:table-cell>
          <table:table-cell table:style-name="表格12.A2" office:value-type="string">
            <text:p text:style-name="P131">125</text:p>
          </table:table-cell>
          <table:table-cell table:style-name="表格12.A2" office:value-type="string">
            <text:p text:style-name="P130">to stand</text:p>
          </table:table-cell>
          <table:table-cell table:style-name="表格12.A2" office:value-type="string">
            <text:p text:style-name="P130">hingiku</text:p>
          </table:table-cell>
          <table:table-cell table:style-name="表格12.A2" office:value-type="string">
            <text:p text:style-name="P131">194</text:p>
          </table:table-cell>
          <table:table-cell table:style-name="表格12.A2" office:value-type="string">
            <text:p text:style-name="P130">wet</text:p>
          </table:table-cell>
          <table:table-cell table:style-name="表格12.I2" office:value-type="string">
            <text:p text:style-name="P130">syubyu</text:p>
          </table:table-cell>
        </table:table-row>
        <table:table-row table:style-name="表格12.4">
          <table:table-cell table:style-name="表格12.A2" office:value-type="string">
            <text:p text:style-name="P131">57</text:p>
          </table:table-cell>
          <table:table-cell table:style-name="表格12.A2" office:value-type="string">
            <text:p text:style-name="P130">root</text:p>
          </table:table-cell>
          <table:table-cell table:style-name="表格12.A2" office:value-type="string">
            <text:p text:style-name="P130">hule</text:p>
          </table:table-cell>
          <table:table-cell table:style-name="表格12.A2" office:value-type="string">
            <text:p text:style-name="P131">126</text:p>
          </table:table-cell>
          <table:table-cell table:style-name="表格12.A2" office:value-type="string">
            <text:p text:style-name="P130">to turn<text:line-break/>(change direction)</text:p>
          </table:table-cell>
          <table:table-cell table:style-name="表格12.A2" office:value-type="string">
            <text:p text:style-name="P130">sodu</text:p>
          </table:table-cell>
          <table:table-cell table:style-name="表格12.A2" office:value-type="string">
            <text:p text:style-name="P131">195</text:p>
          </table:table-cell>
          <table:table-cell table:style-name="表格12.A2" office:value-type="string">
            <text:p text:style-name="P130">dry<text:line-break/>(adjective)</text:p>
          </table:table-cell>
          <table:table-cell table:style-name="表格12.I2" office:value-type="string">
            <text:p text:style-name="P130">tilimyu</text:p>
          </table:table-cell>
        </table:table-row>
        <table:table-row table:style-name="表格12.6">
          <table:table-cell table:style-name="表格12.A2" office:value-type="string">
            <text:p text:style-name="P131">58</text:p>
          </table:table-cell>
          <table:table-cell table:style-name="表格12.A2" office:value-type="string">
            <text:p text:style-name="P130">bark<text:line-break/>(of tree)</text:p>
          </table:table-cell>
          <table:table-cell table:style-name="表格12.A2" office:value-type="string">
            <text:p text:style-name="P130">ngikone</text:p>
          </table:table-cell>
          <table:table-cell table:style-name="表格12.A2" office:value-type="string">
            <text:p text:style-name="P131">127</text:p>
          </table:table-cell>
          <table:table-cell table:style-name="表格12.A2" office:value-type="string">
            <text:p text:style-name="P130">to fall<text:line-break/>(as in drop)</text:p>
          </table:table-cell>
          <table:table-cell table:style-name="表格12.A2" office:value-type="string">
            <text:p text:style-name="P130">dotyu</text:p>
          </table:table-cell>
          <table:table-cell table:style-name="表格12.A2" office:value-type="string">
            <text:p text:style-name="P131">196</text:p>
          </table:table-cell>
          <table:table-cell table:style-name="表格12.A2" office:value-type="string">
            <text:p text:style-name="P130">right<text:line-break/>(correct)</text:p>
          </table:table-cell>
          <table:table-cell table:style-name="表格12.I2" office:value-type="string">
            <text:p text:style-name="P130">mazuku</text:p>
          </table:table-cell>
        </table:table-row>
        <table:table-row table:style-name="表格12.4">
          <table:table-cell table:style-name="表格12.A2" office:value-type="string">
            <text:p text:style-name="P131">59</text:p>
          </table:table-cell>
          <table:table-cell table:style-name="表格12.A2" office:value-type="string">
            <text:p text:style-name="P130">flower</text:p>
          </table:table-cell>
          <table:table-cell table:style-name="表格12.A2" office:value-type="string">
            <text:p text:style-name="P130">kona</text:p>
          </table:table-cell>
          <table:table-cell table:style-name="表格12.A2" office:value-type="string">
            <text:p text:style-name="P131">128</text:p>
          </table:table-cell>
          <table:table-cell table:style-name="表格12.A2" office:value-type="string">
            <text:p text:style-name="P130">to give</text:p>
          </table:table-cell>
          <table:table-cell table:style-name="表格12.A2" office:value-type="string">
            <text:p text:style-name="P130">deku</text:p>
          </table:table-cell>
          <table:table-cell table:style-name="表格12.A2" office:value-type="string">
            <text:p text:style-name="P131">197</text:p>
          </table:table-cell>
          <table:table-cell table:style-name="表格12.A2" office:value-type="string">
            <text:p text:style-name="P130">near</text:p>
          </table:table-cell>
          <table:table-cell table:style-name="表格12.I2" office:value-type="string">
            <text:p text:style-name="P130">tikau</text:p>
          </table:table-cell>
        </table:table-row>
        <text:soft-page-break/>
        <table:table-row table:style-name="表格12.2">
          <table:table-cell table:style-name="表格12.A2" office:value-type="string">
            <text:p text:style-name="P131">60</text:p>
          </table:table-cell>
          <table:table-cell table:style-name="表格12.A2" office:value-type="string">
            <text:p text:style-name="P130">grass</text:p>
          </table:table-cell>
          <table:table-cell table:style-name="表格12.A2" office:value-type="string">
            <text:p text:style-name="P130">ngelo</text:p>
          </table:table-cell>
          <table:table-cell table:style-name="表格12.A2" office:value-type="string">
            <text:p text:style-name="P131">129</text:p>
          </table:table-cell>
          <table:table-cell table:style-name="表格12.A2" office:value-type="string">
            <text:p text:style-name="P130">to hold<text:line-break/>(in one's hand)</text:p>
          </table:table-cell>
          <table:table-cell table:style-name="表格12.A2" office:value-type="string">
            <text:p text:style-name="P130">dako</text:p>
          </table:table-cell>
          <table:table-cell table:style-name="表格12.A2" office:value-type="string">
            <text:p text:style-name="P131">198</text:p>
          </table:table-cell>
          <table:table-cell table:style-name="表格12.A2" office:value-type="string">
            <text:p text:style-name="P130">far</text:p>
          </table:table-cell>
          <table:table-cell table:style-name="表格12.I2" office:value-type="string">
            <text:p text:style-name="P130">ngenu</text:p>
          </table:table-cell>
        </table:table-row>
        <table:table-row table:style-name="表格12.4">
          <table:table-cell table:style-name="表格12.A2" office:value-type="string">
            <text:p text:style-name="P131">61</text:p>
          </table:table-cell>
          <table:table-cell table:style-name="表格12.A2" office:value-type="string">
            <text:p text:style-name="P130">rope</text:p>
          </table:table-cell>
          <table:table-cell table:style-name="表格12.A2" office:value-type="string">
            <text:p text:style-name="P130">newa</text:p>
          </table:table-cell>
          <table:table-cell table:style-name="表格12.A2" office:value-type="string">
            <text:p text:style-name="P131">130</text:p>
          </table:table-cell>
          <table:table-cell table:style-name="表格12.A2" office:value-type="string">
            <text:p text:style-name="P130">to squeeze</text:p>
          </table:table-cell>
          <table:table-cell table:style-name="表格12.A2" office:value-type="string">
            <text:p text:style-name="P130">dakotu</text:p>
          </table:table-cell>
          <table:table-cell table:style-name="表格12.A2" office:value-type="string">
            <text:p text:style-name="P131">199</text:p>
          </table:table-cell>
          <table:table-cell table:style-name="表格12.A2" office:value-type="string">
            <text:p text:style-name="P130">right<text:line-break/>(side)</text:p>
          </table:table-cell>
          <table:table-cell table:style-name="表格12.I2" office:value-type="string">
            <text:p text:style-name="P130">desyu</text:p>
          </table:table-cell>
        </table:table-row>
        <table:table-row table:style-name="表格12.6">
          <table:table-cell table:style-name="表格12.A2" office:value-type="string">
            <text:p text:style-name="P131">62</text:p>
          </table:table-cell>
          <table:table-cell table:style-name="表格12.A2" office:value-type="string">
            <text:p text:style-name="P130">skin<text:line-break/>(of a person)</text:p>
          </table:table-cell>
          <table:table-cell table:style-name="表格12.A2" office:value-type="string">
            <text:p text:style-name="P130">kone</text:p>
          </table:table-cell>
          <table:table-cell table:style-name="表格12.A2" office:value-type="string">
            <text:p text:style-name="P131">131</text:p>
          </table:table-cell>
          <table:table-cell table:style-name="表格12.A2" office:value-type="string">
            <text:p text:style-name="P130">to rub</text:p>
          </table:table-cell>
          <table:table-cell table:style-name="表格12.A2" office:value-type="string">
            <text:p text:style-name="P130">dyutyuku</text:p>
          </table:table-cell>
          <table:table-cell table:style-name="表格12.A2" office:value-type="string">
            <text:p text:style-name="P131">200</text:p>
          </table:table-cell>
          <table:table-cell table:style-name="表格12.A2" office:value-type="string">
            <text:p text:style-name="P130">left<text:line-break/>(side)</text:p>
          </table:table-cell>
          <table:table-cell table:style-name="表格12.I2" office:value-type="string">
            <text:p text:style-name="P130">kulyu</text:p>
          </table:table-cell>
        </table:table-row>
        <table:table-row table:style-name="表格12.6">
          <table:table-cell table:style-name="表格12.A2" office:value-type="string">
            <text:p text:style-name="P131">63</text:p>
          </table:table-cell>
          <table:table-cell table:style-name="表格12.A2" office:value-type="string">
            <text:p text:style-name="P130">meat<text:line-break/>(as in flesh)</text:p>
          </table:table-cell>
          <table:table-cell table:style-name="表格12.A2" office:value-type="string">
            <text:p text:style-name="P130">gigi</text:p>
          </table:table-cell>
          <table:table-cell table:style-name="表格12.A2" office:value-type="string">
            <text:p text:style-name="P131">132</text:p>
          </table:table-cell>
          <table:table-cell table:style-name="表格12.A2" office:value-type="string">
            <text:p text:style-name="P130">to wash</text:p>
          </table:table-cell>
          <table:table-cell table:style-name="表格12.A2" office:value-type="string">
            <text:p text:style-name="P130">nigu</text:p>
          </table:table-cell>
          <table:table-cell table:style-name="表格12.A2" office:value-type="string">
            <text:p text:style-name="P131">201</text:p>
          </table:table-cell>
          <table:table-cell table:style-name="表格12.A2" office:value-type="string">
            <text:p text:style-name="P130">at</text:p>
          </table:table-cell>
          <table:table-cell table:style-name="表格12.I2" office:value-type="string">
            <text:p text:style-name="P130">akyu</text:p>
          </table:table-cell>
        </table:table-row>
        <table:table-row table:style-name="表格12.4">
          <table:table-cell table:style-name="表格12.A2" office:value-type="string">
            <text:p text:style-name="P131">64</text:p>
          </table:table-cell>
          <table:table-cell table:style-name="表格12.A2" office:value-type="string">
            <text:p text:style-name="P130">blood</text:p>
          </table:table-cell>
          <table:table-cell table:style-name="表格12.A2" office:value-type="string">
            <text:p text:style-name="P130">ti</text:p>
          </table:table-cell>
          <table:table-cell table:style-name="表格12.A2" office:value-type="string">
            <text:p text:style-name="P131">133</text:p>
          </table:table-cell>
          <table:table-cell table:style-name="表格12.A2" office:value-type="string">
            <text:p text:style-name="P130">to wipe</text:p>
          </table:table-cell>
          <table:table-cell table:style-name="表格12.A2" office:value-type="string">
            <text:p text:style-name="P130">pwapwaku</text:p>
          </table:table-cell>
          <table:table-cell table:style-name="表格12.A2" office:value-type="string">
            <text:p text:style-name="P131">202</text:p>
          </table:table-cell>
          <table:table-cell table:style-name="表格12.A2" office:value-type="string">
            <text:p text:style-name="P130">in</text:p>
          </table:table-cell>
          <table:table-cell table:style-name="表格12.I2" office:value-type="string">
            <text:p text:style-name="P130">utyu</text:p>
          </table:table-cell>
        </table:table-row>
        <table:table-row table:style-name="表格12.4">
          <table:table-cell table:style-name="表格12.A2" office:value-type="string">
            <text:p text:style-name="P131">65</text:p>
          </table:table-cell>
          <table:table-cell table:style-name="表格12.A2" office:value-type="string">
            <text:p text:style-name="P130">bone</text:p>
          </table:table-cell>
          <table:table-cell table:style-name="表格12.A2" office:value-type="string">
            <text:p text:style-name="P130">poo</text:p>
          </table:table-cell>
          <table:table-cell table:style-name="表格12.A2" office:value-type="string">
            <text:p text:style-name="P131">134</text:p>
          </table:table-cell>
          <table:table-cell table:style-name="表格12.A2" office:value-type="string">
            <text:p text:style-name="P130">to pull</text:p>
          </table:table-cell>
          <table:table-cell table:style-name="表格12.A2" office:value-type="string">
            <text:p text:style-name="P130">hikyu</text:p>
          </table:table-cell>
          <table:table-cell table:style-name="表格12.A2" office:value-type="string">
            <text:p text:style-name="P131">203</text:p>
          </table:table-cell>
          <table:table-cell table:style-name="表格12.A2" office:value-type="string">
            <text:p text:style-name="P130">with<text:line-break/>(accompanying)</text:p>
          </table:table-cell>
          <table:table-cell table:style-name="表格12.I2" office:value-type="string">
            <text:p text:style-name="P130">ko</text:p>
          </table:table-cell>
        </table:table-row>
        <table:table-row table:style-name="表格12.6">
          <table:table-cell table:style-name="表格12.A2" office:value-type="string">
            <text:p text:style-name="P131">66</text:p>
          </table:table-cell>
          <table:table-cell table:style-name="表格12.A2" office:value-type="string">
            <text:p text:style-name="P130">fat<text:line-break/>(noun)</text:p>
          </table:table-cell>
          <table:table-cell table:style-name="表格12.A2" office:value-type="string">
            <text:p text:style-name="P130">abulo</text:p>
          </table:table-cell>
          <table:table-cell table:style-name="表格12.A2" office:value-type="string">
            <text:p text:style-name="P131">135</text:p>
          </table:table-cell>
          <table:table-cell table:style-name="表格12.A2" office:value-type="string">
            <text:p text:style-name="P130">to push</text:p>
          </table:table-cell>
          <table:table-cell table:style-name="表格12.A2" office:value-type="string">
            <text:p text:style-name="P130">midau</text:p>
          </table:table-cell>
          <table:table-cell table:style-name="表格12.A2" office:value-type="string">
            <text:p text:style-name="P131">204</text:p>
          </table:table-cell>
          <table:table-cell table:style-name="表格12.A2" office:value-type="string">
            <text:p text:style-name="P130">and</text:p>
          </table:table-cell>
          <table:table-cell table:style-name="表格12.I2" office:value-type="string">
            <text:p text:style-name="P130">ko</text:p>
          </table:table-cell>
        </table:table-row>
        <table:table-row table:style-name="表格12.4">
          <table:table-cell table:style-name="表格12.A2" office:value-type="string">
            <text:p text:style-name="P131">67</text:p>
          </table:table-cell>
          <table:table-cell table:style-name="表格12.A2" office:value-type="string">
            <text:p text:style-name="P130">egg</text:p>
          </table:table-cell>
          <table:table-cell table:style-name="表格12.A2" office:value-type="string">
            <text:p text:style-name="P130">oke</text:p>
          </table:table-cell>
          <table:table-cell table:style-name="表格12.A2" office:value-type="string">
            <text:p text:style-name="P131">136</text:p>
          </table:table-cell>
          <table:table-cell table:style-name="表格12.A2" office:value-type="string">
            <text:p text:style-name="P130">to throw</text:p>
          </table:table-cell>
          <table:table-cell table:style-name="表格12.A2" office:value-type="string">
            <text:p text:style-name="P130">syuku</text:p>
          </table:table-cell>
          <table:table-cell table:style-name="表格12.A2" office:value-type="string">
            <text:p text:style-name="P131">205</text:p>
          </table:table-cell>
          <table:table-cell table:style-name="表格12.A2" office:value-type="string">
            <text:p text:style-name="P130">if</text:p>
          </table:table-cell>
          <table:table-cell table:style-name="表格12.I2" office:value-type="string">
            <text:p text:style-name="P130">masi</text:p>
          </table:table-cell>
        </table:table-row>
        <table:table-row table:style-name="表格12.4">
          <table:table-cell table:style-name="表格12.A2" office:value-type="string">
            <text:p text:style-name="P131">68</text:p>
          </table:table-cell>
          <table:table-cell table:style-name="表格12.A2" office:value-type="string">
            <text:p text:style-name="P130">horn</text:p>
          </table:table-cell>
          <table:table-cell table:style-name="表格12.A2" office:value-type="string">
            <text:p text:style-name="P130">tunu</text:p>
          </table:table-cell>
          <table:table-cell table:style-name="表格12.A2" office:value-type="string">
            <text:p text:style-name="P131">137</text:p>
          </table:table-cell>
          <table:table-cell table:style-name="表格12.A2" office:value-type="string">
            <text:p text:style-name="P130">to tie</text:p>
          </table:table-cell>
          <table:table-cell table:style-name="表格12.A2" office:value-type="string">
            <text:p text:style-name="P130">kolikyu</text:p>
          </table:table-cell>
          <table:table-cell table:style-name="表格12.A2" office:value-type="string">
            <text:p text:style-name="P131">206</text:p>
          </table:table-cell>
          <table:table-cell table:style-name="表格12.A2" office:value-type="string">
            <text:p text:style-name="P130">because</text:p>
          </table:table-cell>
          <table:table-cell table:style-name="表格12.I2" office:value-type="string">
            <text:p text:style-name="P130">yoli</text:p>
          </table:table-cell>
        </table:table-row>
        <table:table-row table:style-name="表格12.2">
          <table:table-cell table:style-name="表格12.A2" office:value-type="string">
            <text:p text:style-name="P131">69</text:p>
          </table:table-cell>
          <table:table-cell table:style-name="表格12.A2" office:value-type="string">
            <text:p text:style-name="P130">tail</text:p>
          </table:table-cell>
          <table:table-cell table:style-name="表格12.A2" office:value-type="string">
            <text:p text:style-name="P130">ilo</text:p>
          </table:table-cell>
          <table:table-cell table:style-name="表格12.A2" office:value-type="string">
            <text:p text:style-name="P131">138</text:p>
          </table:table-cell>
          <table:table-cell table:style-name="表格12.A2" office:value-type="string">
            <text:p text:style-name="P130">to sew</text:p>
          </table:table-cell>
          <table:table-cell table:style-name="表格12.A2" office:value-type="string">
            <text:p text:style-name="P130">niu</text:p>
          </table:table-cell>
          <table:table-cell table:style-name="表格12.A2" office:value-type="string">
            <text:p text:style-name="P131">207</text:p>
          </table:table-cell>
          <table:table-cell table:style-name="表格12.A2" office:value-type="string">
            <text:p text:style-name="P130">name</text:p>
          </table:table-cell>
          <table:table-cell table:style-name="表格12.I2" office:value-type="string">
            <text:p text:style-name="P130">anamu</text:p>
          </table:table-cell>
        </table:table-row>
      </table:table>
      <text:p text:style-name="Standard"/>
      <text:p text:style-name="Heading_20_2">其他重要的詞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38">英語</text:p>
          </table:table-cell>
          <table:table-cell table:style-name="表格13.B1" office:value-type="string">
            <text:p text:style-name="P138">東原語</text:p>
          </table:table-cell>
        </table:table-row>
        <table:table-row table:style-name="表格13.1">
          <table:table-cell table:style-name="表格13.A2" office:value-type="string">
            <text:p text:style-name="P137">thing</text:p>
          </table:table-cell>
          <table:table-cell table:style-name="表格13.B2" office:value-type="string">
            <text:p text:style-name="P137">hi</text:p>
          </table:table-cell>
        </table:table-row>
        <table:table-row table:style-name="表格13.1">
          <table:table-cell table:style-name="表格13.A2" office:value-type="string">
            <text:p text:style-name="P137">place</text:p>
          </table:table-cell>
          <table:table-cell table:style-name="表格13.B2" office:value-type="string">
            <text:p text:style-name="P137">ma</text:p>
          </table:table-cell>
        </table:table-row>
        <table:table-row table:style-name="表格13.1">
          <table:table-cell table:style-name="表格13.A2" office:value-type="string">
            <text:p text:style-name="P137">time</text:p>
          </table:table-cell>
          <table:table-cell table:style-name="表格13.B2" office:value-type="string">
            <text:p text:style-name="P137">aga</text:p>
          </table:table-cell>
        </table:table-row>
        <table:table-row table:style-name="表格13.1">
          <table:table-cell table:style-name="表格13.A2" office:value-type="string">
            <text:p text:style-name="P137">to do, to make/do (+n.)</text:p>
          </table:table-cell>
          <table:table-cell table:style-name="表格13.B2" office:value-type="string">
            <text:p text:style-name="P137">ku</text:p>
          </table:table-cell>
        </table:table-row>
        <table:table-row table:style-name="表格13.1">
          <table:table-cell table:style-name="表格13.A2" office:value-type="string">
            <text:p text:style-name="P137">exist (be had)</text:p>
          </table:table-cell>
          <table:table-cell table:style-name="表格13.B2" office:value-type="string">
            <text:p text:style-name="P137">akyu</text:p>
          </table:table-cell>
        </table:table-row>
        <table:table-row table:style-name="表格13.1">
          <table:table-cell table:style-name="表格13.A2" office:value-type="string">
            <text:p text:style-name="P137">color</text:p>
          </table:table-cell>
          <table:table-cell table:style-name="表格13.B2" office:value-type="string">
            <text:p text:style-name="P137">lo</text:p>
          </table:table-cell>
        </table:table-row>
        <table:table-row table:style-name="表格13.1">
          <table:table-cell table:style-name="表格13.A2" office:value-type="string">
            <text:p text:style-name="P137">to jump</text:p>
          </table:table-cell>
          <table:table-cell table:style-name="表格13.B2" office:value-type="string">
            <text:p text:style-name="P137">lemu</text:p>
          </table:table-cell>
        </table:table-row>
        <table:table-row table:style-name="表格13.1">
          <table:table-cell table:style-name="表格13.A2" office:value-type="string">
            <text:p text:style-name="P137">interrogative particle</text:p>
          </table:table-cell>
          <table:table-cell table:style-name="表格13.B2" office:value-type="string">
            <text:p text:style-name="P137">ga</text:p>
          </table:table-cell>
        </table:table-row>
        <table:table-row table:style-name="表格13.1">
          <table:table-cell table:style-name="表格13.A2" office:value-type="string">
            <text:p text:style-name="P137">like, similar</text:p>
          </table:table-cell>
          <table:table-cell table:style-name="表格13.B2" office:value-type="string">
            <text:p text:style-name="P137">kosulu</text:p>
          </table:table-cell>
        </table:table-row>
      </table:table>
      <text:p text:style-name="Standard"/>
      <text:p text:style-name="Heading_20_2">漢文訓讀</text:p>
      <text:p text:style-name="P18">以下列出他們閱讀漢文<text:span text:style-name="T46">的方法，以「噫，我心如跳躍也。」為例。類似日語，東原人會在字的右下角加一、二、三……等下標數字來標注閱讀順序，稱為「序點」。當閱讀到兩標點符號間的一段話時，先讀未加序點的字，再依序讀其他的字。比如：</text:span></text:p>
      <text:p text:style-name="P25"><text:span text:style-name="Rubies"><text:span text:style-name="T15">噫，我心如</text:span></text:span><text:span text:style-name="Rubies"><text:span text:style-name="T47">一</text:span></text:span><text:span text:style-name="Rubies"><text:span text:style-name="T15">跳躍也</text:span></text:span><text:span text:style-name="Rubies"><text:span text:style-name="T47">二</text:span></text:span><text:span text:style-name="Rubies"><text:span text:style-name="T15">。</text:span></text:span></text:p>
      <text:p text:style-name="P25"><text:span text:style-name="Rubies"><text:span text:style-name="T15">就應該讀為「噫，我心跳躍如也。」</text:span></text:span></text:p>
      <text:p text:style-name="P26"><text:span text:style-name="Rubies"><text:span text:style-name="T15">對於有些生難字或初學者，可視需要加上該字的同義詞發音（猶言訓讀）或是漢字讀音，然標注的內容應保持一致。古代標鄉字，</text:span></text:span><text:span text:style-name="Rubies"><text:span text:style-name="T16">十七</text:span></text:span><text:span text:style-name="Rubies"><text:span text:style-name="T15">世紀後改用拉丁字。標注訓讀則如下：</text:span></text:span></text:p>
      <text:p text:style-name="Text_20_body"><text:ruby text:style-name="Ru1"><text:ruby-base><text:span text:style-name="Rubies"><text:span text:style-name="T55">噫</text:span></text:span></text:ruby-base><text:ruby-text>ai</text:ruby-text></text:ruby><text:span text:style-name="Rubies"><text:span text:style-name="T55">，</text:span></text:span><text:ruby text:style-name="Ru1"><text:ruby-base><text:span text:style-name="Rubies"><text:span text:style-name="T55">我</text:span></text:span></text:ruby-base><text:ruby-text>me </text:ruby-text></text:ruby><text:ruby text:style-name="Ru1"><text:ruby-base><text:span text:style-name="Rubies"><text:span text:style-name="T55">心</text:span></text:span></text:ruby-base><text:ruby-text>kolo </text:ruby-text></text:ruby><text:ruby text:style-name="Ru1"><text:ruby-base><text:span text:style-name="Rubies"><text:span text:style-name="T55">如</text:span></text:span></text:ruby-base><text:ruby-text>kosulu</text:ruby-text></text:ruby><text:span text:style-name="Rubies"><text:span text:style-name="T49">一</text:span></text:span><text:ruby text:style-name="Ru1"><text:ruby-base><text:span text:style-name="Rubies"><text:span text:style-name="T55">跳</text:span></text:span></text:ruby-base><text:ruby-text>lemu </text:ruby-text></text:ruby><text:ruby text:style-name="Ru1"><text:ruby-base><text:span text:style-name="Rubies"><text:span text:style-name="T55">躍</text:span></text:span></text:ruby-base><text:ruby-text>lemu</text:ruby-text></text:ruby><text:ruby text:style-name="Ru1"><text:ruby-base><text:span text:style-name="Rubies"><text:span text:style-name="T55">也</text:span></text:span></text:ruby-base><text:ruby-text>ya</text:ruby-text></text:ruby><text:span text:style-name="Rubies"><text:span text:style-name="T49">二</text:span></text:span><text:span text:style-name="Rubies"><text:span text:style-name="T55">。</text:span></text:span></text:p>
      <text:p text:style-name="Text_20_body"><text:soft-page-break/><text:span text:style-name="Rubies"><text:span text:style-name="T54">到此，我們可將訓讀字依序點讀法（噫，我心跳躍如也）重新排列，如下：</text:span></text:span></text:p>
      <text:p text:style-name="Text_20_body"><text:span text:style-name="Rubies"><text:span text:style-name="T50">Ai, me kolo lemu lemu kosulu ya</text:span></text:span><text:span text:style-name="Rubies"><text:span text:style-name="T54">.</text:span></text:span></text:p>
      <text:p text:style-name="Text_20_body"><text:span text:style-name="Rubies"><text:span text:style-name="T55">補上助詞、助動詞等詞彙，並改變語尾變化後，可以翻成：</text:span></text:span></text:p>
      <text:p text:style-name="Text_20_body"><text:span text:style-name="Rubies"><text:span text:style-name="T51">Ai</text:span></text:span><text:span text:style-name="Rubies"><text:span text:style-name="T55">, </text:span></text:span><text:span text:style-name="Rubies"><text:span text:style-name="T51">me</text:span></text:span><text:span text:style-name="Rubies"><text:span text:style-name="T55"> gu </text:span></text:span><text:span text:style-name="Rubies"><text:span text:style-name="T51">kolo</text:span></text:span><text:span text:style-name="Rubies"><text:span text:style-name="T55"> i </text:span></text:span><text:span text:style-name="Rubies"><text:span text:style-name="T51">lemeleme</text:span></text:span><text:span text:style-name="Rubies"><text:span text:style-name="T55">ge-hi lo </text:span></text:span><text:span text:style-name="Rubies"><text:span text:style-name="T51">kosuli</text:span></text:span><text:span text:style-name="Rubies"><text:span text:style-name="T55"> </text:span></text:span><text:span text:style-name="Rubies"><text:span text:style-name="T51">ya</text:span></text:span><text:span text:style-name="Rubies"><text:span text:style-name="T55">.</text:span></text:span></text:p>
      <text:p text:style-name="Text_20_body"><text:span text:style-name="Rubies"><text:span text:style-name="T55">（直譯</text:span></text:span><text:span text:style-name="Rubies"><text:span text:style-name="T56">：</text:span></text:span><text:span text:style-name="Rubies"><text:span text:style-name="T55">噯，我的心像正跳跳之事也）。</text:span></text:span></text:p>
      <text:p text:style-name="Text_20_body"><text:span text:style-name="Rubies"><text:span text:style-name="T58">比較日文（摘自</text:span></text:span><text:span text:style-name="Rubies"><text:span text:style-name="T17">Nico</text:span></text:span><text:span text:style-name="Rubies"><text:span text:style-name="T58">大百科）：</text:span></text:span></text:p>
      <text:p text:style-name="Text_20_body"><text:ruby text:style-name="Ru1"><text:ruby-base><text:span text:style-name="Rubies"><text:span text:style-name="T57">噫</text:span></text:span></text:ruby-base><text:ruby-text>ああ</text:ruby-text></text:ruby><text:span text:style-name="Rubies"><text:span text:style-name="T57">、</text:span></text:span><text:ruby text:style-name="Ru1"><text:ruby-base><text:span text:style-name="Rubies"><text:span text:style-name="T57">我</text:span></text:span></text:ruby-base><text:ruby-text>わ</text:ruby-text></text:ruby><text:span text:style-name="Rubies"><text:span text:style-name="T52">ガ</text:span></text:span><text:ruby text:style-name="Ru1"><text:ruby-base><text:span text:style-name="Rubies"><text:span text:style-name="T57">心</text:span></text:span></text:ruby-base><text:ruby-text>こころ</text:ruby-text></text:ruby><text:span text:style-name="Rubies"><text:span text:style-name="T52">ハ</text:span></text:span><text:ruby text:style-name="Ru1"><text:ruby-base><text:span text:style-name="Rubies"><text:span text:style-name="T57">如</text:span></text:span></text:ruby-base><text:ruby-text>ごと</text:ruby-text></text:ruby><text:span text:style-name="Rubies"><text:span text:style-name="T48">レ</text:span></text:span><text:span text:style-name="Rubies"><text:span text:style-name="T52">キ</text:span></text:span><text:ruby text:style-name="Ru1"><text:ruby-base><text:span text:style-name="Rubies"><text:span text:style-name="T57">跳</text:span></text:span></text:ruby-base><text:ruby-text>は</text:ruby-text></text:ruby><text:span text:style-name="Rubies"><text:span text:style-name="T48">レ</text:span></text:span><text:span text:style-name="Rubies"><text:span text:style-name="T52">ネルガ</text:span></text:span><text:ruby text:style-name="Ru1"><text:ruby-base><text:span text:style-name="Rubies"><text:span text:style-name="T57">躍</text:span></text:span></text:ruby-base><text:ruby-text>おど</text:ruby-text></text:ruby><text:span text:style-name="Rubies"><text:span text:style-name="T52">リ</text:span></text:span><text:span text:style-name="Rubies"><text:span text:style-name="T57">也。 </text:span></text:span></text:p>
      <text:p text:style-name="Text_20_body"><text:span text:style-name="Rubies"><text:span text:style-name="T57">アア、ワガ　ココロハ　オドリハネルガ　ゴトキ　ヤ（ああ、我が心は踊り跳ねるが如きや）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swiss"/>
    <style:font-face style:name="FreeSans1" svg:font-family="FreeSans" style:font-family-generic="swiss"/>
    <style:font-face style:name="AR PL UMing TW" svg:font-family="'AR PL UMing TW'" style:font-pitch="variable"/>
    <style:font-face style:name="IPAPMincho" svg:font-family="IPAPMincho" style:font-pitch="variable"/>
    <style:font-face style:name="FreeSerif1" svg:font-family="FreeSerif" style:font-family-generic="roman" style:font-pitch="variable"/>
    <style:font-face style:name="FreeSerif" svg:font-family="FreeSerif" style:font-adornments="標準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Noto Sans CJK TC Bold" svg:font-family="'Noto Sans CJK TC Bold'" style:font-family-generic="swiss" style:font-pitch="variable"/>
    <style:font-face style:name="Noto Sans CJK TC DemiLight" svg:font-family="'Noto Sans CJK TC DemiLight'" style:font-family-generic="swiss" style:font-pitch="variable"/>
    <style:font-face style:name="AR PL UMing TW1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 PL UMing TW1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FreeSerif" fo:font-family="FreeSerif" style:font-style-name="標準" style:font-family-generic="roman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style:font-name="FreeSerif" fo:font-family="FreeSerif" style:font-style-name="標準" style:font-family-generic="roman" style:font-pitch="variable" fo:font-size="10pt" style:text-underline-style="none" fo:background-color="transparent" style:font-size-asian="7pt" style:font-weight-asian="normal" style:font-size-complex="6pt" style:text-emphasiz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23:59:21.418115600</meta:creation-date>
    <meta:editing-duration>P0D</meta:editing-duration>
    <meta:editing-cycles>1</meta:editing-cycles>
    <meta:generator>LibreOffice/5.0.3.2$Linux_X86_64 LibreOffice_project/00m0$Build-2</meta:generator>
    <meta:document-statistic meta:table-count="13" meta:image-count="0" meta:object-count="0" meta:page-count="14" meta:paragraph-count="1672" meta:word-count="5027" meta:character-count="9027" meta:non-whitespace-character-count="8685"/>
  </office:meta>
</office:document-meta>
</file>